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imer clk</text:p>
          </table:table-cell>
          <table:table-cell table:style-name="ce1" office:value-type="float" office:value="24000000" calcext:value-type="float">
            <text:p>2.40E+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tion</text:p>
          </table:table-cell>
          <table:table-cell table:formula="of:=1/[.B1]*[.B2]" office:value-type="float" office:value="0.00000533333333333333" calcext:value-type="float">
            <text:p>5.33333333333333E-00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ounded values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Cnt_value</text:p>
          </table:table-cell>
          <table:table-cell office:value-type="string" calcext:value-type="string">
            <text:p>MIDI</text:p>
          </table:table-cell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Cnt_value</text:p>
          </table:table-cell>
          <table:table-cell office:value-type="string" calcext:value-type="string">
            <text:p>MIDI</text:p>
          </table:table-cell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t</text:p>
          </table:table-cell>
          <table:table-cell/>
          <table:table-cell table:formula="of:=ROUND([.A6])" office:value-type="float" office:value="0" calcext:value-type="float">
            <text:p>0</text:p>
          </table:table-cell>
          <table:table-cell table:formula="of:=[.B6]" office:value-type="float" office:value="0" calcext:value-type="float">
            <text:p>0</text:p>
          </table:table-cell>
          <table:table-cell office:value-type="string" calcext:value-type="string">
            <text:p>rest</text:p>
          </table:table-cell>
          <table:table-cell/>
          <table:table-cell table:number-columns-repeated="2" office:value-type="string" calcext:value-type="string">
            <text:p>rest</text:p>
          </table:table-cell>
        </table:table-row>
        <table:table-row table:style-name="ro1">
          <table:table-cell table:formula="of:=1/[.C7]/[.$B$3]" office:value-type="float" office:value="21646.3779813845" calcext:value-type="float">
            <text:p>21646.3779813845</text:p>
          </table:table-cell>
          <table:table-cell office:value-type="float" office:value="1" calcext:value-type="float">
            <text:p>1</text:p>
          </table:table-cell>
          <table:table-cell table:formula="of:=440*2^([.B7]/12)/2^(69/12)" office:value-type="float" office:value="8.66195721802725" calcext:value-type="float">
            <text:p>8.661957218</text:p>
          </table:table-cell>
          <table:table-cell/>
          <table:table-cell table:formula="of:=ROUND([.A7])" office:value-type="float" office:value="21646" calcext:value-type="float">
            <text:p>21646</text:p>
          </table:table-cell>
          <table:table-cell table:formula="of:=[.B7]" office:value-type="float" office:value="1" calcext:value-type="float">
            <text:p>1</text:p>
          </table:table-cell>
          <table:table-cell table:formula="of:=1/[.$B$3]/[.E7]" office:value-type="float" office:value="8.66210847269703" calcext:value-type="float">
            <text:p>8.6621084727</text:p>
          </table:table-cell>
          <table:table-cell/>
          <table:table-cell table:formula="of:=[.G7]-[.C7]" office:value-type="float" office:value="0.000151254669779277" calcext:value-type="float">
            <text:p>0.0001512547</text:p>
          </table:table-cell>
          <table:table-cell table:formula="of:=([.G7]/[.C7]-1)*100" office:value-type="float" office:value="0.00174619506851936" calcext:value-type="float">
            <text:p>0.0017461951</text:p>
          </table:table-cell>
        </table:table-row>
        <table:table-row table:style-name="ro1">
          <table:table-cell table:formula="of:=1/[.C8]/[.$B$3]" office:value-type="float" office:value="20431.4601392275" calcext:value-type="float">
            <text:p>20431.4601392275</text:p>
          </table:table-cell>
          <table:table-cell office:value-type="float" office:value="2" calcext:value-type="float">
            <text:p>2</text:p>
          </table:table-cell>
          <table:table-cell table:formula="of:=440*2^([.B8]/12)/2^(69/12)" office:value-type="float" office:value="9.17702399741899" calcext:value-type="float">
            <text:p>9.1770239974</text:p>
          </table:table-cell>
          <table:table-cell/>
          <table:table-cell table:formula="of:=ROUND([.A8])" office:value-type="float" office:value="20431" calcext:value-type="float">
            <text:p>20431</text:p>
          </table:table-cell>
          <table:table-cell table:formula="of:=[.B8]" office:value-type="float" office:value="2" calcext:value-type="float">
            <text:p>2</text:p>
          </table:table-cell>
          <table:table-cell table:formula="of:=1/[.$B$3]/[.E8]" office:value-type="float" office:value="9.17723067887034" calcext:value-type="float">
            <text:p>9.1772306789</text:p>
          </table:table-cell>
          <table:table-cell/>
          <table:table-cell table:formula="of:=[.G8]-[.C8]" office:value-type="float" office:value="0.000206681451357937" calcext:value-type="float">
            <text:p>0.0002066815</text:p>
          </table:table-cell>
          <table:table-cell table:formula="of:=([.G8]/[.C8]-1)*100" office:value-type="float" office:value="0.00225216204530199" calcext:value-type="float">
            <text:p>0.002252162</text:p>
          </table:table-cell>
        </table:table-row>
        <table:table-row table:style-name="ro1">
          <table:table-cell table:formula="of:=1/[.C9]/[.$B$3]" office:value-type="float" office:value="19284.7303959968" calcext:value-type="float">
            <text:p>19284.7303959968</text:p>
          </table:table-cell>
          <table:table-cell office:value-type="float" office:value="3" calcext:value-type="float">
            <text:p>3</text:p>
          </table:table-cell>
          <table:table-cell table:formula="of:=440*2^([.B9]/12)/2^(69/12)" office:value-type="float" office:value="9.72271824131503" calcext:value-type="float">
            <text:p>9.7227182413</text:p>
          </table:table-cell>
          <table:table-cell/>
          <table:table-cell table:formula="of:=ROUND([.A9])" office:value-type="float" office:value="19285" calcext:value-type="float">
            <text:p>19285</text:p>
          </table:table-cell>
          <table:table-cell table:formula="of:=[.B9]" office:value-type="float" office:value="3" calcext:value-type="float">
            <text:p>3</text:p>
          </table:table-cell>
          <table:table-cell table:formula="of:=1/[.$B$3]/[.E9]" office:value-type="float" office:value="9.72258231786362" calcext:value-type="float">
            <text:p>9.7225823179</text:p>
          </table:table-cell>
          <table:table-cell/>
          <table:table-cell table:formula="of:=[.G9]-[.C9]" office:value-type="float" office:value="-0.000135923451404452" calcext:value-type="float">
            <text:p>-0.0001359235</text:p>
          </table:table-cell>
          <table:table-cell table:formula="of:=([.G9]/[.C9]-1)*100" office:value-type="float" office:value="-0.00139799846123889" calcext:value-type="float">
            <text:p>-0.0013979985</text:p>
          </table:table-cell>
        </table:table-row>
        <table:table-row table:style-name="ro1">
          <table:table-cell table:formula="of:=1/[.C10]/[.$B$3]" office:value-type="float" office:value="18202.3616477732" calcext:value-type="float">
            <text:p>18202.3616477732</text:p>
          </table:table-cell>
          <table:table-cell office:value-type="float" office:value="4" calcext:value-type="float">
            <text:p>4</text:p>
          </table:table-cell>
          <table:table-cell table:formula="of:=440*2^([.B10]/12)/2^(69/12)" office:value-type="float" office:value="10.3008611535272" calcext:value-type="float">
            <text:p>10.3008611535</text:p>
          </table:table-cell>
          <table:table-cell/>
          <table:table-cell table:formula="of:=ROUND([.A10])" office:value-type="float" office:value="18202" calcext:value-type="float">
            <text:p>18202</text:p>
          </table:table-cell>
          <table:table-cell table:formula="of:=[.B10]" office:value-type="float" office:value="4" calcext:value-type="float">
            <text:p>4</text:p>
          </table:table-cell>
          <table:table-cell table:formula="of:=1/[.$B$3]/[.E10]" office:value-type="float" office:value="10.3010658169432" calcext:value-type="float">
            <text:p>10.3010658169</text:p>
          </table:table-cell>
          <table:table-cell/>
          <table:table-cell table:formula="of:=[.G10]-[.C10]" office:value-type="float" office:value="0.000204663416008444" calcext:value-type="float">
            <text:p>0.0002046634</text:p>
          </table:table-cell>
          <table:table-cell table:formula="of:=([.G10]/[.C10]-1)*100" office:value-type="float" office:value="0.00198685734094095" calcext:value-type="float">
            <text:p>0.0019868573</text:p>
          </table:table-cell>
        </table:table-row>
        <table:table-row table:style-name="ro1">
          <table:table-cell table:formula="of:=1/[.C11]/[.$B$3]" office:value-type="float" office:value="17180.7415894755" calcext:value-type="float">
            <text:p>17180.7415894755</text:p>
          </table:table-cell>
          <table:table-cell office:value-type="float" office:value="5" calcext:value-type="float">
            <text:p>5</text:p>
          </table:table-cell>
          <table:table-cell table:formula="of:=440*2^([.B11]/12)/2^(69/12)" office:value-type="float" office:value="10.9133822322814" calcext:value-type="float">
            <text:p>10.9133822323</text:p>
          </table:table-cell>
          <table:table-cell/>
          <table:table-cell table:formula="of:=ROUND([.A11])" office:value-type="float" office:value="17181" calcext:value-type="float">
            <text:p>17181</text:p>
          </table:table-cell>
          <table:table-cell table:formula="of:=[.B11]" office:value-type="float" office:value="5" calcext:value-type="float">
            <text:p>5</text:p>
          </table:table-cell>
          <table:table-cell table:formula="of:=1/[.$B$3]/[.E11]" office:value-type="float" office:value="10.9132180897503" calcext:value-type="float">
            <text:p>10.9132180898</text:p>
          </table:table-cell>
          <table:table-cell/>
          <table:table-cell table:formula="of:=[.G11]-[.C11]" office:value-type="float" office:value="-0.000164142531067668" calcext:value-type="float">
            <text:p>-0.0001641425</text:p>
          </table:table-cell>
          <table:table-cell table:formula="of:=([.G11]/[.C11]-1)*100" office:value-type="float" office:value="-0.00150404821872563" calcext:value-type="float">
            <text:p>-0.0015040482</text:p>
          </table:table-cell>
        </table:table-row>
        <table:table-row table:style-name="ro1">
          <table:table-cell table:formula="of:=1/[.C12]/[.$B$3]" office:value-type="float" office:value="16216.460659128" calcext:value-type="float">
            <text:p>16216.460659128</text:p>
          </table:table-cell>
          <table:table-cell office:value-type="float" office:value="6" calcext:value-type="float">
            <text:p>6</text:p>
          </table:table-cell>
          <table:table-cell table:formula="of:=440*2^([.B12]/12)/2^(69/12)" office:value-type="float" office:value="11.5623257097386" calcext:value-type="float">
            <text:p>11.5623257097</text:p>
          </table:table-cell>
          <table:table-cell/>
          <table:table-cell table:formula="of:=ROUND([.A12])" office:value-type="float" office:value="16216" calcext:value-type="float">
            <text:p>16216</text:p>
          </table:table-cell>
          <table:table-cell table:formula="of:=[.B12]" office:value-type="float" office:value="6" calcext:value-type="float">
            <text:p>6</text:p>
          </table:table-cell>
          <table:table-cell table:formula="of:=1/[.$B$3]/[.E12]" office:value-type="float" office:value="11.5626541687222" calcext:value-type="float">
            <text:p>11.5626541687</text:p>
          </table:table-cell>
          <table:table-cell/>
          <table:table-cell table:formula="of:=[.G12]-[.C12]" office:value-type="float" office:value="0.000328458983672064" calcext:value-type="float">
            <text:p>0.000328459</text:p>
          </table:table-cell>
          <table:table-cell table:formula="of:=([.G12]/[.C12]-1)*100" office:value-type="float" office:value="0.00284076916632348" calcext:value-type="float">
            <text:p>0.0028407692</text:p>
          </table:table-cell>
        </table:table-row>
        <table:table-row table:style-name="ro1">
          <table:table-cell table:formula="of:=1/[.C13]/[.$B$3]" office:value-type="float" office:value="15306.3006587642" calcext:value-type="float">
            <text:p>15306.3006587642</text:p>
          </table:table-cell>
          <table:table-cell office:value-type="float" office:value="7" calcext:value-type="float">
            <text:p>7</text:p>
          </table:table-cell>
          <table:table-cell table:formula="of:=440*2^([.B13]/12)/2^(69/12)" office:value-type="float" office:value="12.2498573744297" calcext:value-type="float">
            <text:p>12.2498573744</text:p>
          </table:table-cell>
          <table:table-cell/>
          <table:table-cell table:formula="of:=ROUND([.A13])" office:value-type="float" office:value="15306" calcext:value-type="float">
            <text:p>15306</text:p>
          </table:table-cell>
          <table:table-cell table:formula="of:=[.B13]" office:value-type="float" office:value="7" calcext:value-type="float">
            <text:p>7</text:p>
          </table:table-cell>
          <table:table-cell table:formula="of:=1/[.$B$3]/[.E13]" office:value-type="float" office:value="12.250098000784" calcext:value-type="float">
            <text:p>12.2500980008</text:p>
          </table:table-cell>
          <table:table-cell/>
          <table:table-cell table:formula="of:=[.G13]-[.C13]" office:value-type="float" office:value="0.000240626354340634" calcext:value-type="float">
            <text:p>0.0002406264</text:p>
          </table:table-cell>
          <table:table-cell table:formula="of:=([.G13]/[.C13]-1)*100" office:value-type="float" office:value="0.0019643196405017" calcext:value-type="float">
            <text:p>0.0019643196</text:p>
          </table:table-cell>
        </table:table-row>
        <table:table-row table:style-name="ro1">
          <table:table-cell table:formula="of:=1/[.C14]/[.$B$3]" office:value-type="float" office:value="14447.2240139904" calcext:value-type="float">
            <text:p>14447.2240139904</text:p>
          </table:table-cell>
          <table:table-cell office:value-type="float" office:value="8" calcext:value-type="float">
            <text:p>8</text:p>
          </table:table-cell>
          <table:table-cell table:formula="of:=440*2^([.B14]/12)/2^(69/12)" office:value-type="float" office:value="12.9782717993733" calcext:value-type="float">
            <text:p>12.9782717994</text:p>
          </table:table-cell>
          <table:table-cell/>
          <table:table-cell table:formula="of:=ROUND([.A14])" office:value-type="float" office:value="14447" calcext:value-type="float">
            <text:p>14447</text:p>
          </table:table-cell>
          <table:table-cell table:formula="of:=[.B14]" office:value-type="float" office:value="8" calcext:value-type="float">
            <text:p>8</text:p>
          </table:table-cell>
          <table:table-cell table:formula="of:=1/[.$B$3]/[.E14]" office:value-type="float" office:value="12.9784730393853" calcext:value-type="float">
            <text:p>12.9784730394</text:p>
          </table:table-cell>
          <table:table-cell/>
          <table:table-cell table:formula="of:=[.G14]-[.C14]" office:value-type="float" office:value="0.000201240012051684" calcext:value-type="float">
            <text:p>0.00020124</text:p>
          </table:table-cell>
          <table:table-cell table:formula="of:=([.G14]/[.C14]-1)*100" office:value-type="float" office:value="0.00155059175184213" calcext:value-type="float">
            <text:p>0.0015505918</text:p>
          </table:table-cell>
        </table:table-row>
        <table:table-row table:style-name="ro1">
          <table:table-cell table:formula="of:=1/[.C15]/[.$B$3]" office:value-type="float" office:value="13636.3636363636" calcext:value-type="float">
            <text:p>13636.3636363636</text:p>
          </table:table-cell>
          <table:table-cell office:value-type="float" office:value="9" calcext:value-type="float">
            <text:p>9</text:p>
          </table:table-cell>
          <table:table-cell table:formula="of:=440*2^([.B15]/12)/2^(69/12)" office:value-type="float" office:value="13.75" calcext:value-type="float">
            <text:p>13.75</text:p>
          </table:table-cell>
          <table:table-cell/>
          <table:table-cell table:formula="of:=ROUND([.A15])" office:value-type="float" office:value="13636" calcext:value-type="float">
            <text:p>13636</text:p>
          </table:table-cell>
          <table:table-cell table:formula="of:=[.B15]" office:value-type="float" office:value="9" calcext:value-type="float">
            <text:p>9</text:p>
          </table:table-cell>
          <table:table-cell table:formula="of:=1/[.$B$3]/[.E15]" office:value-type="float" office:value="13.7503666764447" calcext:value-type="float">
            <text:p>13.7503666764</text:p>
          </table:table-cell>
          <table:table-cell/>
          <table:table-cell table:formula="of:=[.G15]-[.C15]" office:value-type="float" office:value="0.000366676444704339" calcext:value-type="float">
            <text:p>0.0003666764</text:p>
          </table:table-cell>
          <table:table-cell table:formula="of:=([.G15]/[.C15]-1)*100" office:value-type="float" office:value="0.00266673777966631" calcext:value-type="float">
            <text:p>0.0026667378</text:p>
          </table:table-cell>
        </table:table-row>
        <table:table-row table:style-name="ro1">
          <table:table-cell table:formula="of:=1/[.C16]/[.$B$3]" office:value-type="float" office:value="12871.0133547504" calcext:value-type="float">
            <text:p>12871.0133547504</text:p>
          </table:table-cell>
          <table:table-cell office:value-type="float" office:value="10" calcext:value-type="float">
            <text:p>10</text:p>
          </table:table-cell>
          <table:table-cell table:formula="of:=440*2^([.B16]/12)/2^(69/12)" office:value-type="float" office:value="14.5676175474403" calcext:value-type="float">
            <text:p>14.5676175474</text:p>
          </table:table-cell>
          <table:table-cell/>
          <table:table-cell table:formula="of:=ROUND([.A16])" office:value-type="float" office:value="12871" calcext:value-type="float">
            <text:p>12871</text:p>
          </table:table-cell>
          <table:table-cell table:formula="of:=[.B16]" office:value-type="float" office:value="10" calcext:value-type="float">
            <text:p>10</text:p>
          </table:table-cell>
          <table:table-cell table:formula="of:=1/[.$B$3]/[.E16]" office:value-type="float" office:value="14.5676326625748" calcext:value-type="float">
            <text:p>14.5676326626</text:p>
          </table:table-cell>
          <table:table-cell/>
          <table:table-cell table:formula="of:=[.G16]-[.C16]" office:value-type="float" office:value="0.0000151151344702782" calcext:value-type="float">
            <text:p>1.51151344702782E-005</text:p>
          </table:table-cell>
          <table:table-cell table:formula="of:=([.G16]/[.C16]-1)*100" office:value-type="float" office:value="0.000103758452074665" calcext:value-type="float">
            <text:p>0.0001037585</text:p>
          </table:table-cell>
        </table:table-row>
        <table:table-row table:style-name="ro1">
          <table:table-cell table:formula="of:=1/[.C17]/[.$B$3]" office:value-type="float" office:value="12148.6188837319" calcext:value-type="float">
            <text:p>12148.6188837319</text:p>
          </table:table-cell>
          <table:table-cell office:value-type="float" office:value="11" calcext:value-type="float">
            <text:p>11</text:p>
          </table:table-cell>
          <table:table-cell table:formula="of:=440*2^([.B17]/12)/2^(69/12)" office:value-type="float" office:value="15.4338531642539" calcext:value-type="float">
            <text:p>15.4338531643</text:p>
          </table:table-cell>
          <table:table-cell/>
          <table:table-cell table:formula="of:=ROUND([.A17])" office:value-type="float" office:value="12149" calcext:value-type="float">
            <text:p>12149</text:p>
          </table:table-cell>
          <table:table-cell table:formula="of:=[.B17]" office:value-type="float" office:value="11" calcext:value-type="float">
            <text:p>11</text:p>
          </table:table-cell>
          <table:table-cell table:formula="of:=1/[.$B$3]/[.E17]" office:value-type="float" office:value="15.4333690015639" calcext:value-type="float">
            <text:p>15.4333690016</text:p>
          </table:table-cell>
          <table:table-cell/>
          <table:table-cell table:formula="of:=[.G17]-[.C17]" office:value-type="float" office:value="-0.000484162689964762" calcext:value-type="float">
            <text:p>-0.0004841627</text:p>
          </table:table-cell>
          <table:table-cell table:formula="of:=([.G17]/[.C17]-1)*100" office:value-type="float" office:value="-0.00313701759898644" calcext:value-type="float">
            <text:p>-0.0031370176</text:p>
          </table:table-cell>
        </table:table-row>
        <table:table-row table:style-name="ro1">
          <table:table-cell table:formula="of:=1/[.C18]/[.$B$3]" office:value-type="float" office:value="11466.7692989143" calcext:value-type="float">
            <text:p>11466.7692989143</text:p>
          </table:table-cell>
          <table:table-cell office:value-type="float" office:value="12" calcext:value-type="float">
            <text:p>12</text:p>
          </table:table-cell>
          <table:table-cell table:formula="of:=440*2^([.B18]/12)/2^(69/12)" office:value-type="float" office:value="16.3515978312874" calcext:value-type="float">
            <text:p>16.3515978313</text:p>
          </table:table-cell>
          <table:table-cell/>
          <table:table-cell table:formula="of:=ROUND([.A18])" office:value-type="float" office:value="11467" calcext:value-type="float">
            <text:p>11467</text:p>
          </table:table-cell>
          <table:table-cell table:formula="of:=[.B18]" office:value-type="float" office:value="12" calcext:value-type="float">
            <text:p>12</text:p>
          </table:table-cell>
          <table:table-cell table:formula="of:=1/[.$B$3]/[.E18]" office:value-type="float" office:value="16.3512688584634" calcext:value-type="float">
            <text:p>16.3512688585</text:p>
          </table:table-cell>
          <table:table-cell/>
          <table:table-cell table:formula="of:=[.G18]-[.C18]" office:value-type="float" office:value="-0.00032897282399702" calcext:value-type="float">
            <text:p>-0.0003289728</text:p>
          </table:table-cell>
          <table:table-cell table:formula="of:=([.G18]/[.C18]-1)*100" office:value-type="float" office:value="-0.00201186958846966" calcext:value-type="float">
            <text:p>-0.0020118696</text:p>
          </table:table-cell>
        </table:table-row>
        <table:table-row table:style-name="ro1">
          <table:table-cell table:formula="of:=1/[.C19]/[.$B$3]" office:value-type="float" office:value="10823.1889906923" calcext:value-type="float">
            <text:p>10823.1889906923</text:p>
          </table:table-cell>
          <table:table-cell office:value-type="float" office:value="13" calcext:value-type="float">
            <text:p>13</text:p>
          </table:table-cell>
          <table:table-cell table:formula="of:=440*2^([.B19]/12)/2^(69/12)" office:value-type="float" office:value="17.3239144360545" calcext:value-type="float">
            <text:p>17.3239144361</text:p>
          </table:table-cell>
          <table:table-cell/>
          <table:table-cell table:formula="of:=ROUND([.A19])" office:value-type="float" office:value="10823" calcext:value-type="float">
            <text:p>10823</text:p>
          </table:table-cell>
          <table:table-cell table:formula="of:=[.B19]" office:value-type="float" office:value="13" calcext:value-type="float">
            <text:p>13</text:p>
          </table:table-cell>
          <table:table-cell table:formula="of:=1/[.$B$3]/[.E19]" office:value-type="float" office:value="17.3242169453941" calcext:value-type="float">
            <text:p>17.3242169454</text:p>
          </table:table-cell>
          <table:table-cell/>
          <table:table-cell table:formula="of:=[.G19]-[.C19]" office:value-type="float" office:value="0.000302509339558554" calcext:value-type="float">
            <text:p>0.0003025093</text:p>
          </table:table-cell>
          <table:table-cell table:formula="of:=([.G19]/[.C19]-1)*100" office:value-type="float" office:value="0.00174619506851936" calcext:value-type="float">
            <text:p>0.0017461951</text:p>
          </table:table-cell>
        </table:table-row>
        <table:table-row table:style-name="ro1">
          <table:table-cell table:formula="of:=1/[.C20]/[.$B$3]" office:value-type="float" office:value="10215.7300696137" calcext:value-type="float">
            <text:p>10215.7300696137</text:p>
          </table:table-cell>
          <table:table-cell office:value-type="float" office:value="14" calcext:value-type="float">
            <text:p>14</text:p>
          </table:table-cell>
          <table:table-cell table:formula="of:=440*2^([.B20]/12)/2^(69/12)" office:value-type="float" office:value="18.354047994838" calcext:value-type="float">
            <text:p>18.3540479948</text:p>
          </table:table-cell>
          <table:table-cell/>
          <table:table-cell table:formula="of:=ROUND([.A20])" office:value-type="float" office:value="10216" calcext:value-type="float">
            <text:p>10216</text:p>
          </table:table-cell>
          <table:table-cell table:formula="of:=[.B20]" office:value-type="float" office:value="14" calcext:value-type="float">
            <text:p>14</text:p>
          </table:table-cell>
          <table:table-cell table:formula="of:=1/[.$B$3]/[.E20]" office:value-type="float" office:value="18.3535630383712" calcext:value-type="float">
            <text:p>18.3535630384</text:p>
          </table:table-cell>
          <table:table-cell/>
          <table:table-cell table:formula="of:=[.G20]-[.C20]" office:value-type="float" office:value="-0.000484956466792141" calcext:value-type="float">
            <text:p>-0.0004849565</text:p>
          </table:table-cell>
          <table:table-cell table:formula="of:=([.G20]/[.C20]-1)*100" office:value-type="float" office:value="-0.0026422316588115" calcext:value-type="float">
            <text:p>-0.0026422317</text:p>
          </table:table-cell>
        </table:table-row>
        <table:table-row table:style-name="ro1">
          <table:table-cell table:formula="of:=1/[.C21]/[.$B$3]" office:value-type="float" office:value="9642.36519799838" calcext:value-type="float">
            <text:p>9642.3651979984</text:p>
          </table:table-cell>
          <table:table-cell office:value-type="float" office:value="15" calcext:value-type="float">
            <text:p>15</text:p>
          </table:table-cell>
          <table:table-cell table:formula="of:=440*2^([.B21]/12)/2^(69/12)" office:value-type="float" office:value="19.4454364826301" calcext:value-type="float">
            <text:p>19.4454364826</text:p>
          </table:table-cell>
          <table:table-cell/>
          <table:table-cell table:formula="of:=ROUND([.A21])" office:value-type="float" office:value="9642" calcext:value-type="float">
            <text:p>9642</text:p>
          </table:table-cell>
          <table:table-cell table:formula="of:=[.B21]" office:value-type="float" office:value="15" calcext:value-type="float">
            <text:p>15</text:p>
          </table:table-cell>
          <table:table-cell table:formula="of:=1/[.$B$3]/[.E21]" office:value-type="float" office:value="19.4461729931549" calcext:value-type="float">
            <text:p>19.4461729932</text:p>
          </table:table-cell>
          <table:table-cell/>
          <table:table-cell table:formula="of:=[.G21]-[.C21]" office:value-type="float" office:value="0.00073651052488799" calcext:value-type="float">
            <text:p>0.0007365105</text:p>
          </table:table-cell>
          <table:table-cell table:formula="of:=([.G21]/[.C21]-1)*100" office:value-type="float" office:value="0.00378757517500716" calcext:value-type="float">
            <text:p>0.0037875752</text:p>
          </table:table-cell>
        </table:table-row>
        <table:table-row table:style-name="ro1">
          <table:table-cell table:formula="of:=1/[.C22]/[.$B$3]" office:value-type="float" office:value="9101.1808238866" calcext:value-type="float">
            <text:p>9101.1808238866</text:p>
          </table:table-cell>
          <table:table-cell office:value-type="float" office:value="16" calcext:value-type="float">
            <text:p>16</text:p>
          </table:table-cell>
          <table:table-cell table:formula="of:=440*2^([.B22]/12)/2^(69/12)" office:value-type="float" office:value="20.6017223070544" calcext:value-type="float">
            <text:p>20.6017223071</text:p>
          </table:table-cell>
          <table:table-cell/>
          <table:table-cell table:formula="of:=ROUND([.A22])" office:value-type="float" office:value="9101" calcext:value-type="float">
            <text:p>9101</text:p>
          </table:table-cell>
          <table:table-cell table:formula="of:=[.B22]" office:value-type="float" office:value="16" calcext:value-type="float">
            <text:p>16</text:p>
          </table:table-cell>
          <table:table-cell table:formula="of:=1/[.$B$3]/[.E22]" office:value-type="float" office:value="20.6021316338864" calcext:value-type="float">
            <text:p>20.6021316339</text:p>
          </table:table-cell>
          <table:table-cell/>
          <table:table-cell table:formula="of:=[.G22]-[.C22]" office:value-type="float" office:value="0.000409326832016887" calcext:value-type="float">
            <text:p>0.0004093268</text:p>
          </table:table-cell>
          <table:table-cell table:formula="of:=([.G22]/[.C22]-1)*100" office:value-type="float" office:value="0.00198685734094095" calcext:value-type="float">
            <text:p>0.0019868573</text:p>
          </table:table-cell>
        </table:table-row>
        <table:table-row table:style-name="ro1">
          <table:table-cell table:formula="of:=1/[.C23]/[.$B$3]" office:value-type="float" office:value="8590.37079473777" calcext:value-type="float">
            <text:p>8590.3707947378</text:p>
          </table:table-cell>
          <table:table-cell office:value-type="float" office:value="17" calcext:value-type="float">
            <text:p>17</text:p>
          </table:table-cell>
          <table:table-cell table:formula="of:=440*2^([.B23]/12)/2^(69/12)" office:value-type="float" office:value="21.8267644645627" calcext:value-type="float">
            <text:p>21.8267644646</text:p>
          </table:table-cell>
          <table:table-cell/>
          <table:table-cell table:formula="of:=ROUND([.A23])" office:value-type="float" office:value="8590" calcext:value-type="float">
            <text:p>8590</text:p>
          </table:table-cell>
          <table:table-cell table:formula="of:=[.B23]" office:value-type="float" office:value="17" calcext:value-type="float">
            <text:p>17</text:p>
          </table:table-cell>
          <table:table-cell table:formula="of:=1/[.$B$3]/[.E23]" office:value-type="float" office:value="21.8277066356228" calcext:value-type="float">
            <text:p>21.8277066356</text:p>
          </table:table-cell>
          <table:table-cell/>
          <table:table-cell table:formula="of:=[.G23]-[.C23]" office:value-type="float" office:value="0.000942171060071217" calcext:value-type="float">
            <text:p>0.0009421711</text:p>
          </table:table-cell>
          <table:table-cell table:formula="of:=([.G23]/[.C23]-1)*100" office:value-type="float" office:value="0.00431658600430485" calcext:value-type="float">
            <text:p>0.004316586</text:p>
          </table:table-cell>
        </table:table-row>
        <table:table-row table:style-name="ro1">
          <table:table-cell table:formula="of:=1/[.C24]/[.$B$3]" office:value-type="float" office:value="8108.23032956401" calcext:value-type="float">
            <text:p>8108.230329564</text:p>
          </table:table-cell>
          <table:table-cell office:value-type="float" office:value="18" calcext:value-type="float">
            <text:p>18</text:p>
          </table:table-cell>
          <table:table-cell table:formula="of:=440*2^([.B24]/12)/2^(69/12)" office:value-type="float" office:value="23.1246514194772" calcext:value-type="float">
            <text:p>23.1246514195</text:p>
          </table:table-cell>
          <table:table-cell/>
          <table:table-cell table:formula="of:=ROUND([.A24])" office:value-type="float" office:value="8108" calcext:value-type="float">
            <text:p>8108</text:p>
          </table:table-cell>
          <table:table-cell table:formula="of:=[.B24]" office:value-type="float" office:value="18" calcext:value-type="float">
            <text:p>18</text:p>
          </table:table-cell>
          <table:table-cell table:formula="of:=1/[.$B$3]/[.E24]" office:value-type="float" office:value="23.1253083374445" calcext:value-type="float">
            <text:p>23.1253083374</text:p>
          </table:table-cell>
          <table:table-cell/>
          <table:table-cell table:formula="of:=[.G24]-[.C24]" office:value-type="float" office:value="0.000656917967344128" calcext:value-type="float">
            <text:p>0.000656918</text:p>
          </table:table-cell>
          <table:table-cell table:formula="of:=([.G24]/[.C24]-1)*100" office:value-type="float" office:value="0.00284076916632348" calcext:value-type="float">
            <text:p>0.0028407692</text:p>
          </table:table-cell>
        </table:table-row>
        <table:table-row table:style-name="ro1">
          <table:table-cell table:formula="of:=1/[.C25]/[.$B$3]" office:value-type="float" office:value="7653.15032938209" calcext:value-type="float">
            <text:p>7653.1503293821</text:p>
          </table:table-cell>
          <table:table-cell office:value-type="float" office:value="19" calcext:value-type="float">
            <text:p>19</text:p>
          </table:table-cell>
          <table:table-cell table:formula="of:=440*2^([.B25]/12)/2^(69/12)" office:value-type="float" office:value="24.4997147488593" calcext:value-type="float">
            <text:p>24.4997147489</text:p>
          </table:table-cell>
          <table:table-cell/>
          <table:table-cell table:formula="of:=ROUND([.A25])" office:value-type="float" office:value="7653" calcext:value-type="float">
            <text:p>7653</text:p>
          </table:table-cell>
          <table:table-cell table:formula="of:=[.B25]" office:value-type="float" office:value="19" calcext:value-type="float">
            <text:p>19</text:p>
          </table:table-cell>
          <table:table-cell table:formula="of:=1/[.$B$3]/[.E25]" office:value-type="float" office:value="24.500196001568" calcext:value-type="float">
            <text:p>24.5001960016</text:p>
          </table:table-cell>
          <table:table-cell/>
          <table:table-cell table:formula="of:=[.G25]-[.C25]" office:value-type="float" office:value="0.000481252708681268" calcext:value-type="float">
            <text:p>0.0004812527</text:p>
          </table:table-cell>
          <table:table-cell table:formula="of:=([.G25]/[.C25]-1)*100" office:value-type="float" office:value="0.0019643196405017" calcext:value-type="float">
            <text:p>0.0019643196</text:p>
          </table:table-cell>
        </table:table-row>
        <table:table-row table:style-name="ro1">
          <table:table-cell table:formula="of:=1/[.C26]/[.$B$3]" office:value-type="float" office:value="7223.61200699519" calcext:value-type="float">
            <text:p>7223.6120069952</text:p>
          </table:table-cell>
          <table:table-cell office:value-type="float" office:value="20" calcext:value-type="float">
            <text:p>20</text:p>
          </table:table-cell>
          <table:table-cell table:formula="of:=440*2^([.B26]/12)/2^(69/12)" office:value-type="float" office:value="25.9565435987466" calcext:value-type="float">
            <text:p>25.9565435987</text:p>
          </table:table-cell>
          <table:table-cell/>
          <table:table-cell table:formula="of:=ROUND([.A26])" office:value-type="float" office:value="7224" calcext:value-type="float">
            <text:p>7224</text:p>
          </table:table-cell>
          <table:table-cell table:formula="of:=[.B26]" office:value-type="float" office:value="20" calcext:value-type="float">
            <text:p>20</text:p>
          </table:table-cell>
          <table:table-cell table:formula="of:=1/[.$B$3]/[.E26]" office:value-type="float" office:value="25.9551495016611" calcext:value-type="float">
            <text:p>25.9551495017</text:p>
          </table:table-cell>
          <table:table-cell/>
          <table:table-cell table:formula="of:=[.G26]-[.C26]" office:value-type="float" office:value="-0.00139409708544491" calcext:value-type="float">
            <text:p>-0.0013940971</text:p>
          </table:table-cell>
          <table:table-cell table:formula="of:=([.G26]/[.C26]-1)*100" office:value-type="float" office:value="-0.00537088877085035" calcext:value-type="float">
            <text:p>-0.0053708888</text:p>
          </table:table-cell>
        </table:table-row>
        <table:table-row table:style-name="ro1">
          <table:table-cell table:formula="of:=1/[.C27]/[.$B$3]" office:value-type="float" office:value="6818.18181818182" calcext:value-type="float">
            <text:p>6818.1818181818</text:p>
          </table:table-cell>
          <table:table-cell office:value-type="float" office:value="21" calcext:value-type="float">
            <text:p>21</text:p>
          </table:table-cell>
          <table:table-cell table:formula="of:=440*2^([.B27]/12)/2^(69/12)" office:value-type="float" office:value="27.5" calcext:value-type="float">
            <text:p>27.5</text:p>
          </table:table-cell>
          <table:table-cell/>
          <table:table-cell table:formula="of:=ROUND([.A27])" office:value-type="float" office:value="6818" calcext:value-type="float">
            <text:p>6818</text:p>
          </table:table-cell>
          <table:table-cell table:formula="of:=[.B27]" office:value-type="float" office:value="21" calcext:value-type="float">
            <text:p>21</text:p>
          </table:table-cell>
          <table:table-cell table:formula="of:=1/[.$B$3]/[.E27]" office:value-type="float" office:value="27.5007333528894" calcext:value-type="float">
            <text:p>27.5007333529</text:p>
          </table:table-cell>
          <table:table-cell/>
          <table:table-cell table:formula="of:=[.G27]-[.C27]" office:value-type="float" office:value="0.000733352889408678" calcext:value-type="float">
            <text:p>0.0007333529</text:p>
          </table:table-cell>
          <table:table-cell table:formula="of:=([.G27]/[.C27]-1)*100" office:value-type="float" office:value="0.00266673777966631" calcext:value-type="float">
            <text:p>0.0026667378</text:p>
          </table:table-cell>
        </table:table-row>
        <table:table-row table:style-name="ro1">
          <table:table-cell table:formula="of:=1/[.C28]/[.$B$3]" office:value-type="float" office:value="6435.50667737518" calcext:value-type="float">
            <text:p>6435.5066773752</text:p>
          </table:table-cell>
          <table:table-cell office:value-type="float" office:value="22" calcext:value-type="float">
            <text:p>22</text:p>
          </table:table-cell>
          <table:table-cell table:formula="of:=440*2^([.B28]/12)/2^(69/12)" office:value-type="float" office:value="29.1352350948806" calcext:value-type="float">
            <text:p>29.1352350949</text:p>
          </table:table-cell>
          <table:table-cell/>
          <table:table-cell table:formula="of:=ROUND([.A28])" office:value-type="float" office:value="6436" calcext:value-type="float">
            <text:p>6436</text:p>
          </table:table-cell>
          <table:table-cell table:formula="of:=[.B28]" office:value-type="float" office:value="22" calcext:value-type="float">
            <text:p>22</text:p>
          </table:table-cell>
          <table:table-cell table:formula="of:=1/[.$B$3]/[.E28]" office:value-type="float" office:value="29.1330018645121" calcext:value-type="float">
            <text:p>29.1330018645</text:p>
          </table:table-cell>
          <table:table-cell/>
          <table:table-cell table:formula="of:=[.G28]-[.C28]" office:value-type="float" office:value="-0.00223323036849976" calcext:value-type="float">
            <text:p>-0.0022332304</text:p>
          </table:table-cell>
          <table:table-cell table:formula="of:=([.G28]/[.C28]-1)*100" office:value-type="float" office:value="-0.00766505010592056" calcext:value-type="float">
            <text:p>-0.0076650501</text:p>
          </table:table-cell>
        </table:table-row>
        <table:table-row table:style-name="ro1">
          <table:table-cell table:formula="of:=1/[.C29]/[.$B$3]" office:value-type="float" office:value="6074.30944186595" calcext:value-type="float">
            <text:p>6074.309441866</text:p>
          </table:table-cell>
          <table:table-cell office:value-type="float" office:value="23" calcext:value-type="float">
            <text:p>23</text:p>
          </table:table-cell>
          <table:table-cell table:formula="of:=440*2^([.B29]/12)/2^(69/12)" office:value-type="float" office:value="30.8677063285078" calcext:value-type="float">
            <text:p>30.8677063285</text:p>
          </table:table-cell>
          <table:table-cell/>
          <table:table-cell table:formula="of:=ROUND([.A29])" office:value-type="float" office:value="6074" calcext:value-type="float">
            <text:p>6074</text:p>
          </table:table-cell>
          <table:table-cell table:formula="of:=[.B29]" office:value-type="float" office:value="23" calcext:value-type="float">
            <text:p>23</text:p>
          </table:table-cell>
          <table:table-cell table:formula="of:=1/[.$B$3]/[.E29]" office:value-type="float" office:value="30.869278893645" calcext:value-type="float">
            <text:p>30.8692788936</text:p>
          </table:table-cell>
          <table:table-cell/>
          <table:table-cell table:formula="of:=[.G29]-[.C29]" office:value-type="float" office:value="0.00157256513728754" calcext:value-type="float">
            <text:p>0.0015725651</text:p>
          </table:table-cell>
          <table:table-cell table:formula="of:=([.G29]/[.C29]-1)*100" office:value-type="float" office:value="0.00509453187274023" calcext:value-type="float">
            <text:p>0.0050945319</text:p>
          </table:table-cell>
        </table:table-row>
        <table:table-row table:style-name="ro1">
          <table:table-cell table:formula="of:=1/[.C30]/[.$B$3]" office:value-type="float" office:value="5733.38464945714" calcext:value-type="float">
            <text:p>5733.3846494572</text:p>
          </table:table-cell>
          <table:table-cell office:value-type="float" office:value="24" calcext:value-type="float">
            <text:p>24</text:p>
          </table:table-cell>
          <table:table-cell table:formula="of:=440*2^([.B30]/12)/2^(69/12)" office:value-type="float" office:value="32.7031956625748" calcext:value-type="float">
            <text:p>32.7031956626</text:p>
          </table:table-cell>
          <table:table-cell/>
          <table:table-cell table:formula="of:=ROUND([.A30])" office:value-type="float" office:value="5733" calcext:value-type="float">
            <text:p>5733</text:p>
          </table:table-cell>
          <table:table-cell table:formula="of:=[.B30]" office:value-type="float" office:value="24" calcext:value-type="float">
            <text:p>24</text:p>
          </table:table-cell>
          <table:table-cell table:formula="of:=1/[.$B$3]/[.E30]" office:value-type="float" office:value="32.705389848247" calcext:value-type="float">
            <text:p>32.7053898482</text:p>
          </table:table-cell>
          <table:table-cell/>
          <table:table-cell table:formula="of:=[.G30]-[.C30]" office:value-type="float" office:value="0.00219418567215968" calcext:value-type="float">
            <text:p>0.0021941857</text:p>
          </table:table-cell>
          <table:table-cell table:formula="of:=([.G30]/[.C30]-1)*100" office:value-type="float" office:value="0.00670939224043377" calcext:value-type="float">
            <text:p>0.0067093922</text:p>
          </table:table-cell>
        </table:table-row>
        <table:table-row table:style-name="ro1">
          <table:table-cell table:formula="of:=1/[.C31]/[.$B$3]" office:value-type="float" office:value="5411.59449534613" calcext:value-type="float">
            <text:p>5411.5944953461</text:p>
          </table:table-cell>
          <table:table-cell office:value-type="float" office:value="25" calcext:value-type="float">
            <text:p>25</text:p>
          </table:table-cell>
          <table:table-cell table:formula="of:=440*2^([.B31]/12)/2^(69/12)" office:value-type="float" office:value="34.647828872109" calcext:value-type="float">
            <text:p>34.6478288721</text:p>
          </table:table-cell>
          <table:table-cell/>
          <table:table-cell table:formula="of:=ROUND([.A31])" office:value-type="float" office:value="5412" calcext:value-type="float">
            <text:p>5412</text:p>
          </table:table-cell>
          <table:table-cell table:formula="of:=[.B31]" office:value-type="float" office:value="25" calcext:value-type="float">
            <text:p>25</text:p>
          </table:table-cell>
          <table:table-cell table:formula="of:=1/[.$B$3]/[.E31]" office:value-type="float" office:value="34.6452328159645" calcext:value-type="float">
            <text:p>34.645232816</text:p>
          </table:table-cell>
          <table:table-cell/>
          <table:table-cell table:formula="of:=[.G31]-[.C31]" office:value-type="float" office:value="-0.00259605614449043" calcext:value-type="float">
            <text:p>-0.0025960561</text:p>
          </table:table-cell>
          <table:table-cell table:formula="of:=([.G31]/[.C31]-1)*100" office:value-type="float" office:value="-0.00749269500860406" calcext:value-type="float">
            <text:p>-0.007492695</text:p>
          </table:table-cell>
        </table:table-row>
        <table:table-row table:style-name="ro1">
          <table:table-cell table:formula="of:=1/[.C32]/[.$B$3]" office:value-type="float" office:value="5107.86503480687" calcext:value-type="float">
            <text:p>5107.8650348069</text:p>
          </table:table-cell>
          <table:table-cell office:value-type="float" office:value="26" calcext:value-type="float">
            <text:p>26</text:p>
          </table:table-cell>
          <table:table-cell table:formula="of:=440*2^([.B32]/12)/2^(69/12)" office:value-type="float" office:value="36.7080959896759" calcext:value-type="float">
            <text:p>36.7080959897</text:p>
          </table:table-cell>
          <table:table-cell/>
          <table:table-cell table:formula="of:=ROUND([.A32])" office:value-type="float" office:value="5108" calcext:value-type="float">
            <text:p>5108</text:p>
          </table:table-cell>
          <table:table-cell table:formula="of:=[.B32]" office:value-type="float" office:value="26" calcext:value-type="float">
            <text:p>26</text:p>
          </table:table-cell>
          <table:table-cell table:formula="of:=1/[.$B$3]/[.E32]" office:value-type="float" office:value="36.7071260767424" calcext:value-type="float">
            <text:p>36.7071260767</text:p>
          </table:table-cell>
          <table:table-cell/>
          <table:table-cell table:formula="of:=[.G32]-[.C32]" office:value-type="float" office:value="-0.000969912933577177" calcext:value-type="float">
            <text:p>-0.0009699129</text:p>
          </table:table-cell>
          <table:table-cell table:formula="of:=([.G32]/[.C32]-1)*100" office:value-type="float" office:value="-0.0026422316587893" calcext:value-type="float">
            <text:p>-0.0026422317</text:p>
          </table:table-cell>
        </table:table-row>
        <table:table-row table:style-name="ro1">
          <table:table-cell table:formula="of:=1/[.C33]/[.$B$3]" office:value-type="float" office:value="4821.18259899919" calcext:value-type="float">
            <text:p>4821.1825989992</text:p>
          </table:table-cell>
          <table:table-cell office:value-type="float" office:value="27" calcext:value-type="float">
            <text:p>27</text:p>
          </table:table-cell>
          <table:table-cell table:formula="of:=440*2^([.B33]/12)/2^(69/12)" office:value-type="float" office:value="38.8908729652601" calcext:value-type="float">
            <text:p>38.8908729653</text:p>
          </table:table-cell>
          <table:table-cell/>
          <table:table-cell table:formula="of:=ROUND([.A33])" office:value-type="float" office:value="4821" calcext:value-type="float">
            <text:p>4821</text:p>
          </table:table-cell>
          <table:table-cell table:formula="of:=[.B33]" office:value-type="float" office:value="27" calcext:value-type="float">
            <text:p>27</text:p>
          </table:table-cell>
          <table:table-cell table:formula="of:=1/[.$B$3]/[.E33]" office:value-type="float" office:value="38.8923459863099" calcext:value-type="float">
            <text:p>38.8923459863</text:p>
          </table:table-cell>
          <table:table-cell/>
          <table:table-cell table:formula="of:=[.G33]-[.C33]" office:value-type="float" office:value="0.00147302104977598" calcext:value-type="float">
            <text:p>0.001473021</text:p>
          </table:table-cell>
          <table:table-cell table:formula="of:=([.G33]/[.C33]-1)*100" office:value-type="float" office:value="0.00378757517500716" calcext:value-type="float">
            <text:p>0.0037875752</text:p>
          </table:table-cell>
        </table:table-row>
        <table:table-row table:style-name="ro1">
          <table:table-cell table:formula="of:=1/[.C34]/[.$B$3]" office:value-type="float" office:value="4550.5904119433" calcext:value-type="float">
            <text:p>4550.5904119433</text:p>
          </table:table-cell>
          <table:table-cell office:value-type="float" office:value="28" calcext:value-type="float">
            <text:p>28</text:p>
          </table:table-cell>
          <table:table-cell table:formula="of:=440*2^([.B34]/12)/2^(69/12)" office:value-type="float" office:value="41.2034446141087" calcext:value-type="float">
            <text:p>41.2034446141</text:p>
          </table:table-cell>
          <table:table-cell/>
          <table:table-cell table:formula="of:=ROUND([.A34])" office:value-type="float" office:value="4551" calcext:value-type="float">
            <text:p>4551</text:p>
          </table:table-cell>
          <table:table-cell table:formula="of:=[.B34]" office:value-type="float" office:value="28" calcext:value-type="float">
            <text:p>28</text:p>
          </table:table-cell>
          <table:table-cell table:formula="of:=1/[.$B$3]/[.E34]" office:value-type="float" office:value="41.1997363216875" calcext:value-type="float">
            <text:p>41.1997363217</text:p>
          </table:table-cell>
          <table:table-cell/>
          <table:table-cell table:formula="of:=[.G34]-[.C34]" office:value-type="float" office:value="-0.00370829242120152" calcext:value-type="float">
            <text:p>-0.0037082924</text:p>
          </table:table-cell>
          <table:table-cell table:formula="of:=([.G34]/[.C34]-1)*100" office:value-type="float" office:value="-0.00899995729951586" calcext:value-type="float">
            <text:p>-0.0089999573</text:p>
          </table:table-cell>
        </table:table-row>
        <table:table-row table:style-name="ro1">
          <table:table-cell table:formula="of:=1/[.C35]/[.$B$3]" office:value-type="float" office:value="4295.18539736889" calcext:value-type="float">
            <text:p>4295.1853973689</text:p>
          </table:table-cell>
          <table:table-cell office:value-type="float" office:value="29" calcext:value-type="float">
            <text:p>29</text:p>
          </table:table-cell>
          <table:table-cell table:formula="of:=440*2^([.B35]/12)/2^(69/12)" office:value-type="float" office:value="43.6535289291255" calcext:value-type="float">
            <text:p>43.6535289291</text:p>
          </table:table-cell>
          <table:table-cell/>
          <table:table-cell table:formula="of:=ROUND([.A35])" office:value-type="float" office:value="4295" calcext:value-type="float">
            <text:p>4295</text:p>
          </table:table-cell>
          <table:table-cell table:formula="of:=[.B35]" office:value-type="float" office:value="29" calcext:value-type="float">
            <text:p>29</text:p>
          </table:table-cell>
          <table:table-cell table:formula="of:=1/[.$B$3]/[.E35]" office:value-type="float" office:value="43.6554132712456" calcext:value-type="float">
            <text:p>43.6554132712</text:p>
          </table:table-cell>
          <table:table-cell/>
          <table:table-cell table:formula="of:=[.G35]-[.C35]" office:value-type="float" office:value="0.00188434212015665" calcext:value-type="float">
            <text:p>0.0018843421</text:p>
          </table:table-cell>
          <table:table-cell table:formula="of:=([.G35]/[.C35]-1)*100" office:value-type="float" office:value="0.00431658600434925" calcext:value-type="float">
            <text:p>0.004316586</text:p>
          </table:table-cell>
        </table:table-row>
        <table:table-row table:style-name="ro1">
          <table:table-cell table:formula="of:=1/[.C36]/[.$B$3]" office:value-type="float" office:value="4054.115164782" calcext:value-type="float">
            <text:p>4054.115164782</text:p>
          </table:table-cell>
          <table:table-cell office:value-type="float" office:value="30" calcext:value-type="float">
            <text:p>30</text:p>
          </table:table-cell>
          <table:table-cell table:formula="of:=440*2^([.B36]/12)/2^(69/12)" office:value-type="float" office:value="46.2493028389543" calcext:value-type="float">
            <text:p>46.249302839</text:p>
          </table:table-cell>
          <table:table-cell/>
          <table:table-cell table:formula="of:=ROUND([.A36])" office:value-type="float" office:value="4054" calcext:value-type="float">
            <text:p>4054</text:p>
          </table:table-cell>
          <table:table-cell table:formula="of:=[.B36]" office:value-type="float" office:value="30" calcext:value-type="float">
            <text:p>30</text:p>
          </table:table-cell>
          <table:table-cell table:formula="of:=1/[.$B$3]/[.E36]" office:value-type="float" office:value="46.250616674889" calcext:value-type="float">
            <text:p>46.2506166749</text:p>
          </table:table-cell>
          <table:table-cell/>
          <table:table-cell table:formula="of:=[.G36]-[.C36]" office:value-type="float" office:value="0.00131383593468826" calcext:value-type="float">
            <text:p>0.0013138359</text:p>
          </table:table-cell>
          <table:table-cell table:formula="of:=([.G36]/[.C36]-1)*100" office:value-type="float" office:value="0.00284076916632348" calcext:value-type="float">
            <text:p>0.0028407692</text:p>
          </table:table-cell>
        </table:table-row>
        <table:table-row table:style-name="ro1">
          <table:table-cell table:formula="of:=1/[.C37]/[.$B$3]" office:value-type="float" office:value="3826.57516469104" calcext:value-type="float">
            <text:p>3826.5751646911</text:p>
          </table:table-cell>
          <table:table-cell office:value-type="float" office:value="31" calcext:value-type="float">
            <text:p>31</text:p>
          </table:table-cell>
          <table:table-cell table:formula="of:=440*2^([.B37]/12)/2^(69/12)" office:value-type="float" office:value="48.9994294977187" calcext:value-type="float">
            <text:p>48.9994294977</text:p>
          </table:table-cell>
          <table:table-cell/>
          <table:table-cell table:formula="of:=ROUND([.A37])" office:value-type="float" office:value="3827" calcext:value-type="float">
            <text:p>3827</text:p>
          </table:table-cell>
          <table:table-cell table:formula="of:=[.B37]" office:value-type="float" office:value="31" calcext:value-type="float">
            <text:p>31</text:p>
          </table:table-cell>
          <table:table-cell table:formula="of:=1/[.$B$3]/[.E37]" office:value-type="float" office:value="48.9939900705514" calcext:value-type="float">
            <text:p>48.9939900706</text:p>
          </table:table-cell>
          <table:table-cell/>
          <table:table-cell table:formula="of:=[.G37]-[.C37]" office:value-type="float" office:value="-0.0054394271673246" calcext:value-type="float">
            <text:p>-0.0054394272</text:p>
          </table:table-cell>
          <table:table-cell table:formula="of:=([.G37]/[.C37]-1)*100" office:value-type="float" office:value="-0.0111010010179324" calcext:value-type="float">
            <text:p>-0.011101001</text:p>
          </table:table-cell>
        </table:table-row>
        <table:table-row table:style-name="ro1">
          <table:table-cell table:formula="of:=1/[.C38]/[.$B$3]" office:value-type="float" office:value="3611.8060034976" calcext:value-type="float">
            <text:p>3611.8060034976</text:p>
          </table:table-cell>
          <table:table-cell office:value-type="float" office:value="32" calcext:value-type="float">
            <text:p>32</text:p>
          </table:table-cell>
          <table:table-cell table:formula="of:=440*2^([.B38]/12)/2^(69/12)" office:value-type="float" office:value="51.9130871974931" calcext:value-type="float">
            <text:p>51.9130871975</text:p>
          </table:table-cell>
          <table:table-cell/>
          <table:table-cell table:formula="of:=ROUND([.A38])" office:value-type="float" office:value="3612" calcext:value-type="float">
            <text:p>3612</text:p>
          </table:table-cell>
          <table:table-cell table:formula="of:=[.B38]" office:value-type="float" office:value="32" calcext:value-type="float">
            <text:p>32</text:p>
          </table:table-cell>
          <table:table-cell table:formula="of:=1/[.$B$3]/[.E38]" office:value-type="float" office:value="51.9102990033223" calcext:value-type="float">
            <text:p>51.9102990033</text:p>
          </table:table-cell>
          <table:table-cell/>
          <table:table-cell table:formula="of:=[.G38]-[.C38]" office:value-type="float" office:value="-0.00278819417088982" calcext:value-type="float">
            <text:p>-0.0027881942</text:p>
          </table:table-cell>
          <table:table-cell table:formula="of:=([.G38]/[.C38]-1)*100" office:value-type="float" office:value="-0.00537088877085035" calcext:value-type="float">
            <text:p>-0.0053708888</text:p>
          </table:table-cell>
        </table:table-row>
        <table:table-row table:style-name="ro1">
          <table:table-cell table:formula="of:=1/[.C39]/[.$B$3]" office:value-type="float" office:value="3409.09090909091" calcext:value-type="float">
            <text:p>3409.0909090909</text:p>
          </table:table-cell>
          <table:table-cell office:value-type="float" office:value="33" calcext:value-type="float">
            <text:p>33</text:p>
          </table:table-cell>
          <table:table-cell table:formula="of:=440*2^([.B39]/12)/2^(69/12)" office:value-type="float" office:value="55" calcext:value-type="float">
            <text:p>55</text:p>
          </table:table-cell>
          <table:table-cell/>
          <table:table-cell table:formula="of:=ROUND([.A39])" office:value-type="float" office:value="3409" calcext:value-type="float">
            <text:p>3409</text:p>
          </table:table-cell>
          <table:table-cell table:formula="of:=[.B39]" office:value-type="float" office:value="33" calcext:value-type="float">
            <text:p>33</text:p>
          </table:table-cell>
          <table:table-cell table:formula="of:=1/[.$B$3]/[.E39]" office:value-type="float" office:value="55.0014667057788" calcext:value-type="float">
            <text:p>55.0014667058</text:p>
          </table:table-cell>
          <table:table-cell/>
          <table:table-cell table:formula="of:=[.G39]-[.C39]" office:value-type="float" office:value="0.00146670577881736" calcext:value-type="float">
            <text:p>0.0014667058</text:p>
          </table:table-cell>
          <table:table-cell table:formula="of:=([.G39]/[.C39]-1)*100" office:value-type="float" office:value="0.00266673777966631" calcext:value-type="float">
            <text:p>0.0026667378</text:p>
          </table:table-cell>
        </table:table-row>
        <table:table-row table:style-name="ro1">
          <table:table-cell table:formula="of:=1/[.C40]/[.$B$3]" office:value-type="float" office:value="3217.75333868759" calcext:value-type="float">
            <text:p>3217.7533386876</text:p>
          </table:table-cell>
          <table:table-cell office:value-type="float" office:value="34" calcext:value-type="float">
            <text:p>34</text:p>
          </table:table-cell>
          <table:table-cell table:formula="of:=440*2^([.B40]/12)/2^(69/12)" office:value-type="float" office:value="58.2704701897613" calcext:value-type="float">
            <text:p>58.2704701898</text:p>
          </table:table-cell>
          <table:table-cell/>
          <table:table-cell table:formula="of:=ROUND([.A40])" office:value-type="float" office:value="3218" calcext:value-type="float">
            <text:p>3218</text:p>
          </table:table-cell>
          <table:table-cell table:formula="of:=[.B40]" office:value-type="float" office:value="34" calcext:value-type="float">
            <text:p>34</text:p>
          </table:table-cell>
          <table:table-cell table:formula="of:=1/[.$B$3]/[.E40]" office:value-type="float" office:value="58.2660037290242" calcext:value-type="float">
            <text:p>58.266003729</text:p>
          </table:table-cell>
          <table:table-cell/>
          <table:table-cell table:formula="of:=[.G40]-[.C40]" office:value-type="float" office:value="-0.00446646073700663" calcext:value-type="float">
            <text:p>-0.0044664607</text:p>
          </table:table-cell>
          <table:table-cell table:formula="of:=([.G40]/[.C40]-1)*100" office:value-type="float" office:value="-0.00766505010593166" calcext:value-type="float">
            <text:p>-0.0076650501</text:p>
          </table:table-cell>
        </table:table-row>
        <table:table-row table:style-name="ro1">
          <table:table-cell table:formula="of:=1/[.C41]/[.$B$3]" office:value-type="float" office:value="3037.15472093297" calcext:value-type="float">
            <text:p>3037.154720933</text:p>
          </table:table-cell>
          <table:table-cell office:value-type="float" office:value="35" calcext:value-type="float">
            <text:p>35</text:p>
          </table:table-cell>
          <table:table-cell table:formula="of:=440*2^([.B41]/12)/2^(69/12)" office:value-type="float" office:value="61.7354126570155" calcext:value-type="float">
            <text:p>61.735412657</text:p>
          </table:table-cell>
          <table:table-cell/>
          <table:table-cell table:formula="of:=ROUND([.A41])" office:value-type="float" office:value="3037" calcext:value-type="float">
            <text:p>3037</text:p>
          </table:table-cell>
          <table:table-cell table:formula="of:=[.B41]" office:value-type="float" office:value="35" calcext:value-type="float">
            <text:p>35</text:p>
          </table:table-cell>
          <table:table-cell table:formula="of:=1/[.$B$3]/[.E41]" office:value-type="float" office:value="61.7385577872901" calcext:value-type="float">
            <text:p>61.7385577873</text:p>
          </table:table-cell>
          <table:table-cell/>
          <table:table-cell table:formula="of:=[.G41]-[.C41]" office:value-type="float" office:value="0.00314513027457508" calcext:value-type="float">
            <text:p>0.0031451303</text:p>
          </table:table-cell>
          <table:table-cell table:formula="of:=([.G41]/[.C41]-1)*100" office:value-type="float" office:value="0.00509453187274023" calcext:value-type="float">
            <text:p>0.0050945319</text:p>
          </table:table-cell>
        </table:table-row>
        <table:table-row table:style-name="ro1">
          <table:table-cell table:formula="of:=1/[.C42]/[.$B$3]" office:value-type="float" office:value="2866.69232472857" calcext:value-type="float">
            <text:p>2866.6923247286</text:p>
          </table:table-cell>
          <table:table-cell office:value-type="float" office:value="36" calcext:value-type="float">
            <text:p>36</text:p>
          </table:table-cell>
          <table:table-cell table:formula="of:=440*2^([.B42]/12)/2^(69/12)" office:value-type="float" office:value="65.4063913251497" calcext:value-type="float">
            <text:p>65.4063913251</text:p>
          </table:table-cell>
          <table:table-cell/>
          <table:table-cell table:formula="of:=ROUND([.A42])" office:value-type="float" office:value="2867" calcext:value-type="float">
            <text:p>2867</text:p>
          </table:table-cell>
          <table:table-cell table:formula="of:=[.B42]" office:value-type="float" office:value="36" calcext:value-type="float">
            <text:p>36</text:p>
          </table:table-cell>
          <table:table-cell table:formula="of:=1/[.$B$3]/[.E42]" office:value-type="float" office:value="65.3993721660272" calcext:value-type="float">
            <text:p>65.399372166</text:p>
          </table:table-cell>
          <table:table-cell/>
          <table:table-cell table:formula="of:=[.G42]-[.C42]" office:value-type="float" office:value="-0.00701915912244999" calcext:value-type="float">
            <text:p>-0.0070191591</text:p>
          </table:table-cell>
          <table:table-cell table:formula="of:=([.G42]/[.C42]-1)*100" office:value-type="float" office:value="-0.010731610443937" calcext:value-type="float">
            <text:p>-0.0107316104</text:p>
          </table:table-cell>
        </table:table-row>
        <table:table-row table:style-name="ro1">
          <table:table-cell table:formula="of:=1/[.C43]/[.$B$3]" office:value-type="float" office:value="2705.79724767307" calcext:value-type="float">
            <text:p>2705.7972476731</text:p>
          </table:table-cell>
          <table:table-cell office:value-type="float" office:value="37" calcext:value-type="float">
            <text:p>37</text:p>
          </table:table-cell>
          <table:table-cell table:formula="of:=440*2^([.B43]/12)/2^(69/12)" office:value-type="float" office:value="69.295657744218" calcext:value-type="float">
            <text:p>69.2956577442</text:p>
          </table:table-cell>
          <table:table-cell/>
          <table:table-cell table:formula="of:=ROUND([.A43])" office:value-type="float" office:value="2706" calcext:value-type="float">
            <text:p>2706</text:p>
          </table:table-cell>
          <table:table-cell table:formula="of:=[.B43]" office:value-type="float" office:value="37" calcext:value-type="float">
            <text:p>37</text:p>
          </table:table-cell>
          <table:table-cell table:formula="of:=1/[.$B$3]/[.E43]" office:value-type="float" office:value="69.2904656319291" calcext:value-type="float">
            <text:p>69.2904656319</text:p>
          </table:table-cell>
          <table:table-cell/>
          <table:table-cell table:formula="of:=[.G43]-[.C43]" office:value-type="float" office:value="-0.00519211228898087" calcext:value-type="float">
            <text:p>-0.0051921123</text:p>
          </table:table-cell>
          <table:table-cell table:formula="of:=([.G43]/[.C43]-1)*100" office:value-type="float" office:value="-0.00749269500860406" calcext:value-type="float">
            <text:p>-0.007492695</text:p>
          </table:table-cell>
        </table:table-row>
        <table:table-row table:style-name="ro1">
          <table:table-cell table:formula="of:=1/[.C44]/[.$B$3]" office:value-type="float" office:value="2553.93251740343" calcext:value-type="float">
            <text:p>2553.9325174034</text:p>
          </table:table-cell>
          <table:table-cell office:value-type="float" office:value="38" calcext:value-type="float">
            <text:p>38</text:p>
          </table:table-cell>
          <table:table-cell table:formula="of:=440*2^([.B44]/12)/2^(69/12)" office:value-type="float" office:value="73.4161919793519" calcext:value-type="float">
            <text:p>73.4161919794</text:p>
          </table:table-cell>
          <table:table-cell/>
          <table:table-cell table:formula="of:=ROUND([.A44])" office:value-type="float" office:value="2554" calcext:value-type="float">
            <text:p>2554</text:p>
          </table:table-cell>
          <table:table-cell table:formula="of:=[.B44]" office:value-type="float" office:value="38" calcext:value-type="float">
            <text:p>38</text:p>
          </table:table-cell>
          <table:table-cell table:formula="of:=1/[.$B$3]/[.E44]" office:value-type="float" office:value="73.4142521534847" calcext:value-type="float">
            <text:p>73.4142521535</text:p>
          </table:table-cell>
          <table:table-cell/>
          <table:table-cell table:formula="of:=[.G44]-[.C44]" office:value-type="float" office:value="-0.00193982586715435" calcext:value-type="float">
            <text:p>-0.0019398259</text:p>
          </table:table-cell>
          <table:table-cell table:formula="of:=([.G44]/[.C44]-1)*100" office:value-type="float" office:value="-0.0026422316587893" calcext:value-type="float">
            <text:p>-0.0026422317</text:p>
          </table:table-cell>
        </table:table-row>
        <table:table-row table:style-name="ro1">
          <table:table-cell table:formula="of:=1/[.C45]/[.$B$3]" office:value-type="float" office:value="2410.59129949959" calcext:value-type="float">
            <text:p>2410.5912994996</text:p>
          </table:table-cell>
          <table:table-cell office:value-type="float" office:value="39" calcext:value-type="float">
            <text:p>39</text:p>
          </table:table-cell>
          <table:table-cell table:formula="of:=440*2^([.B45]/12)/2^(69/12)" office:value-type="float" office:value="77.7817459305202" calcext:value-type="float">
            <text:p>77.7817459305</text:p>
          </table:table-cell>
          <table:table-cell/>
          <table:table-cell table:formula="of:=ROUND([.A45])" office:value-type="float" office:value="2411" calcext:value-type="float">
            <text:p>2411</text:p>
          </table:table-cell>
          <table:table-cell table:formula="of:=[.B45]" office:value-type="float" office:value="39" calcext:value-type="float">
            <text:p>39</text:p>
          </table:table-cell>
          <table:table-cell table:formula="of:=1/[.$B$3]/[.E45]" office:value-type="float" office:value="77.7685607631688" calcext:value-type="float">
            <text:p>77.7685607632</text:p>
          </table:table-cell>
          <table:table-cell/>
          <table:table-cell table:formula="of:=[.G45]-[.C45]" office:value-type="float" office:value="-0.0131851673514234" calcext:value-type="float">
            <text:p>-0.0131851674</text:p>
          </table:table-cell>
          <table:table-cell table:formula="of:=([.G45]/[.C45]-1)*100" office:value-type="float" office:value="-0.0169514931732229" calcext:value-type="float">
            <text:p>-0.0169514932</text:p>
          </table:table-cell>
        </table:table-row>
        <table:table-row table:style-name="ro1">
          <table:table-cell table:formula="of:=1/[.C46]/[.$B$3]" office:value-type="float" office:value="2275.29520597165" calcext:value-type="float">
            <text:p>2275.2952059717</text:p>
          </table:table-cell>
          <table:table-cell office:value-type="float" office:value="40" calcext:value-type="float">
            <text:p>40</text:p>
          </table:table-cell>
          <table:table-cell table:formula="of:=440*2^([.B46]/12)/2^(69/12)" office:value-type="float" office:value="82.4068892282175" calcext:value-type="float">
            <text:p>82.4068892282</text:p>
          </table:table-cell>
          <table:table-cell/>
          <table:table-cell table:formula="of:=ROUND([.A46])" office:value-type="float" office:value="2275" calcext:value-type="float">
            <text:p>2275</text:p>
          </table:table-cell>
          <table:table-cell table:formula="of:=[.B46]" office:value-type="float" office:value="40" calcext:value-type="float">
            <text:p>40</text:p>
          </table:table-cell>
          <table:table-cell table:formula="of:=1/[.$B$3]/[.E46]" office:value-type="float" office:value="82.4175824175824" calcext:value-type="float">
            <text:p>82.4175824176</text:p>
          </table:table-cell>
          <table:table-cell/>
          <table:table-cell table:formula="of:=[.G46]-[.C46]" office:value-type="float" office:value="0.0106931893649431" calcext:value-type="float">
            <text:p>0.0106931894</text:p>
          </table:table-cell>
          <table:table-cell table:formula="of:=([.G46]/[.C46]-1)*100" office:value-type="float" office:value="0.0129760866659279" calcext:value-type="float">
            <text:p>0.0129760867</text:p>
          </table:table-cell>
        </table:table-row>
        <table:table-row table:style-name="ro1">
          <table:table-cell table:formula="of:=1/[.C47]/[.$B$3]" office:value-type="float" office:value="2147.59269868444" calcext:value-type="float">
            <text:p>2147.5926986845</text:p>
          </table:table-cell>
          <table:table-cell office:value-type="float" office:value="41" calcext:value-type="float">
            <text:p>41</text:p>
          </table:table-cell>
          <table:table-cell table:formula="of:=440*2^([.B47]/12)/2^(69/12)" office:value-type="float" office:value="87.307057858251" calcext:value-type="float">
            <text:p>87.3070578583</text:p>
          </table:table-cell>
          <table:table-cell/>
          <table:table-cell table:formula="of:=ROUND([.A47])" office:value-type="float" office:value="2148" calcext:value-type="float">
            <text:p>2148</text:p>
          </table:table-cell>
          <table:table-cell table:formula="of:=[.B47]" office:value-type="float" office:value="41" calcext:value-type="float">
            <text:p>41</text:p>
          </table:table-cell>
          <table:table-cell table:formula="of:=1/[.$B$3]/[.E47]" office:value-type="float" office:value="87.2905027932961" calcext:value-type="float">
            <text:p>87.2905027933</text:p>
          </table:table-cell>
          <table:table-cell/>
          <table:table-cell table:formula="of:=[.G47]-[.C47]" office:value-type="float" office:value="-0.016555064954872" calcext:value-type="float">
            <text:p>-0.016555065</text:p>
          </table:table-cell>
          <table:table-cell table:formula="of:=([.G47]/[.C47]-1)*100" office:value-type="float" office:value="-0.0189618861991092" calcext:value-type="float">
            <text:p>-0.0189618862</text:p>
          </table:table-cell>
        </table:table-row>
        <table:table-row table:style-name="ro1">
          <table:table-cell table:formula="of:=1/[.C48]/[.$B$3]" office:value-type="float" office:value="2027.057582391" calcext:value-type="float">
            <text:p>2027.057582391</text:p>
          </table:table-cell>
          <table:table-cell office:value-type="float" office:value="42" calcext:value-type="float">
            <text:p>42</text:p>
          </table:table-cell>
          <table:table-cell table:formula="of:=440*2^([.B48]/12)/2^(69/12)" office:value-type="float" office:value="92.4986056779086" calcext:value-type="float">
            <text:p>92.4986056779</text:p>
          </table:table-cell>
          <table:table-cell/>
          <table:table-cell table:formula="of:=ROUND([.A48])" office:value-type="float" office:value="2027" calcext:value-type="float">
            <text:p>2027</text:p>
          </table:table-cell>
          <table:table-cell table:formula="of:=[.B48]" office:value-type="float" office:value="42" calcext:value-type="float">
            <text:p>42</text:p>
          </table:table-cell>
          <table:table-cell table:formula="of:=1/[.$B$3]/[.E48]" office:value-type="float" office:value="92.501233349778" calcext:value-type="float">
            <text:p>92.5012333498</text:p>
          </table:table-cell>
          <table:table-cell/>
          <table:table-cell table:formula="of:=[.G48]-[.C48]" office:value-type="float" office:value="0.00262767186937651" calcext:value-type="float">
            <text:p>0.0026276719</text:p>
          </table:table-cell>
          <table:table-cell table:formula="of:=([.G48]/[.C48]-1)*100" office:value-type="float" office:value="0.00284076916632348" calcext:value-type="float">
            <text:p>0.0028407692</text:p>
          </table:table-cell>
        </table:table-row>
        <table:table-row table:style-name="ro1">
          <table:table-cell table:formula="of:=1/[.C49]/[.$B$3]" office:value-type="float" office:value="1913.28758234552" calcext:value-type="float">
            <text:p>1913.2875823455</text:p>
          </table:table-cell>
          <table:table-cell office:value-type="float" office:value="43" calcext:value-type="float">
            <text:p>43</text:p>
          </table:table-cell>
          <table:table-cell table:formula="of:=440*2^([.B49]/12)/2^(69/12)" office:value-type="float" office:value="97.9988589954374" calcext:value-type="float">
            <text:p>97.9988589954</text:p>
          </table:table-cell>
          <table:table-cell/>
          <table:table-cell table:formula="of:=ROUND([.A49])" office:value-type="float" office:value="1913" calcext:value-type="float">
            <text:p>1913</text:p>
          </table:table-cell>
          <table:table-cell table:formula="of:=[.B49]" office:value-type="float" office:value="43" calcext:value-type="float">
            <text:p>43</text:p>
          </table:table-cell>
          <table:table-cell table:formula="of:=1/[.$B$3]/[.E49]" office:value-type="float" office:value="98.0135912179822" calcext:value-type="float">
            <text:p>98.013591218</text:p>
          </table:table-cell>
          <table:table-cell/>
          <table:table-cell table:formula="of:=[.G49]-[.C49]" office:value-type="float" office:value="0.0147322225448789" calcext:value-type="float">
            <text:p>0.0147322225</text:p>
          </table:table-cell>
          <table:table-cell table:formula="of:=([.G49]/[.C49]-1)*100" office:value-type="float" office:value="0.0150330551762501" calcext:value-type="float">
            <text:p>0.0150330552</text:p>
          </table:table-cell>
        </table:table-row>
        <table:table-row table:style-name="ro1">
          <table:table-cell table:formula="of:=1/[.C50]/[.$B$3]" office:value-type="float" office:value="1805.9030017488" calcext:value-type="float">
            <text:p>1805.9030017488</text:p>
          </table:table-cell>
          <table:table-cell office:value-type="float" office:value="44" calcext:value-type="float">
            <text:p>44</text:p>
          </table:table-cell>
          <table:table-cell table:formula="of:=440*2^([.B50]/12)/2^(69/12)" office:value-type="float" office:value="103.826174394986" calcext:value-type="float">
            <text:p>103.826174395</text:p>
          </table:table-cell>
          <table:table-cell/>
          <table:table-cell table:formula="of:=ROUND([.A50])" office:value-type="float" office:value="1806" calcext:value-type="float">
            <text:p>1806</text:p>
          </table:table-cell>
          <table:table-cell table:formula="of:=[.B50]" office:value-type="float" office:value="44" calcext:value-type="float">
            <text:p>44</text:p>
          </table:table-cell>
          <table:table-cell table:formula="of:=1/[.$B$3]/[.E50]" office:value-type="float" office:value="103.820598006645" calcext:value-type="float">
            <text:p>103.8205980066</text:p>
          </table:table-cell>
          <table:table-cell/>
          <table:table-cell table:formula="of:=[.G50]-[.C50]" office:value-type="float" office:value="-0.00557638834177965" calcext:value-type="float">
            <text:p>-0.0055763883</text:p>
          </table:table-cell>
          <table:table-cell table:formula="of:=([.G50]/[.C50]-1)*100" office:value-type="float" office:value="-0.00537088877085035" calcext:value-type="float">
            <text:p>-0.0053708888</text:p>
          </table:table-cell>
        </table:table-row>
        <table:table-row table:style-name="ro1">
          <table:table-cell table:formula="of:=1/[.C51]/[.$B$3]" office:value-type="float" office:value="1704.54545454545" calcext:value-type="float">
            <text:p>1704.5454545455</text:p>
          </table:table-cell>
          <table:table-cell office:value-type="float" office:value="45" calcext:value-type="float">
            <text:p>45</text:p>
          </table:table-cell>
          <table:table-cell table:formula="of:=440*2^([.B51]/12)/2^(69/12)" office:value-type="float" office:value="110" calcext:value-type="float">
            <text:p>110</text:p>
          </table:table-cell>
          <table:table-cell/>
          <table:table-cell table:formula="of:=ROUND([.A51])" office:value-type="float" office:value="1705" calcext:value-type="float">
            <text:p>1705</text:p>
          </table:table-cell>
          <table:table-cell table:formula="of:=[.B51]" office:value-type="float" office:value="45" calcext:value-type="float">
            <text:p>45</text:p>
          </table:table-cell>
          <table:table-cell table:formula="of:=1/[.$B$3]/[.E51]" office:value-type="float" office:value="109.970674486804" calcext:value-type="float">
            <text:p>109.9706744868</text:p>
          </table:table-cell>
          <table:table-cell/>
          <table:table-cell table:formula="of:=[.G51]-[.C51]" office:value-type="float" office:value="-0.0293255131964827" calcext:value-type="float">
            <text:p>-0.0293255132</text:p>
          </table:table-cell>
          <table:table-cell table:formula="of:=([.G51]/[.C51]-1)*100" office:value-type="float" office:value="-0.0266595574513473" calcext:value-type="float">
            <text:p>-0.0266595575</text:p>
          </table:table-cell>
        </table:table-row>
        <table:table-row table:style-name="ro1">
          <table:table-cell table:formula="of:=1/[.C52]/[.$B$3]" office:value-type="float" office:value="1608.8766693438" calcext:value-type="float">
            <text:p>1608.8766693438</text:p>
          </table:table-cell>
          <table:table-cell office:value-type="float" office:value="46" calcext:value-type="float">
            <text:p>46</text:p>
          </table:table-cell>
          <table:table-cell table:formula="of:=440*2^([.B52]/12)/2^(69/12)" office:value-type="float" office:value="116.540940379523" calcext:value-type="float">
            <text:p>116.5409403795</text:p>
          </table:table-cell>
          <table:table-cell/>
          <table:table-cell table:formula="of:=ROUND([.A52])" office:value-type="float" office:value="1609" calcext:value-type="float">
            <text:p>1609</text:p>
          </table:table-cell>
          <table:table-cell table:formula="of:=[.B52]" office:value-type="float" office:value="46" calcext:value-type="float">
            <text:p>46</text:p>
          </table:table-cell>
          <table:table-cell table:formula="of:=1/[.$B$3]/[.E52]" office:value-type="float" office:value="116.532007458048" calcext:value-type="float">
            <text:p>116.532007458</text:p>
          </table:table-cell>
          <table:table-cell/>
          <table:table-cell table:formula="of:=[.G52]-[.C52]" office:value-type="float" office:value="-0.00893292147401326" calcext:value-type="float">
            <text:p>-0.0089329215</text:p>
          </table:table-cell>
          <table:table-cell table:formula="of:=([.G52]/[.C52]-1)*100" office:value-type="float" office:value="-0.00766505010593166" calcext:value-type="float">
            <text:p>-0.0076650501</text:p>
          </table:table-cell>
        </table:table-row>
        <table:table-row table:style-name="ro1">
          <table:table-cell table:formula="of:=1/[.C53]/[.$B$3]" office:value-type="float" office:value="1518.57736046649" calcext:value-type="float">
            <text:p>1518.5773604665</text:p>
          </table:table-cell>
          <table:table-cell office:value-type="float" office:value="47" calcext:value-type="float">
            <text:p>47</text:p>
          </table:table-cell>
          <table:table-cell table:formula="of:=440*2^([.B53]/12)/2^(69/12)" office:value-type="float" office:value="123.470825314031" calcext:value-type="float">
            <text:p>123.470825314</text:p>
          </table:table-cell>
          <table:table-cell/>
          <table:table-cell table:formula="of:=ROUND([.A53])" office:value-type="float" office:value="1519" calcext:value-type="float">
            <text:p>1519</text:p>
          </table:table-cell>
          <table:table-cell table:formula="of:=[.B53]" office:value-type="float" office:value="47" calcext:value-type="float">
            <text:p>47</text:p>
          </table:table-cell>
          <table:table-cell table:formula="of:=1/[.$B$3]/[.E53]" office:value-type="float" office:value="123.436471362739" calcext:value-type="float">
            <text:p>123.4364713627</text:p>
          </table:table-cell>
          <table:table-cell/>
          <table:table-cell table:formula="of:=[.G53]-[.C53]" office:value-type="float" office:value="-0.0343539512923883" calcext:value-type="float">
            <text:p>-0.0343539513</text:p>
          </table:table-cell>
          <table:table-cell table:formula="of:=([.G53]/[.C53]-1)*100" office:value-type="float" office:value="-0.0278235374267632" calcext:value-type="float">
            <text:p>-0.0278235374</text:p>
          </table:table-cell>
        </table:table-row>
        <table:table-row table:style-name="ro1">
          <table:table-cell table:formula="of:=1/[.C54]/[.$B$3]" office:value-type="float" office:value="1433.34616236429" calcext:value-type="float">
            <text:p>1433.3461623643</text:p>
          </table:table-cell>
          <table:table-cell office:value-type="float" office:value="48" calcext:value-type="float">
            <text:p>48</text:p>
          </table:table-cell>
          <table:table-cell table:formula="of:=440*2^([.B54]/12)/2^(69/12)" office:value-type="float" office:value="130.812782650299" calcext:value-type="float">
            <text:p>130.8127826503</text:p>
          </table:table-cell>
          <table:table-cell/>
          <table:table-cell table:formula="of:=ROUND([.A54])" office:value-type="float" office:value="1433" calcext:value-type="float">
            <text:p>1433</text:p>
          </table:table-cell>
          <table:table-cell table:formula="of:=[.B54]" office:value-type="float" office:value="48" calcext:value-type="float">
            <text:p>48</text:p>
          </table:table-cell>
          <table:table-cell table:formula="of:=1/[.$B$3]/[.E54]" office:value-type="float" office:value="130.844382414515" calcext:value-type="float">
            <text:p>130.8443824145</text:p>
          </table:table-cell>
          <table:table-cell/>
          <table:table-cell table:formula="of:=[.G54]-[.C54]" office:value-type="float" office:value="0.0315997642156844" calcext:value-type="float">
            <text:p>0.0315997642</text:p>
          </table:table-cell>
          <table:table-cell table:formula="of:=([.G54]/[.C54]-1)*100" office:value-type="float" office:value="0.0241564804107641" calcext:value-type="float">
            <text:p>0.0241564804</text:p>
          </table:table-cell>
        </table:table-row>
        <table:table-row table:style-name="ro1">
          <table:table-cell table:formula="of:=1/[.C55]/[.$B$3]" office:value-type="float" office:value="1352.89862383653" calcext:value-type="float">
            <text:p>1352.8986238365</text:p>
          </table:table-cell>
          <table:table-cell office:value-type="float" office:value="49" calcext:value-type="float">
            <text:p>49</text:p>
          </table:table-cell>
          <table:table-cell table:formula="of:=440*2^([.B55]/12)/2^(69/12)" office:value-type="float" office:value="138.591315488436" calcext:value-type="float">
            <text:p>138.5913154884</text:p>
          </table:table-cell>
          <table:table-cell/>
          <table:table-cell table:formula="of:=ROUND([.A55])" office:value-type="float" office:value="1353" calcext:value-type="float">
            <text:p>1353</text:p>
          </table:table-cell>
          <table:table-cell table:formula="of:=[.B55]" office:value-type="float" office:value="49" calcext:value-type="float">
            <text:p>49</text:p>
          </table:table-cell>
          <table:table-cell table:formula="of:=1/[.$B$3]/[.E55]" office:value-type="float" office:value="138.580931263858" calcext:value-type="float">
            <text:p>138.5809312639</text:p>
          </table:table-cell>
          <table:table-cell/>
          <table:table-cell table:formula="of:=[.G55]-[.C55]" office:value-type="float" office:value="-0.0103842245779333" calcext:value-type="float">
            <text:p>-0.0103842246</text:p>
          </table:table-cell>
          <table:table-cell table:formula="of:=([.G55]/[.C55]-1)*100" office:value-type="float" office:value="-0.00749269500858185" calcext:value-type="float">
            <text:p>-0.007492695</text:p>
          </table:table-cell>
        </table:table-row>
        <table:table-row table:style-name="ro1">
          <table:table-cell table:formula="of:=1/[.C56]/[.$B$3]" office:value-type="float" office:value="1276.96625870172" calcext:value-type="float">
            <text:p>1276.9662587017</text:p>
          </table:table-cell>
          <table:table-cell office:value-type="float" office:value="50" calcext:value-type="float">
            <text:p>50</text:p>
          </table:table-cell>
          <table:table-cell table:formula="of:=440*2^([.B56]/12)/2^(69/12)" office:value-type="float" office:value="146.832383958704" calcext:value-type="float">
            <text:p>146.8323839587</text:p>
          </table:table-cell>
          <table:table-cell/>
          <table:table-cell table:formula="of:=ROUND([.A56])" office:value-type="float" office:value="1277" calcext:value-type="float">
            <text:p>1277</text:p>
          </table:table-cell>
          <table:table-cell table:formula="of:=[.B56]" office:value-type="float" office:value="50" calcext:value-type="float">
            <text:p>50</text:p>
          </table:table-cell>
          <table:table-cell table:formula="of:=1/[.$B$3]/[.E56]" office:value-type="float" office:value="146.828504306969" calcext:value-type="float">
            <text:p>146.828504307</text:p>
          </table:table-cell>
          <table:table-cell/>
          <table:table-cell table:formula="of:=[.G56]-[.C56]" office:value-type="float" office:value="-0.00387965173436555" calcext:value-type="float">
            <text:p>-0.0038796517</text:p>
          </table:table-cell>
          <table:table-cell table:formula="of:=([.G56]/[.C56]-1)*100" office:value-type="float" office:value="-0.0026422316588226" calcext:value-type="float">
            <text:p>-0.0026422317</text:p>
          </table:table-cell>
        </table:table-row>
        <table:table-row table:style-name="ro1">
          <table:table-cell table:formula="of:=1/[.C57]/[.$B$3]" office:value-type="float" office:value="1205.2956497498" calcext:value-type="float">
            <text:p>1205.2956497498</text:p>
          </table:table-cell>
          <table:table-cell office:value-type="float" office:value="51" calcext:value-type="float">
            <text:p>51</text:p>
          </table:table-cell>
          <table:table-cell table:formula="of:=440*2^([.B57]/12)/2^(69/12)" office:value-type="float" office:value="155.56349186104" calcext:value-type="float">
            <text:p>155.563491861</text:p>
          </table:table-cell>
          <table:table-cell/>
          <table:table-cell table:formula="of:=ROUND([.A57])" office:value-type="float" office:value="1205" calcext:value-type="float">
            <text:p>1205</text:p>
          </table:table-cell>
          <table:table-cell table:formula="of:=[.B57]" office:value-type="float" office:value="51" calcext:value-type="float">
            <text:p>51</text:p>
          </table:table-cell>
          <table:table-cell table:formula="of:=1/[.$B$3]/[.E57]" office:value-type="float" office:value="155.601659751037" calcext:value-type="float">
            <text:p>155.601659751</text:p>
          </table:table-cell>
          <table:table-cell/>
          <table:table-cell table:formula="of:=[.G57]-[.C57]" office:value-type="float" office:value="0.0381678899968847" calcext:value-type="float">
            <text:p>0.03816789</text:p>
          </table:table-cell>
          <table:table-cell table:formula="of:=([.G57]/[.C57]-1)*100" office:value-type="float" office:value="0.0245352489457895" calcext:value-type="float">
            <text:p>0.0245352489</text:p>
          </table:table-cell>
        </table:table-row>
        <table:table-row table:style-name="ro1">
          <table:table-cell table:formula="of:=1/[.C58]/[.$B$3]" office:value-type="float" office:value="1137.64760298582" calcext:value-type="float">
            <text:p>1137.6476029858</text:p>
          </table:table-cell>
          <table:table-cell office:value-type="float" office:value="52" calcext:value-type="float">
            <text:p>52</text:p>
          </table:table-cell>
          <table:table-cell table:formula="of:=440*2^([.B58]/12)/2^(69/12)" office:value-type="float" office:value="164.813778456435" calcext:value-type="float">
            <text:p>164.8137784564</text:p>
          </table:table-cell>
          <table:table-cell/>
          <table:table-cell table:formula="of:=ROUND([.A58])" office:value-type="float" office:value="1138" calcext:value-type="float">
            <text:p>1138</text:p>
          </table:table-cell>
          <table:table-cell table:formula="of:=[.B58]" office:value-type="float" office:value="52" calcext:value-type="float">
            <text:p>52</text:p>
          </table:table-cell>
          <table:table-cell table:formula="of:=1/[.$B$3]/[.E58]" office:value-type="float" office:value="164.762741652021" calcext:value-type="float">
            <text:p>164.762741652</text:p>
          </table:table-cell>
          <table:table-cell/>
          <table:table-cell table:formula="of:=[.G58]-[.C58]" office:value-type="float" office:value="-0.0510368044138829" calcext:value-type="float">
            <text:p>-0.0510368044</text:p>
          </table:table-cell>
          <table:table-cell table:formula="of:=([.G58]/[.C58]-1)*100" office:value-type="float" office:value="-0.0309663457096043" calcext:value-type="float">
            <text:p>-0.0309663457</text:p>
          </table:table-cell>
        </table:table-row>
        <table:table-row table:style-name="ro1">
          <table:table-cell table:formula="of:=1/[.C59]/[.$B$3]" office:value-type="float" office:value="1073.79634934222" calcext:value-type="float">
            <text:p>1073.7963493422</text:p>
          </table:table-cell>
          <table:table-cell office:value-type="float" office:value="53" calcext:value-type="float">
            <text:p>53</text:p>
          </table:table-cell>
          <table:table-cell table:formula="of:=440*2^([.B59]/12)/2^(69/12)" office:value-type="float" office:value="174.614115716502" calcext:value-type="float">
            <text:p>174.6141157165</text:p>
          </table:table-cell>
          <table:table-cell/>
          <table:table-cell table:formula="of:=ROUND([.A59])" office:value-type="float" office:value="1074" calcext:value-type="float">
            <text:p>1074</text:p>
          </table:table-cell>
          <table:table-cell table:formula="of:=[.B59]" office:value-type="float" office:value="53" calcext:value-type="float">
            <text:p>53</text:p>
          </table:table-cell>
          <table:table-cell table:formula="of:=1/[.$B$3]/[.E59]" office:value-type="float" office:value="174.581005586592" calcext:value-type="float">
            <text:p>174.5810055866</text:p>
          </table:table-cell>
          <table:table-cell/>
          <table:table-cell table:formula="of:=[.G59]-[.C59]" office:value-type="float" office:value="-0.0331101299098293" calcext:value-type="float">
            <text:p>-0.0331101299</text:p>
          </table:table-cell>
          <table:table-cell table:formula="of:=([.G59]/[.C59]-1)*100" office:value-type="float" office:value="-0.0189618861991536" calcext:value-type="float">
            <text:p>-0.0189618862</text:p>
          </table:table-cell>
        </table:table-row>
        <table:table-row table:style-name="ro1">
          <table:table-cell table:formula="of:=1/[.C60]/[.$B$3]" office:value-type="float" office:value="1013.5287911955" calcext:value-type="float">
            <text:p>1013.5287911955</text:p>
          </table:table-cell>
          <table:table-cell office:value-type="float" office:value="54" calcext:value-type="float">
            <text:p>54</text:p>
          </table:table-cell>
          <table:table-cell table:formula="of:=440*2^([.B60]/12)/2^(69/12)" office:value-type="float" office:value="184.997211355817" calcext:value-type="float">
            <text:p>184.9972113558</text:p>
          </table:table-cell>
          <table:table-cell/>
          <table:table-cell table:formula="of:=ROUND([.A60])" office:value-type="float" office:value="1014" calcext:value-type="float">
            <text:p>1014</text:p>
          </table:table-cell>
          <table:table-cell table:formula="of:=[.B60]" office:value-type="float" office:value="54" calcext:value-type="float">
            <text:p>54</text:p>
          </table:table-cell>
          <table:table-cell table:formula="of:=1/[.$B$3]/[.E60]" office:value-type="float" office:value="184.91124260355" calcext:value-type="float">
            <text:p>184.9112426036</text:p>
          </table:table-cell>
          <table:table-cell/>
          <table:table-cell table:formula="of:=[.G60]-[.C60]" office:value-type="float" office:value="-0.0859687522669219" calcext:value-type="float">
            <text:p>-0.0859687523</text:p>
          </table:table-cell>
          <table:table-cell table:formula="of:=([.G60]/[.C60]-1)*100" office:value-type="float" office:value="-0.0464702963016928" calcext:value-type="float">
            <text:p>-0.0464702963</text:p>
          </table:table-cell>
        </table:table-row>
        <table:table-row table:style-name="ro1">
          <table:table-cell table:formula="of:=1/[.C61]/[.$B$3]" office:value-type="float" office:value="956.643791172761" calcext:value-type="float">
            <text:p>956.6437911728</text:p>
          </table:table-cell>
          <table:table-cell office:value-type="float" office:value="55" calcext:value-type="float">
            <text:p>55</text:p>
          </table:table-cell>
          <table:table-cell table:formula="of:=440*2^([.B61]/12)/2^(69/12)" office:value-type="float" office:value="195.997717990875" calcext:value-type="float">
            <text:p>195.9977179909</text:p>
          </table:table-cell>
          <table:table-cell/>
          <table:table-cell table:formula="of:=ROUND([.A61])" office:value-type="float" office:value="957" calcext:value-type="float">
            <text:p>957</text:p>
          </table:table-cell>
          <table:table-cell table:formula="of:=[.B61]" office:value-type="float" office:value="55" calcext:value-type="float">
            <text:p>55</text:p>
          </table:table-cell>
          <table:table-cell table:formula="of:=1/[.$B$3]/[.E61]" office:value-type="float" office:value="195.924764890282" calcext:value-type="float">
            <text:p>195.9247648903</text:p>
          </table:table-cell>
          <table:table-cell/>
          <table:table-cell table:formula="of:=[.G61]-[.C61]" office:value-type="float" office:value="-0.0729531005924855" calcext:value-type="float">
            <text:p>-0.0729531006</text:p>
          </table:table-cell>
          <table:table-cell table:formula="of:=([.G61]/[.C61]-1)*100" office:value-type="float" office:value="-0.0372214030552542" calcext:value-type="float">
            <text:p>-0.0372214031</text:p>
          </table:table-cell>
        </table:table-row>
        <table:table-row table:style-name="ro1">
          <table:table-cell table:formula="of:=1/[.C62]/[.$B$3]" office:value-type="float" office:value="902.951500874399" calcext:value-type="float">
            <text:p>902.9515008744</text:p>
          </table:table-cell>
          <table:table-cell office:value-type="float" office:value="56" calcext:value-type="float">
            <text:p>56</text:p>
          </table:table-cell>
          <table:table-cell table:formula="of:=440*2^([.B62]/12)/2^(69/12)" office:value-type="float" office:value="207.652348789973" calcext:value-type="float">
            <text:p>207.65234879</text:p>
          </table:table-cell>
          <table:table-cell/>
          <table:table-cell table:formula="of:=ROUND([.A62])" office:value-type="float" office:value="903" calcext:value-type="float">
            <text:p>903</text:p>
          </table:table-cell>
          <table:table-cell table:formula="of:=[.B62]" office:value-type="float" office:value="56" calcext:value-type="float">
            <text:p>56</text:p>
          </table:table-cell>
          <table:table-cell table:formula="of:=1/[.$B$3]/[.E62]" office:value-type="float" office:value="207.641196013289" calcext:value-type="float">
            <text:p>207.6411960133</text:p>
          </table:table-cell>
          <table:table-cell/>
          <table:table-cell table:formula="of:=[.G62]-[.C62]" office:value-type="float" office:value="-0.0111527766835877" calcext:value-type="float">
            <text:p>-0.0111527767</text:p>
          </table:table-cell>
          <table:table-cell table:formula="of:=([.G62]/[.C62]-1)*100" office:value-type="float" office:value="-0.00537088877086145" calcext:value-type="float">
            <text:p>-0.0053708888</text:p>
          </table:table-cell>
        </table:table-row>
        <table:table-row table:style-name="ro1">
          <table:table-cell table:formula="of:=1/[.C63]/[.$B$3]" office:value-type="float" office:value="852.272727272727" calcext:value-type="float">
            <text:p>852.2727272727</text:p>
          </table:table-cell>
          <table:table-cell office:value-type="float" office:value="57" calcext:value-type="float">
            <text:p>57</text:p>
          </table:table-cell>
          <table:table-cell table:formula="of:=440*2^([.B63]/12)/2^(69/12)" office:value-type="float" office:value="220" calcext:value-type="float">
            <text:p>220</text:p>
          </table:table-cell>
          <table:table-cell/>
          <table:table-cell table:formula="of:=ROUND([.A63])" office:value-type="float" office:value="852" calcext:value-type="float">
            <text:p>852</text:p>
          </table:table-cell>
          <table:table-cell table:formula="of:=[.B63]" office:value-type="float" office:value="57" calcext:value-type="float">
            <text:p>57</text:p>
          </table:table-cell>
          <table:table-cell table:formula="of:=1/[.$B$3]/[.E63]" office:value-type="float" office:value="220.070422535211" calcext:value-type="float">
            <text:p>220.0704225352</text:p>
          </table:table-cell>
          <table:table-cell/>
          <table:table-cell table:formula="of:=[.G63]-[.C63]" office:value-type="float" office:value="0.0704225352112644" calcext:value-type="float">
            <text:p>0.0704225352</text:p>
          </table:table-cell>
          <table:table-cell table:formula="of:=([.G63]/[.C63]-1)*100" office:value-type="float" office:value="0.032010243277858" calcext:value-type="float">
            <text:p>0.0320102433</text:p>
          </table:table-cell>
        </table:table-row>
        <table:table-row table:style-name="ro1">
          <table:table-cell table:formula="of:=1/[.C64]/[.$B$3]" office:value-type="float" office:value="804.438334671898" calcext:value-type="float">
            <text:p>804.4383346719</text:p>
          </table:table-cell>
          <table:table-cell office:value-type="float" office:value="58" calcext:value-type="float">
            <text:p>58</text:p>
          </table:table-cell>
          <table:table-cell table:formula="of:=440*2^([.B64]/12)/2^(69/12)" office:value-type="float" office:value="233.081880759045" calcext:value-type="float">
            <text:p>233.081880759</text:p>
          </table:table-cell>
          <table:table-cell/>
          <table:table-cell table:formula="of:=ROUND([.A64])" office:value-type="float" office:value="804" calcext:value-type="float">
            <text:p>804</text:p>
          </table:table-cell>
          <table:table-cell table:formula="of:=[.B64]" office:value-type="float" office:value="58" calcext:value-type="float">
            <text:p>58</text:p>
          </table:table-cell>
          <table:table-cell table:formula="of:=1/[.$B$3]/[.E64]" office:value-type="float" office:value="233.208955223881" calcext:value-type="float">
            <text:p>233.2089552239</text:p>
          </table:table-cell>
          <table:table-cell/>
          <table:table-cell table:formula="of:=[.G64]-[.C64]" office:value-type="float" office:value="0.127074464835687" calcext:value-type="float">
            <text:p>0.1270744648</text:p>
          </table:table-cell>
          <table:table-cell table:formula="of:=([.G64]/[.C64]-1)*100" office:value-type="float" office:value="0.0545192377982673" calcext:value-type="float">
            <text:p>0.0545192378</text:p>
          </table:table-cell>
        </table:table-row>
        <table:table-row table:style-name="ro1">
          <table:table-cell table:formula="of:=1/[.C65]/[.$B$3]" office:value-type="float" office:value="759.288680233244" calcext:value-type="float">
            <text:p>759.2886802332</text:p>
          </table:table-cell>
          <table:table-cell office:value-type="float" office:value="59" calcext:value-type="float">
            <text:p>59</text:p>
          </table:table-cell>
          <table:table-cell table:formula="of:=440*2^([.B65]/12)/2^(69/12)" office:value-type="float" office:value="246.941650628062" calcext:value-type="float">
            <text:p>246.9416506281</text:p>
          </table:table-cell>
          <table:table-cell/>
          <table:table-cell table:formula="of:=ROUND([.A65])" office:value-type="float" office:value="759" calcext:value-type="float">
            <text:p>759</text:p>
          </table:table-cell>
          <table:table-cell table:formula="of:=[.B65]" office:value-type="float" office:value="59" calcext:value-type="float">
            <text:p>59</text:p>
          </table:table-cell>
          <table:table-cell table:formula="of:=1/[.$B$3]/[.E65]" office:value-type="float" office:value="247.03557312253" calcext:value-type="float">
            <text:p>247.0355731225</text:p>
          </table:table-cell>
          <table:table-cell/>
          <table:table-cell table:formula="of:=[.G65]-[.C65]" office:value-type="float" office:value="0.093922494467563" calcext:value-type="float">
            <text:p>0.0939224945</text:p>
          </table:table-cell>
          <table:table-cell table:formula="of:=([.G65]/[.C65]-1)*100" office:value-type="float" office:value="0.0380342863298688" calcext:value-type="float">
            <text:p>0.0380342863</text:p>
          </table:table-cell>
        </table:table-row>
        <table:table-row table:style-name="ro1">
          <table:table-cell table:formula="of:=1/[.C66]/[.$B$3]" office:value-type="float" office:value="716.673081182143" calcext:value-type="float">
            <text:p>716.6730811821</text:p>
          </table:table-cell>
          <table:table-cell office:value-type="float" office:value="60" calcext:value-type="float">
            <text:p>60</text:p>
          </table:table-cell>
          <table:table-cell table:formula="of:=440*2^([.B66]/12)/2^(69/12)" office:value-type="float" office:value="261.625565300599" calcext:value-type="float">
            <text:p>261.6255653006</text:p>
          </table:table-cell>
          <table:table-cell/>
          <table:table-cell table:formula="of:=ROUND([.A66])" office:value-type="float" office:value="717" calcext:value-type="float">
            <text:p>717</text:p>
          </table:table-cell>
          <table:table-cell table:formula="of:=[.B66]" office:value-type="float" office:value="60" calcext:value-type="float">
            <text:p>60</text:p>
          </table:table-cell>
          <table:table-cell table:formula="of:=1/[.$B$3]/[.E66]" office:value-type="float" office:value="261.506276150628" calcext:value-type="float">
            <text:p>261.5062761506</text:p>
          </table:table-cell>
          <table:table-cell/>
          <table:table-cell table:formula="of:=[.G66]-[.C66]" office:value-type="float" office:value="-0.119289149970996" calcext:value-type="float">
            <text:p>-0.11928915</text:p>
          </table:table-cell>
          <table:table-cell table:formula="of:=([.G66]/[.C66]-1)*100" office:value-type="float" office:value="-0.045595372086038" calcext:value-type="float">
            <text:p>-0.0455953721</text:p>
          </table:table-cell>
        </table:table-row>
        <table:table-row table:style-name="ro1">
          <table:table-cell table:formula="of:=1/[.C67]/[.$B$3]" office:value-type="float" office:value="676.449311918267" calcext:value-type="float">
            <text:p>676.4493119183</text:p>
          </table:table-cell>
          <table:table-cell office:value-type="float" office:value="61" calcext:value-type="float">
            <text:p>61</text:p>
          </table:table-cell>
          <table:table-cell table:formula="of:=440*2^([.B67]/12)/2^(69/12)" office:value-type="float" office:value="277.182630976872" calcext:value-type="float">
            <text:p>277.1826309769</text:p>
          </table:table-cell>
          <table:table-cell/>
          <table:table-cell table:formula="of:=ROUND([.A67])" office:value-type="float" office:value="676" calcext:value-type="float">
            <text:p>676</text:p>
          </table:table-cell>
          <table:table-cell table:formula="of:=[.B67]" office:value-type="float" office:value="61" calcext:value-type="float">
            <text:p>61</text:p>
          </table:table-cell>
          <table:table-cell table:formula="of:=1/[.$B$3]/[.E67]" office:value-type="float" office:value="277.366863905325" calcext:value-type="float">
            <text:p>277.3668639053</text:p>
          </table:table-cell>
          <table:table-cell/>
          <table:table-cell table:formula="of:=[.G67]-[.C67]" office:value-type="float" office:value="0.184232928453355" calcext:value-type="float">
            <text:p>0.1842329285</text:p>
          </table:table-cell>
          <table:table-cell table:formula="of:=([.G67]/[.C67]-1)*100" office:value-type="float" office:value="0.0664662600986521" calcext:value-type="float">
            <text:p>0.0664662601</text:p>
          </table:table-cell>
        </table:table-row>
        <table:table-row table:style-name="ro1">
          <table:table-cell table:formula="of:=1/[.C68]/[.$B$3]" office:value-type="float" office:value="638.483129350858" calcext:value-type="float">
            <text:p>638.4831293509</text:p>
          </table:table-cell>
          <table:table-cell office:value-type="float" office:value="62" calcext:value-type="float">
            <text:p>62</text:p>
          </table:table-cell>
          <table:table-cell table:formula="of:=440*2^([.B68]/12)/2^(69/12)" office:value-type="float" office:value="293.664767917408" calcext:value-type="float">
            <text:p>293.6647679174</text:p>
          </table:table-cell>
          <table:table-cell/>
          <table:table-cell table:formula="of:=ROUND([.A68])" office:value-type="float" office:value="638" calcext:value-type="float">
            <text:p>638</text:p>
          </table:table-cell>
          <table:table-cell table:formula="of:=[.B68]" office:value-type="float" office:value="62" calcext:value-type="float">
            <text:p>62</text:p>
          </table:table-cell>
          <table:table-cell table:formula="of:=1/[.$B$3]/[.E68]" office:value-type="float" office:value="293.887147335423" calcext:value-type="float">
            <text:p>293.8871473354</text:p>
          </table:table-cell>
          <table:table-cell/>
          <table:table-cell table:formula="of:=[.G68]-[.C68]" office:value-type="float" office:value="0.222379418015578" calcext:value-type="float">
            <text:p>0.222379418</text:p>
          </table:table-cell>
          <table:table-cell table:formula="of:=([.G68]/[.C68]-1)*100" office:value-type="float" office:value="0.0757256035828213" calcext:value-type="float">
            <text:p>0.0757256036</text:p>
          </table:table-cell>
        </table:table-row>
        <table:table-row table:style-name="ro1">
          <table:table-cell table:formula="of:=1/[.C69]/[.$B$3]" office:value-type="float" office:value="602.647824874898" calcext:value-type="float">
            <text:p>602.6478248749</text:p>
          </table:table-cell>
          <table:table-cell office:value-type="float" office:value="63" calcext:value-type="float">
            <text:p>63</text:p>
          </table:table-cell>
          <table:table-cell table:formula="of:=440*2^([.B69]/12)/2^(69/12)" office:value-type="float" office:value="311.126983722081" calcext:value-type="float">
            <text:p>311.1269837221</text:p>
          </table:table-cell>
          <table:table-cell/>
          <table:table-cell table:formula="of:=ROUND([.A69])" office:value-type="float" office:value="603" calcext:value-type="float">
            <text:p>603</text:p>
          </table:table-cell>
          <table:table-cell table:formula="of:=[.B69]" office:value-type="float" office:value="63" calcext:value-type="float">
            <text:p>63</text:p>
          </table:table-cell>
          <table:table-cell table:formula="of:=1/[.$B$3]/[.E69]" office:value-type="float" office:value="310.945273631841" calcext:value-type="float">
            <text:p>310.9452736318</text:p>
          </table:table-cell>
          <table:table-cell/>
          <table:table-cell table:formula="of:=[.G69]-[.C69]" office:value-type="float" office:value="-0.181710090240131" calcext:value-type="float">
            <text:p>-0.1817100902</text:p>
          </table:table-cell>
          <table:table-cell table:formula="of:=([.G69]/[.C69]-1)*100" office:value-type="float" office:value="-0.0584038350085581" calcext:value-type="float">
            <text:p>-0.058403835</text:p>
          </table:table-cell>
        </table:table-row>
        <table:table-row table:style-name="ro1">
          <table:table-cell table:formula="of:=1/[.C70]/[.$B$3]" office:value-type="float" office:value="568.823801492912" calcext:value-type="float">
            <text:p>568.8238014929</text:p>
          </table:table-cell>
          <table:table-cell office:value-type="float" office:value="64" calcext:value-type="float">
            <text:p>64</text:p>
          </table:table-cell>
          <table:table-cell table:formula="of:=440*2^([.B70]/12)/2^(69/12)" office:value-type="float" office:value="329.62755691287" calcext:value-type="float">
            <text:p>329.6275569129</text:p>
          </table:table-cell>
          <table:table-cell/>
          <table:table-cell table:formula="of:=ROUND([.A70])" office:value-type="float" office:value="569" calcext:value-type="float">
            <text:p>569</text:p>
          </table:table-cell>
          <table:table-cell table:formula="of:=[.B70]" office:value-type="float" office:value="64" calcext:value-type="float">
            <text:p>64</text:p>
          </table:table-cell>
          <table:table-cell table:formula="of:=1/[.$B$3]/[.E70]" office:value-type="float" office:value="329.525483304042" calcext:value-type="float">
            <text:p>329.525483304</text:p>
          </table:table-cell>
          <table:table-cell/>
          <table:table-cell table:formula="of:=[.G70]-[.C70]" office:value-type="float" office:value="-0.102073608827766" calcext:value-type="float">
            <text:p>-0.1020736088</text:p>
          </table:table-cell>
          <table:table-cell table:formula="of:=([.G70]/[.C70]-1)*100" office:value-type="float" office:value="-0.0309663457096043" calcext:value-type="float">
            <text:p>-0.0309663457</text:p>
          </table:table-cell>
        </table:table-row>
        <table:table-row table:style-name="ro1">
          <table:table-cell table:formula="of:=1/[.C71]/[.$B$3]" office:value-type="float" office:value="536.898174671111" calcext:value-type="float">
            <text:p>536.8981746711</text:p>
          </table:table-cell>
          <table:table-cell office:value-type="float" office:value="65" calcext:value-type="float">
            <text:p>65</text:p>
          </table:table-cell>
          <table:table-cell table:formula="of:=440*2^([.B71]/12)/2^(69/12)" office:value-type="float" office:value="349.228231433004" calcext:value-type="float">
            <text:p>349.228231433</text:p>
          </table:table-cell>
          <table:table-cell/>
          <table:table-cell table:formula="of:=ROUND([.A71])" office:value-type="float" office:value="537" calcext:value-type="float">
            <text:p>537</text:p>
          </table:table-cell>
          <table:table-cell table:formula="of:=[.B71]" office:value-type="float" office:value="65" calcext:value-type="float">
            <text:p>65</text:p>
          </table:table-cell>
          <table:table-cell table:formula="of:=1/[.$B$3]/[.E71]" office:value-type="float" office:value="349.162011173184" calcext:value-type="float">
            <text:p>349.1620111732</text:p>
          </table:table-cell>
          <table:table-cell/>
          <table:table-cell table:formula="of:=[.G71]-[.C71]" office:value-type="float" office:value="-0.0662202598196586" calcext:value-type="float">
            <text:p>-0.0662202598</text:p>
          </table:table-cell>
          <table:table-cell table:formula="of:=([.G71]/[.C71]-1)*100" office:value-type="float" office:value="-0.0189618861991536" calcext:value-type="float">
            <text:p>-0.0189618862</text:p>
          </table:table-cell>
        </table:table-row>
        <table:table-row table:style-name="ro1">
          <table:table-cell table:formula="of:=1/[.C72]/[.$B$3]" office:value-type="float" office:value="506.76439559775" calcext:value-type="float">
            <text:p>506.7643955978</text:p>
          </table:table-cell>
          <table:table-cell office:value-type="float" office:value="66" calcext:value-type="float">
            <text:p>66</text:p>
          </table:table-cell>
          <table:table-cell table:formula="of:=440*2^([.B72]/12)/2^(69/12)" office:value-type="float" office:value="369.994422711634" calcext:value-type="float">
            <text:p>369.9944227116</text:p>
          </table:table-cell>
          <table:table-cell/>
          <table:table-cell table:formula="of:=ROUND([.A72])" office:value-type="float" office:value="507" calcext:value-type="float">
            <text:p>507</text:p>
          </table:table-cell>
          <table:table-cell table:formula="of:=[.B72]" office:value-type="float" office:value="66" calcext:value-type="float">
            <text:p>66</text:p>
          </table:table-cell>
          <table:table-cell table:formula="of:=1/[.$B$3]/[.E72]" office:value-type="float" office:value="369.822485207101" calcext:value-type="float">
            <text:p>369.8224852071</text:p>
          </table:table-cell>
          <table:table-cell/>
          <table:table-cell table:formula="of:=[.G72]-[.C72]" office:value-type="float" office:value="-0.171937504533844" calcext:value-type="float">
            <text:p>-0.1719375045</text:p>
          </table:table-cell>
          <table:table-cell table:formula="of:=([.G72]/[.C72]-1)*100" office:value-type="float" office:value="-0.0464702963016928" calcext:value-type="float">
            <text:p>-0.0464702963</text:p>
          </table:table-cell>
        </table:table-row>
        <table:table-row table:style-name="ro1">
          <table:table-cell table:formula="of:=1/[.C73]/[.$B$3]" office:value-type="float" office:value="478.321895586381" calcext:value-type="float">
            <text:p>478.3218955864</text:p>
          </table:table-cell>
          <table:table-cell office:value-type="float" office:value="67" calcext:value-type="float">
            <text:p>67</text:p>
          </table:table-cell>
          <table:table-cell table:formula="of:=440*2^([.B73]/12)/2^(69/12)" office:value-type="float" office:value="391.995435981749" calcext:value-type="float">
            <text:p>391.9954359818</text:p>
          </table:table-cell>
          <table:table-cell/>
          <table:table-cell table:formula="of:=ROUND([.A73])" office:value-type="float" office:value="478" calcext:value-type="float">
            <text:p>478</text:p>
          </table:table-cell>
          <table:table-cell table:formula="of:=[.B73]" office:value-type="float" office:value="67" calcext:value-type="float">
            <text:p>67</text:p>
          </table:table-cell>
          <table:table-cell table:formula="of:=1/[.$B$3]/[.E73]" office:value-type="float" office:value="392.259414225941" calcext:value-type="float">
            <text:p>392.2594142259</text:p>
          </table:table-cell>
          <table:table-cell/>
          <table:table-cell table:formula="of:=[.G73]-[.C73]" office:value-type="float" office:value="0.263978244192231" calcext:value-type="float">
            <text:p>0.2639782442</text:p>
          </table:table-cell>
          <table:table-cell table:formula="of:=([.G73]/[.C73]-1)*100" office:value-type="float" office:value="0.0673421728829782" calcext:value-type="float">
            <text:p>0.0673421729</text:p>
          </table:table-cell>
        </table:table-row>
        <table:table-row table:style-name="ro1">
          <table:table-cell table:formula="of:=1/[.C74]/[.$B$3]" office:value-type="float" office:value="451.4757504372" calcext:value-type="float">
            <text:p>451.4757504372</text:p>
          </table:table-cell>
          <table:table-cell office:value-type="float" office:value="68" calcext:value-type="float">
            <text:p>68</text:p>
          </table:table-cell>
          <table:table-cell table:formula="of:=440*2^([.B74]/12)/2^(69/12)" office:value-type="float" office:value="415.304697579945" calcext:value-type="float">
            <text:p>415.3046975799</text:p>
          </table:table-cell>
          <table:table-cell/>
          <table:table-cell table:formula="of:=ROUND([.A74])" office:value-type="float" office:value="451" calcext:value-type="float">
            <text:p>451</text:p>
          </table:table-cell>
          <table:table-cell table:formula="of:=[.B74]" office:value-type="float" office:value="68" calcext:value-type="float">
            <text:p>68</text:p>
          </table:table-cell>
          <table:table-cell table:formula="of:=1/[.$B$3]/[.E74]" office:value-type="float" office:value="415.742793791574" calcext:value-type="float">
            <text:p>415.7427937916</text:p>
          </table:table-cell>
          <table:table-cell/>
          <table:table-cell table:formula="of:=[.G74]-[.C74]" office:value-type="float" office:value="0.438096211629045" calcext:value-type="float">
            <text:p>0.4380962116</text:p>
          </table:table-cell>
          <table:table-cell table:formula="of:=([.G74]/[.C74]-1)*100" office:value-type="float" office:value="0.10548790181808" calcext:value-type="float">
            <text:p>0.1054879018</text:p>
          </table:table-cell>
        </table:table-row>
        <table:table-row table:style-name="ro1">
          <table:table-cell table:formula="of:=1/[.C75]/[.$B$3]" office:value-type="float" office:value="426.136363636364" calcext:value-type="float">
            <text:p>426.1363636364</text:p>
          </table:table-cell>
          <table:table-cell office:value-type="float" office:value="69" calcext:value-type="float">
            <text:p>69</text:p>
          </table:table-cell>
          <table:table-cell table:formula="of:=440*2^([.B75]/12)/2^(69/12)" office:value-type="float" office:value="440" calcext:value-type="float">
            <text:p>440</text:p>
          </table:table-cell>
          <table:table-cell/>
          <table:table-cell table:formula="of:=ROUND([.A75])" office:value-type="float" office:value="426" calcext:value-type="float">
            <text:p>426</text:p>
          </table:table-cell>
          <table:table-cell table:formula="of:=[.B75]" office:value-type="float" office:value="69" calcext:value-type="float">
            <text:p>69</text:p>
          </table:table-cell>
          <table:table-cell table:formula="of:=1/[.$B$3]/[.E75]" office:value-type="float" office:value="440.140845070423" calcext:value-type="float">
            <text:p>440.1408450704</text:p>
          </table:table-cell>
          <table:table-cell/>
          <table:table-cell table:formula="of:=[.G75]-[.C75]" office:value-type="float" office:value="0.140845070422529" calcext:value-type="float">
            <text:p>0.1408450704</text:p>
          </table:table-cell>
          <table:table-cell table:formula="of:=([.G75]/[.C75]-1)*100" office:value-type="float" office:value="0.032010243277858" calcext:value-type="float">
            <text:p>0.0320102433</text:p>
          </table:table-cell>
        </table:table-row>
        <table:table-row table:style-name="ro1">
          <table:table-cell table:formula="of:=1/[.C76]/[.$B$3]" office:value-type="float" office:value="402.219167335949" calcext:value-type="float">
            <text:p>402.2191673359</text:p>
          </table:table-cell>
          <table:table-cell office:value-type="float" office:value="70" calcext:value-type="float">
            <text:p>70</text:p>
          </table:table-cell>
          <table:table-cell table:formula="of:=440*2^([.B76]/12)/2^(69/12)" office:value-type="float" office:value="466.16376151809" calcext:value-type="float">
            <text:p>466.1637615181</text:p>
          </table:table-cell>
          <table:table-cell/>
          <table:table-cell table:formula="of:=ROUND([.A76])" office:value-type="float" office:value="402" calcext:value-type="float">
            <text:p>402</text:p>
          </table:table-cell>
          <table:table-cell table:formula="of:=[.B76]" office:value-type="float" office:value="70" calcext:value-type="float">
            <text:p>70</text:p>
          </table:table-cell>
          <table:table-cell table:formula="of:=1/[.$B$3]/[.E76]" office:value-type="float" office:value="466.417910447761" calcext:value-type="float">
            <text:p>466.4179104478</text:p>
          </table:table-cell>
          <table:table-cell/>
          <table:table-cell table:formula="of:=[.G76]-[.C76]" office:value-type="float" office:value="0.254148929671373" calcext:value-type="float">
            <text:p>0.2541489297</text:p>
          </table:table-cell>
          <table:table-cell table:formula="of:=([.G76]/[.C76]-1)*100" office:value-type="float" office:value="0.0545192377982673" calcext:value-type="float">
            <text:p>0.0545192378</text:p>
          </table:table-cell>
        </table:table-row>
        <table:table-row table:style-name="ro1">
          <table:table-cell table:formula="of:=1/[.C77]/[.$B$3]" office:value-type="float" office:value="379.644340116622" calcext:value-type="float">
            <text:p>379.6443401166</text:p>
          </table:table-cell>
          <table:table-cell office:value-type="float" office:value="71" calcext:value-type="float">
            <text:p>71</text:p>
          </table:table-cell>
          <table:table-cell table:formula="of:=440*2^([.B77]/12)/2^(69/12)" office:value-type="float" office:value="493.883301256124" calcext:value-type="float">
            <text:p>493.8833012561</text:p>
          </table:table-cell>
          <table:table-cell/>
          <table:table-cell table:formula="of:=ROUND([.A77])" office:value-type="float" office:value="380" calcext:value-type="float">
            <text:p>380</text:p>
          </table:table-cell>
          <table:table-cell table:formula="of:=[.B77]" office:value-type="float" office:value="71" calcext:value-type="float">
            <text:p>71</text:p>
          </table:table-cell>
          <table:table-cell table:formula="of:=1/[.$B$3]/[.E77]" office:value-type="float" office:value="493.421052631579" calcext:value-type="float">
            <text:p>493.4210526316</text:p>
          </table:table-cell>
          <table:table-cell/>
          <table:table-cell table:formula="of:=[.G77]-[.C77]" office:value-type="float" office:value="-0.462248624545225" calcext:value-type="float">
            <text:p>-0.4622486245</text:p>
          </table:table-cell>
          <table:table-cell table:formula="of:=([.G77]/[.C77]-1)*100" office:value-type="float" office:value="-0.0935947061521558" calcext:value-type="float">
            <text:p>-0.0935947062</text:p>
          </table:table-cell>
        </table:table-row>
        <table:table-row table:style-name="ro1">
          <table:table-cell table:formula="of:=1/[.C78]/[.$B$3]" office:value-type="float" office:value="358.336540591072" calcext:value-type="float">
            <text:p>358.3365405911</text:p>
          </table:table-cell>
          <table:table-cell office:value-type="float" office:value="72" calcext:value-type="float">
            <text:p>72</text:p>
          </table:table-cell>
          <table:table-cell table:formula="of:=440*2^([.B78]/12)/2^(69/12)" office:value-type="float" office:value="523.251130601197" calcext:value-type="float">
            <text:p>523.2511306012</text:p>
          </table:table-cell>
          <table:table-cell/>
          <table:table-cell table:formula="of:=ROUND([.A78])" office:value-type="float" office:value="358" calcext:value-type="float">
            <text:p>358</text:p>
          </table:table-cell>
          <table:table-cell table:formula="of:=[.B78]" office:value-type="float" office:value="72" calcext:value-type="float">
            <text:p>72</text:p>
          </table:table-cell>
          <table:table-cell table:formula="of:=1/[.$B$3]/[.E78]" office:value-type="float" office:value="523.743016759777" calcext:value-type="float">
            <text:p>523.7430167598</text:p>
          </table:table-cell>
          <table:table-cell/>
          <table:table-cell table:formula="of:=[.G78]-[.C78]" office:value-type="float" office:value="0.491886158579291" calcext:value-type="float">
            <text:p>0.4918861586</text:p>
          </table:table-cell>
          <table:table-cell table:formula="of:=([.G78]/[.C78]-1)*100" office:value-type="float" office:value="0.094005751695958" calcext:value-type="float">
            <text:p>0.0940057517</text:p>
          </table:table-cell>
        </table:table-row>
        <table:table-row table:style-name="ro1">
          <table:table-cell table:formula="of:=1/[.C79]/[.$B$3]" office:value-type="float" office:value="338.224655959133" calcext:value-type="float">
            <text:p>338.2246559591</text:p>
          </table:table-cell>
          <table:table-cell office:value-type="float" office:value="73" calcext:value-type="float">
            <text:p>73</text:p>
          </table:table-cell>
          <table:table-cell table:formula="of:=440*2^([.B79]/12)/2^(69/12)" office:value-type="float" office:value="554.365261953744" calcext:value-type="float">
            <text:p>554.3652619537</text:p>
          </table:table-cell>
          <table:table-cell/>
          <table:table-cell table:formula="of:=ROUND([.A79])" office:value-type="float" office:value="338" calcext:value-type="float">
            <text:p>338</text:p>
          </table:table-cell>
          <table:table-cell table:formula="of:=[.B79]" office:value-type="float" office:value="73" calcext:value-type="float">
            <text:p>73</text:p>
          </table:table-cell>
          <table:table-cell table:formula="of:=1/[.$B$3]/[.E79]" office:value-type="float" office:value="554.733727810651" calcext:value-type="float">
            <text:p>554.7337278107</text:p>
          </table:table-cell>
          <table:table-cell/>
          <table:table-cell table:formula="of:=[.G79]-[.C79]" office:value-type="float" office:value="0.36846585690671" calcext:value-type="float">
            <text:p>0.3684658569</text:p>
          </table:table-cell>
          <table:table-cell table:formula="of:=([.G79]/[.C79]-1)*100" office:value-type="float" office:value="0.0664662600986521" calcext:value-type="float">
            <text:p>0.0664662601</text:p>
          </table:table-cell>
        </table:table-row>
        <table:table-row table:style-name="ro1">
          <table:table-cell table:formula="of:=1/[.C80]/[.$B$3]" office:value-type="float" office:value="319.241564675429" calcext:value-type="float">
            <text:p>319.2415646754</text:p>
          </table:table-cell>
          <table:table-cell office:value-type="float" office:value="74" calcext:value-type="float">
            <text:p>74</text:p>
          </table:table-cell>
          <table:table-cell table:formula="of:=440*2^([.B80]/12)/2^(69/12)" office:value-type="float" office:value="587.329535834815" calcext:value-type="float">
            <text:p>587.3295358348</text:p>
          </table:table-cell>
          <table:table-cell/>
          <table:table-cell table:formula="of:=ROUND([.A80])" office:value-type="float" office:value="319" calcext:value-type="float">
            <text:p>319</text:p>
          </table:table-cell>
          <table:table-cell table:formula="of:=[.B80]" office:value-type="float" office:value="74" calcext:value-type="float">
            <text:p>74</text:p>
          </table:table-cell>
          <table:table-cell table:formula="of:=1/[.$B$3]/[.E80]" office:value-type="float" office:value="587.774294670846" calcext:value-type="float">
            <text:p>587.7742946708</text:p>
          </table:table-cell>
          <table:table-cell/>
          <table:table-cell table:formula="of:=[.G80]-[.C80]" office:value-type="float" office:value="0.444758836031156" calcext:value-type="float">
            <text:p>0.444758836</text:p>
          </table:table-cell>
          <table:table-cell table:formula="of:=([.G80]/[.C80]-1)*100" office:value-type="float" office:value="0.0757256035828213" calcext:value-type="float">
            <text:p>0.0757256036</text:p>
          </table:table-cell>
        </table:table-row>
        <table:table-row table:style-name="ro1">
          <table:table-cell table:formula="of:=1/[.C81]/[.$B$3]" office:value-type="float" office:value="301.323912437449" calcext:value-type="float">
            <text:p>301.3239124375</text:p>
          </table:table-cell>
          <table:table-cell office:value-type="float" office:value="75" calcext:value-type="float">
            <text:p>75</text:p>
          </table:table-cell>
          <table:table-cell table:formula="of:=440*2^([.B81]/12)/2^(69/12)" office:value-type="float" office:value="622.253967444162" calcext:value-type="float">
            <text:p>622.2539674442</text:p>
          </table:table-cell>
          <table:table-cell/>
          <table:table-cell table:formula="of:=ROUND([.A81])" office:value-type="float" office:value="301" calcext:value-type="float">
            <text:p>301</text:p>
          </table:table-cell>
          <table:table-cell table:formula="of:=[.B81]" office:value-type="float" office:value="75" calcext:value-type="float">
            <text:p>75</text:p>
          </table:table-cell>
          <table:table-cell table:formula="of:=1/[.$B$3]/[.E81]" office:value-type="float" office:value="622.923588039867" calcext:value-type="float">
            <text:p>622.9235880399</text:p>
          </table:table-cell>
          <table:table-cell/>
          <table:table-cell table:formula="of:=[.G81]-[.C81]" office:value-type="float" office:value="0.669620595705283" calcext:value-type="float">
            <text:p>0.6696205957</text:p>
          </table:table-cell>
          <table:table-cell table:formula="of:=([.G81]/[.C81]-1)*100" office:value-type="float" office:value="0.10761210546486" calcext:value-type="float">
            <text:p>0.1076121055</text:p>
          </table:table-cell>
        </table:table-row>
        <table:table-row table:style-name="ro1">
          <table:table-cell table:formula="of:=1/[.C82]/[.$B$3]" office:value-type="float" office:value="284.411900746456" calcext:value-type="float">
            <text:p>284.4119007465</text:p>
          </table:table-cell>
          <table:table-cell office:value-type="float" office:value="76" calcext:value-type="float">
            <text:p>76</text:p>
          </table:table-cell>
          <table:table-cell table:formula="of:=440*2^([.B82]/12)/2^(69/12)" office:value-type="float" office:value="659.25511382574" calcext:value-type="float">
            <text:p>659.2551138257</text:p>
          </table:table-cell>
          <table:table-cell/>
          <table:table-cell table:formula="of:=ROUND([.A82])" office:value-type="float" office:value="284" calcext:value-type="float">
            <text:p>284</text:p>
          </table:table-cell>
          <table:table-cell table:formula="of:=[.B82]" office:value-type="float" office:value="76" calcext:value-type="float">
            <text:p>76</text:p>
          </table:table-cell>
          <table:table-cell table:formula="of:=1/[.$B$3]/[.E82]" office:value-type="float" office:value="660.211267605634" calcext:value-type="float">
            <text:p>660.2112676056</text:p>
          </table:table-cell>
          <table:table-cell/>
          <table:table-cell table:formula="of:=[.G82]-[.C82]" office:value-type="float" office:value="0.956153779893953" calcext:value-type="float">
            <text:p>0.9561537799</text:p>
          </table:table-cell>
          <table:table-cell table:formula="of:=([.G82]/[.C82]-1)*100" office:value-type="float" office:value="0.145035474104294" calcext:value-type="float">
            <text:p>0.1450354741</text:p>
          </table:table-cell>
        </table:table-row>
        <table:table-row table:style-name="ro1">
          <table:table-cell table:formula="of:=1/[.C83]/[.$B$3]" office:value-type="float" office:value="268.449087335555" calcext:value-type="float">
            <text:p>268.4490873356</text:p>
          </table:table-cell>
          <table:table-cell office:value-type="float" office:value="77" calcext:value-type="float">
            <text:p>77</text:p>
          </table:table-cell>
          <table:table-cell table:formula="of:=440*2^([.B83]/12)/2^(69/12)" office:value-type="float" office:value="698.456462866008" calcext:value-type="float">
            <text:p>698.456462866</text:p>
          </table:table-cell>
          <table:table-cell/>
          <table:table-cell table:formula="of:=ROUND([.A83])" office:value-type="float" office:value="268" calcext:value-type="float">
            <text:p>268</text:p>
          </table:table-cell>
          <table:table-cell table:formula="of:=[.B83]" office:value-type="float" office:value="77" calcext:value-type="float">
            <text:p>77</text:p>
          </table:table-cell>
          <table:table-cell table:formula="of:=1/[.$B$3]/[.E83]" office:value-type="float" office:value="699.626865671642" calcext:value-type="float">
            <text:p>699.6268656716</text:p>
          </table:table-cell>
          <table:table-cell/>
          <table:table-cell table:formula="of:=[.G83]-[.C83]" office:value-type="float" office:value="1.17040280563378" calcext:value-type="float">
            <text:p>1.1704028056</text:p>
          </table:table-cell>
          <table:table-cell table:formula="of:=([.G83]/[.C83]-1)*100" office:value-type="float" office:value="0.167569901326603" calcext:value-type="float">
            <text:p>0.1675699013</text:p>
          </table:table-cell>
        </table:table-row>
        <table:table-row table:style-name="ro1">
          <table:table-cell table:formula="of:=1/[.C84]/[.$B$3]" office:value-type="float" office:value="253.382197798875" calcext:value-type="float">
            <text:p>253.3821977989</text:p>
          </table:table-cell>
          <table:table-cell office:value-type="float" office:value="78" calcext:value-type="float">
            <text:p>78</text:p>
          </table:table-cell>
          <table:table-cell table:formula="of:=440*2^([.B84]/12)/2^(69/12)" office:value-type="float" office:value="739.988845423269" calcext:value-type="float">
            <text:p>739.9888454233</text:p>
          </table:table-cell>
          <table:table-cell/>
          <table:table-cell table:formula="of:=ROUND([.A84])" office:value-type="float" office:value="253" calcext:value-type="float">
            <text:p>253</text:p>
          </table:table-cell>
          <table:table-cell table:formula="of:=[.B84]" office:value-type="float" office:value="78" calcext:value-type="float">
            <text:p>78</text:p>
          </table:table-cell>
          <table:table-cell table:formula="of:=1/[.$B$3]/[.E84]" office:value-type="float" office:value="741.106719367589" calcext:value-type="float">
            <text:p>741.1067193676</text:p>
          </table:table-cell>
          <table:table-cell/>
          <table:table-cell table:formula="of:=[.G84]-[.C84]" office:value-type="float" office:value="1.11787394431997" calcext:value-type="float">
            <text:p>1.1178739443</text:p>
          </table:table-cell>
          <table:table-cell table:formula="of:=([.G84]/[.C84]-1)*100" office:value-type="float" office:value="0.151066323666083" calcext:value-type="float">
            <text:p>0.1510663237</text:p>
          </table:table-cell>
        </table:table-row>
        <table:table-row table:style-name="ro1">
          <table:table-cell table:formula="of:=1/[.C85]/[.$B$3]" office:value-type="float" office:value="239.16094779319" calcext:value-type="float">
            <text:p>239.1609477932</text:p>
          </table:table-cell>
          <table:table-cell office:value-type="float" office:value="79" calcext:value-type="float">
            <text:p>79</text:p>
          </table:table-cell>
          <table:table-cell table:formula="of:=440*2^([.B85]/12)/2^(69/12)" office:value-type="float" office:value="783.990871963498" calcext:value-type="float">
            <text:p>783.9908719635</text:p>
          </table:table-cell>
          <table:table-cell/>
          <table:table-cell table:formula="of:=ROUND([.A85])" office:value-type="float" office:value="239" calcext:value-type="float">
            <text:p>239</text:p>
          </table:table-cell>
          <table:table-cell table:formula="of:=[.B85]" office:value-type="float" office:value="79" calcext:value-type="float">
            <text:p>79</text:p>
          </table:table-cell>
          <table:table-cell table:formula="of:=1/[.$B$3]/[.E85]" office:value-type="float" office:value="784.518828451883" calcext:value-type="float">
            <text:p>784.5188284519</text:p>
          </table:table-cell>
          <table:table-cell/>
          <table:table-cell table:formula="of:=[.G85]-[.C85]" office:value-type="float" office:value="0.527956488384461" calcext:value-type="float">
            <text:p>0.5279564884</text:p>
          </table:table-cell>
          <table:table-cell table:formula="of:=([.G85]/[.C85]-1)*100" office:value-type="float" office:value="0.0673421728829782" calcext:value-type="float">
            <text:p>0.0673421729</text:p>
          </table:table-cell>
        </table:table-row>
        <table:table-row table:style-name="ro1">
          <table:table-cell table:formula="of:=1/[.C86]/[.$B$3]" office:value-type="float" office:value="225.7378752186" calcext:value-type="float">
            <text:p>225.7378752186</text:p>
          </table:table-cell>
          <table:table-cell office:value-type="float" office:value="80" calcext:value-type="float">
            <text:p>80</text:p>
          </table:table-cell>
          <table:table-cell table:formula="of:=440*2^([.B86]/12)/2^(69/12)" office:value-type="float" office:value="830.609395159891" calcext:value-type="float">
            <text:p>830.6093951599</text:p>
          </table:table-cell>
          <table:table-cell/>
          <table:table-cell table:formula="of:=ROUND([.A86])" office:value-type="float" office:value="226" calcext:value-type="float">
            <text:p>226</text:p>
          </table:table-cell>
          <table:table-cell table:formula="of:=[.B86]" office:value-type="float" office:value="80" calcext:value-type="float">
            <text:p>80</text:p>
          </table:table-cell>
          <table:table-cell table:formula="of:=1/[.$B$3]/[.E86]" office:value-type="float" office:value="829.646017699115" calcext:value-type="float">
            <text:p>829.6460176991</text:p>
          </table:table-cell>
          <table:table-cell/>
          <table:table-cell table:formula="of:=[.G86]-[.C86]" office:value-type="float" office:value="-0.963377460775405" calcext:value-type="float">
            <text:p>-0.9633774608</text:p>
          </table:table-cell>
          <table:table-cell table:formula="of:=([.G86]/[.C86]-1)*100" office:value-type="float" office:value="-0.115984416548764" calcext:value-type="float">
            <text:p>-0.1159844165</text:p>
          </table:table-cell>
        </table:table-row>
        <table:table-row table:style-name="ro1">
          <table:table-cell table:formula="of:=1/[.C87]/[.$B$3]" office:value-type="float" office:value="213.068181818182" calcext:value-type="float">
            <text:p>213.0681818182</text:p>
          </table:table-cell>
          <table:table-cell office:value-type="float" office:value="81" calcext:value-type="float">
            <text:p>81</text:p>
          </table:table-cell>
          <table:table-cell table:formula="of:=440*2^([.B87]/12)/2^(69/12)" office:value-type="float" office:value="880" calcext:value-type="float">
            <text:p>880</text:p>
          </table:table-cell>
          <table:table-cell/>
          <table:table-cell table:formula="of:=ROUND([.A87])" office:value-type="float" office:value="213" calcext:value-type="float">
            <text:p>213</text:p>
          </table:table-cell>
          <table:table-cell table:formula="of:=[.B87]" office:value-type="float" office:value="81" calcext:value-type="float">
            <text:p>81</text:p>
          </table:table-cell>
          <table:table-cell table:formula="of:=1/[.$B$3]/[.E87]" office:value-type="float" office:value="880.281690140845" calcext:value-type="float">
            <text:p>880.2816901408</text:p>
          </table:table-cell>
          <table:table-cell/>
          <table:table-cell table:formula="of:=[.G87]-[.C87]" office:value-type="float" office:value="0.281690140845058" calcext:value-type="float">
            <text:p>0.2816901408</text:p>
          </table:table-cell>
          <table:table-cell table:formula="of:=([.G87]/[.C87]-1)*100" office:value-type="float" office:value="0.032010243277858" calcext:value-type="float">
            <text:p>0.0320102433</text:p>
          </table:table-cell>
        </table:table-row>
        <table:table-row table:style-name="ro1">
          <table:table-cell table:formula="of:=1/[.C88]/[.$B$3]" office:value-type="float" office:value="201.109583667975" calcext:value-type="float">
            <text:p>201.109583668</text:p>
          </table:table-cell>
          <table:table-cell office:value-type="float" office:value="82" calcext:value-type="float">
            <text:p>82</text:p>
          </table:table-cell>
          <table:table-cell table:formula="of:=440*2^([.B88]/12)/2^(69/12)" office:value-type="float" office:value="932.32752303618" calcext:value-type="float">
            <text:p>932.3275230362</text:p>
          </table:table-cell>
          <table:table-cell/>
          <table:table-cell table:formula="of:=ROUND([.A88])" office:value-type="float" office:value="201" calcext:value-type="float">
            <text:p>201</text:p>
          </table:table-cell>
          <table:table-cell table:formula="of:=[.B88]" office:value-type="float" office:value="82" calcext:value-type="float">
            <text:p>82</text:p>
          </table:table-cell>
          <table:table-cell table:formula="of:=1/[.$B$3]/[.E88]" office:value-type="float" office:value="932.835820895522" calcext:value-type="float">
            <text:p>932.8358208955</text:p>
          </table:table-cell>
          <table:table-cell/>
          <table:table-cell table:formula="of:=[.G88]-[.C88]" office:value-type="float" office:value="0.508297859342747" calcext:value-type="float">
            <text:p>0.5082978593</text:p>
          </table:table-cell>
          <table:table-cell table:formula="of:=([.G88]/[.C88]-1)*100" office:value-type="float" office:value="0.0545192377982673" calcext:value-type="float">
            <text:p>0.0545192378</text:p>
          </table:table-cell>
        </table:table-row>
        <table:table-row table:style-name="ro1">
          <table:table-cell table:formula="of:=1/[.C89]/[.$B$3]" office:value-type="float" office:value="189.822170058311" calcext:value-type="float">
            <text:p>189.8221700583</text:p>
          </table:table-cell>
          <table:table-cell office:value-type="float" office:value="83" calcext:value-type="float">
            <text:p>83</text:p>
          </table:table-cell>
          <table:table-cell table:formula="of:=440*2^([.B89]/12)/2^(69/12)" office:value-type="float" office:value="987.766602512248" calcext:value-type="float">
            <text:p>987.7666025122</text:p>
          </table:table-cell>
          <table:table-cell/>
          <table:table-cell table:formula="of:=ROUND([.A89])" office:value-type="float" office:value="190" calcext:value-type="float">
            <text:p>190</text:p>
          </table:table-cell>
          <table:table-cell table:formula="of:=[.B89]" office:value-type="float" office:value="83" calcext:value-type="float">
            <text:p>83</text:p>
          </table:table-cell>
          <table:table-cell table:formula="of:=1/[.$B$3]/[.E89]" office:value-type="float" office:value="986.842105263158" calcext:value-type="float">
            <text:p>986.8421052632</text:p>
          </table:table-cell>
          <table:table-cell/>
          <table:table-cell table:formula="of:=[.G89]-[.C89]" office:value-type="float" office:value="-0.92449724909045" calcext:value-type="float">
            <text:p>-0.9244972491</text:p>
          </table:table-cell>
          <table:table-cell table:formula="of:=([.G89]/[.C89]-1)*100" office:value-type="float" office:value="-0.0935947061521558" calcext:value-type="float">
            <text:p>-0.0935947062</text:p>
          </table:table-cell>
        </table:table-row>
        <table:table-row table:style-name="ro1">
          <table:table-cell table:formula="of:=1/[.C90]/[.$B$3]" office:value-type="float" office:value="179.168270295536" calcext:value-type="float">
            <text:p>179.1682702955</text:p>
          </table:table-cell>
          <table:table-cell office:value-type="float" office:value="84" calcext:value-type="float">
            <text:p>84</text:p>
          </table:table-cell>
          <table:table-cell table:formula="of:=440*2^([.B90]/12)/2^(69/12)" office:value-type="float" office:value="1046.50226120239" calcext:value-type="float">
            <text:p>1046.5022612024</text:p>
          </table:table-cell>
          <table:table-cell/>
          <table:table-cell table:formula="of:=ROUND([.A90])" office:value-type="float" office:value="179" calcext:value-type="float">
            <text:p>179</text:p>
          </table:table-cell>
          <table:table-cell table:formula="of:=[.B90]" office:value-type="float" office:value="84" calcext:value-type="float">
            <text:p>84</text:p>
          </table:table-cell>
          <table:table-cell table:formula="of:=1/[.$B$3]/[.E90]" office:value-type="float" office:value="1047.48603351955" calcext:value-type="float">
            <text:p>1047.4860335196</text:p>
          </table:table-cell>
          <table:table-cell/>
          <table:table-cell table:formula="of:=[.G90]-[.C90]" office:value-type="float" office:value="0.983772317158582" calcext:value-type="float">
            <text:p>0.9837723172</text:p>
          </table:table-cell>
          <table:table-cell table:formula="of:=([.G90]/[.C90]-1)*100" office:value-type="float" office:value="0.094005751695958" calcext:value-type="float">
            <text:p>0.0940057517</text:p>
          </table:table-cell>
        </table:table-row>
        <table:table-row table:style-name="ro1">
          <table:table-cell table:formula="of:=1/[.C91]/[.$B$3]" office:value-type="float" office:value="169.112327979567" calcext:value-type="float">
            <text:p>169.1123279796</text:p>
          </table:table-cell>
          <table:table-cell office:value-type="float" office:value="85" calcext:value-type="float">
            <text:p>85</text:p>
          </table:table-cell>
          <table:table-cell table:formula="of:=440*2^([.B91]/12)/2^(69/12)" office:value-type="float" office:value="1108.73052390749" calcext:value-type="float">
            <text:p>1108.7305239075</text:p>
          </table:table-cell>
          <table:table-cell/>
          <table:table-cell table:formula="of:=ROUND([.A91])" office:value-type="float" office:value="169" calcext:value-type="float">
            <text:p>169</text:p>
          </table:table-cell>
          <table:table-cell table:formula="of:=[.B91]" office:value-type="float" office:value="85" calcext:value-type="float">
            <text:p>85</text:p>
          </table:table-cell>
          <table:table-cell table:formula="of:=1/[.$B$3]/[.E91]" office:value-type="float" office:value="1109.4674556213" calcext:value-type="float">
            <text:p>1109.4674556213</text:p>
          </table:table-cell>
          <table:table-cell/>
          <table:table-cell table:formula="of:=[.G91]-[.C91]" office:value-type="float" office:value="0.736931713813419" calcext:value-type="float">
            <text:p>0.7369317138</text:p>
          </table:table-cell>
          <table:table-cell table:formula="of:=([.G91]/[.C91]-1)*100" office:value-type="float" office:value="0.0664662600986521" calcext:value-type="float">
            <text:p>0.0664662601</text:p>
          </table:table-cell>
        </table:table-row>
        <table:table-row table:style-name="ro1">
          <table:table-cell table:formula="of:=1/[.C92]/[.$B$3]" office:value-type="float" office:value="159.620782337715" calcext:value-type="float">
            <text:p>159.6207823377</text:p>
          </table:table-cell>
          <table:table-cell office:value-type="float" office:value="86" calcext:value-type="float">
            <text:p>86</text:p>
          </table:table-cell>
          <table:table-cell table:formula="of:=440*2^([.B92]/12)/2^(69/12)" office:value-type="float" office:value="1174.65907166963" calcext:value-type="float">
            <text:p>1174.6590716696</text:p>
          </table:table-cell>
          <table:table-cell/>
          <table:table-cell table:formula="of:=ROUND([.A92])" office:value-type="float" office:value="160" calcext:value-type="float">
            <text:p>160</text:p>
          </table:table-cell>
          <table:table-cell table:formula="of:=[.B92]" office:value-type="float" office:value="86" calcext:value-type="float">
            <text:p>86</text:p>
          </table:table-cell>
          <table:table-cell table:formula="of:=1/[.$B$3]/[.E92]" office:value-type="float" office:value="1171.875" calcext:value-type="float">
            <text:p>1171.875</text:p>
          </table:table-cell>
          <table:table-cell/>
          <table:table-cell table:formula="of:=[.G92]-[.C92]" office:value-type="float" office:value="-2.78407166963052" calcext:value-type="float">
            <text:p>-2.7840716696</text:p>
          </table:table-cell>
          <table:table-cell table:formula="of:=([.G92]/[.C92]-1)*100" office:value-type="float" office:value="-0.23701103892837" calcext:value-type="float">
            <text:p>-0.2370110389</text:p>
          </table:table-cell>
        </table:table-row>
        <table:table-row table:style-name="ro1">
          <table:table-cell table:formula="of:=1/[.C93]/[.$B$3]" office:value-type="float" office:value="150.661956218725" calcext:value-type="float">
            <text:p>150.6619562187</text:p>
          </table:table-cell>
          <table:table-cell office:value-type="float" office:value="87" calcext:value-type="float">
            <text:p>87</text:p>
          </table:table-cell>
          <table:table-cell table:formula="of:=440*2^([.B93]/12)/2^(69/12)" office:value-type="float" office:value="1244.50793488832" calcext:value-type="float">
            <text:p>1244.5079348883</text:p>
          </table:table-cell>
          <table:table-cell/>
          <table:table-cell table:formula="of:=ROUND([.A93])" office:value-type="float" office:value="151" calcext:value-type="float">
            <text:p>151</text:p>
          </table:table-cell>
          <table:table-cell table:formula="of:=[.B93]" office:value-type="float" office:value="87" calcext:value-type="float">
            <text:p>87</text:p>
          </table:table-cell>
          <table:table-cell table:formula="of:=1/[.$B$3]/[.E93]" office:value-type="float" office:value="1241.72185430464" calcext:value-type="float">
            <text:p>1241.7218543046</text:p>
          </table:table-cell>
          <table:table-cell/>
          <table:table-cell table:formula="of:=[.G93]-[.C93]" office:value-type="float" office:value="-2.78608058368786" calcext:value-type="float">
            <text:p>-2.7860805837</text:p>
          </table:table-cell>
          <table:table-cell table:formula="of:=([.G93]/[.C93]-1)*100" office:value-type="float" office:value="-0.22387005382476" calcext:value-type="float">
            <text:p>-0.2238700538</text:p>
          </table:table-cell>
        </table:table-row>
        <table:table-row table:style-name="ro1">
          <table:table-cell table:formula="of:=1/[.C94]/[.$B$3]" office:value-type="float" office:value="142.205950373228" calcext:value-type="float">
            <text:p>142.2059503732</text:p>
          </table:table-cell>
          <table:table-cell office:value-type="float" office:value="88" calcext:value-type="float">
            <text:p>88</text:p>
          </table:table-cell>
          <table:table-cell table:formula="of:=440*2^([.B94]/12)/2^(69/12)" office:value-type="float" office:value="1318.51022765148" calcext:value-type="float">
            <text:p>1318.5102276515</text:p>
          </table:table-cell>
          <table:table-cell/>
          <table:table-cell table:formula="of:=ROUND([.A94])" office:value-type="float" office:value="142" calcext:value-type="float">
            <text:p>142</text:p>
          </table:table-cell>
          <table:table-cell table:formula="of:=[.B94]" office:value-type="float" office:value="88" calcext:value-type="float">
            <text:p>88</text:p>
          </table:table-cell>
          <table:table-cell table:formula="of:=1/[.$B$3]/[.E94]" office:value-type="float" office:value="1320.42253521127" calcext:value-type="float">
            <text:p>1320.4225352113</text:p>
          </table:table-cell>
          <table:table-cell/>
          <table:table-cell table:formula="of:=[.G94]-[.C94]" office:value-type="float" office:value="1.91230755978791" calcext:value-type="float">
            <text:p>1.9123075598</text:p>
          </table:table-cell>
          <table:table-cell table:formula="of:=([.G94]/[.C94]-1)*100" office:value-type="float" office:value="0.145035474104294" calcext:value-type="float">
            <text:p>0.1450354741</text:p>
          </table:table-cell>
        </table:table-row>
        <table:table-row table:style-name="ro1">
          <table:table-cell table:formula="of:=1/[.C95]/[.$B$3]" office:value-type="float" office:value="134.224543667778" calcext:value-type="float">
            <text:p>134.2245436678</text:p>
          </table:table-cell>
          <table:table-cell office:value-type="float" office:value="89" calcext:value-type="float">
            <text:p>89</text:p>
          </table:table-cell>
          <table:table-cell table:formula="of:=440*2^([.B95]/12)/2^(69/12)" office:value-type="float" office:value="1396.91292573202" calcext:value-type="float">
            <text:p>1396.912925732</text:p>
          </table:table-cell>
          <table:table-cell/>
          <table:table-cell table:formula="of:=ROUND([.A95])" office:value-type="float" office:value="134" calcext:value-type="float">
            <text:p>134</text:p>
          </table:table-cell>
          <table:table-cell table:formula="of:=[.B95]" office:value-type="float" office:value="89" calcext:value-type="float">
            <text:p>89</text:p>
          </table:table-cell>
          <table:table-cell table:formula="of:=1/[.$B$3]/[.E95]" office:value-type="float" office:value="1399.25373134328" calcext:value-type="float">
            <text:p>1399.2537313433</text:p>
          </table:table-cell>
          <table:table-cell/>
          <table:table-cell table:formula="of:=[.G95]-[.C95]" office:value-type="float" office:value="2.34080561126757" calcext:value-type="float">
            <text:p>2.3408056113</text:p>
          </table:table-cell>
          <table:table-cell table:formula="of:=([.G95]/[.C95]-1)*100" office:value-type="float" office:value="0.167569901326603" calcext:value-type="float">
            <text:p>0.1675699013</text:p>
          </table:table-cell>
        </table:table-row>
        <table:table-row table:style-name="ro1">
          <table:table-cell table:formula="of:=1/[.C96]/[.$B$3]" office:value-type="float" office:value="126.691098899438" calcext:value-type="float">
            <text:p>126.6910988994</text:p>
          </table:table-cell>
          <table:table-cell office:value-type="float" office:value="90" calcext:value-type="float">
            <text:p>90</text:p>
          </table:table-cell>
          <table:table-cell table:formula="of:=440*2^([.B96]/12)/2^(69/12)" office:value-type="float" office:value="1479.97769084654" calcext:value-type="float">
            <text:p>1479.9776908465</text:p>
          </table:table-cell>
          <table:table-cell/>
          <table:table-cell table:formula="of:=ROUND([.A96])" office:value-type="float" office:value="127" calcext:value-type="float">
            <text:p>127</text:p>
          </table:table-cell>
          <table:table-cell table:formula="of:=[.B96]" office:value-type="float" office:value="90" calcext:value-type="float">
            <text:p>90</text:p>
          </table:table-cell>
          <table:table-cell table:formula="of:=1/[.$B$3]/[.E96]" office:value-type="float" office:value="1476.37795275591" calcext:value-type="float">
            <text:p>1476.3779527559</text:p>
          </table:table-cell>
          <table:table-cell/>
          <table:table-cell table:formula="of:=[.G96]-[.C96]" office:value-type="float" office:value="-3.5997380906324" calcext:value-type="float">
            <text:p>-3.5997380906</text:p>
          </table:table-cell>
          <table:table-cell table:formula="of:=([.G96]/[.C96]-1)*100" office:value-type="float" office:value="-0.243229213041274" calcext:value-type="float">
            <text:p>-0.243229213</text:p>
          </table:table-cell>
        </table:table-row>
        <table:table-row table:style-name="ro1">
          <table:table-cell table:formula="of:=1/[.C97]/[.$B$3]" office:value-type="float" office:value="119.580473896595" calcext:value-type="float">
            <text:p>119.5804738966</text:p>
          </table:table-cell>
          <table:table-cell office:value-type="float" office:value="91" calcext:value-type="float">
            <text:p>91</text:p>
          </table:table-cell>
          <table:table-cell table:formula="of:=440*2^([.B97]/12)/2^(69/12)" office:value-type="float" office:value="1567.981743927" calcext:value-type="float">
            <text:p>1567.981743927</text:p>
          </table:table-cell>
          <table:table-cell/>
          <table:table-cell table:formula="of:=ROUND([.A97])" office:value-type="float" office:value="120" calcext:value-type="float">
            <text:p>120</text:p>
          </table:table-cell>
          <table:table-cell table:formula="of:=[.B97]" office:value-type="float" office:value="91" calcext:value-type="float">
            <text:p>91</text:p>
          </table:table-cell>
          <table:table-cell table:formula="of:=1/[.$B$3]/[.E97]" office:value-type="float" office:value="1562.5" calcext:value-type="float">
            <text:p>1562.5</text:p>
          </table:table-cell>
          <table:table-cell/>
          <table:table-cell table:formula="of:=[.G97]-[.C97]" office:value-type="float" office:value="-5.48174392699684" calcext:value-type="float">
            <text:p>-5.481743927</text:p>
          </table:table-cell>
          <table:table-cell table:formula="of:=([.G97]/[.C97]-1)*100" office:value-type="float" office:value="-0.349605086170701" calcext:value-type="float">
            <text:p>-0.3496050862</text:p>
          </table:table-cell>
        </table:table-row>
        <table:table-row table:style-name="ro1">
          <table:table-cell table:formula="of:=1/[.C98]/[.$B$3]" office:value-type="float" office:value="112.8689376093" calcext:value-type="float">
            <text:p>112.8689376093</text:p>
          </table:table-cell>
          <table:table-cell office:value-type="float" office:value="92" calcext:value-type="float">
            <text:p>92</text:p>
          </table:table-cell>
          <table:table-cell table:formula="of:=440*2^([.B98]/12)/2^(69/12)" office:value-type="float" office:value="1661.21879031978" calcext:value-type="float">
            <text:p>1661.2187903198</text:p>
          </table:table-cell>
          <table:table-cell/>
          <table:table-cell table:formula="of:=ROUND([.A98])" office:value-type="float" office:value="113" calcext:value-type="float">
            <text:p>113</text:p>
          </table:table-cell>
          <table:table-cell table:formula="of:=[.B98]" office:value-type="float" office:value="92" calcext:value-type="float">
            <text:p>92</text:p>
          </table:table-cell>
          <table:table-cell table:formula="of:=1/[.$B$3]/[.E98]" office:value-type="float" office:value="1659.29203539823" calcext:value-type="float">
            <text:p>1659.2920353982</text:p>
          </table:table-cell>
          <table:table-cell/>
          <table:table-cell table:formula="of:=[.G98]-[.C98]" office:value-type="float" office:value="-1.92675492155081" calcext:value-type="float">
            <text:p>-1.9267549216</text:p>
          </table:table-cell>
          <table:table-cell table:formula="of:=([.G98]/[.C98]-1)*100" office:value-type="float" office:value="-0.115984416548764" calcext:value-type="float">
            <text:p>-0.1159844165</text:p>
          </table:table-cell>
        </table:table-row>
        <table:table-row table:style-name="ro1">
          <table:table-cell table:formula="of:=1/[.C99]/[.$B$3]" office:value-type="float" office:value="106.534090909091" calcext:value-type="float">
            <text:p>106.5340909091</text:p>
          </table:table-cell>
          <table:table-cell office:value-type="float" office:value="93" calcext:value-type="float">
            <text:p>93</text:p>
          </table:table-cell>
          <table:table-cell table:formula="of:=440*2^([.B99]/12)/2^(69/12)" office:value-type="float" office:value="1760" calcext:value-type="float">
            <text:p>1760</text:p>
          </table:table-cell>
          <table:table-cell/>
          <table:table-cell table:formula="of:=ROUND([.A99])" office:value-type="float" office:value="107" calcext:value-type="float">
            <text:p>107</text:p>
          </table:table-cell>
          <table:table-cell table:formula="of:=[.B99]" office:value-type="float" office:value="93" calcext:value-type="float">
            <text:p>93</text:p>
          </table:table-cell>
          <table:table-cell table:formula="of:=1/[.$B$3]/[.E99]" office:value-type="float" office:value="1752.33644859813" calcext:value-type="float">
            <text:p>1752.3364485981</text:p>
          </table:table-cell>
          <table:table-cell/>
          <table:table-cell table:formula="of:=[.G99]-[.C99]" office:value-type="float" office:value="-7.6635514018692" calcext:value-type="float">
            <text:p>-7.6635514019</text:p>
          </table:table-cell>
          <table:table-cell table:formula="of:=([.G99]/[.C99]-1)*100" office:value-type="float" office:value="-0.435429056924386" calcext:value-type="float">
            <text:p>-0.4354290569</text:p>
          </table:table-cell>
        </table:table-row>
        <table:table-row table:style-name="ro1">
          <table:table-cell table:formula="of:=1/[.C100]/[.$B$3]" office:value-type="float" office:value="100.554791833987" calcext:value-type="float">
            <text:p>100.554791834</text:p>
          </table:table-cell>
          <table:table-cell office:value-type="float" office:value="94" calcext:value-type="float">
            <text:p>94</text:p>
          </table:table-cell>
          <table:table-cell table:formula="of:=440*2^([.B100]/12)/2^(69/12)" office:value-type="float" office:value="1864.65504607236" calcext:value-type="float">
            <text:p>1864.6550460724</text:p>
          </table:table-cell>
          <table:table-cell/>
          <table:table-cell table:formula="of:=ROUND([.A100])" office:value-type="float" office:value="101" calcext:value-type="float">
            <text:p>101</text:p>
          </table:table-cell>
          <table:table-cell table:formula="of:=[.B100]" office:value-type="float" office:value="94" calcext:value-type="float">
            <text:p>94</text:p>
          </table:table-cell>
          <table:table-cell table:formula="of:=1/[.$B$3]/[.E100]" office:value-type="float" office:value="1856.43564356436" calcext:value-type="float">
            <text:p>1856.4356435644</text:p>
          </table:table-cell>
          <table:table-cell/>
          <table:table-cell table:formula="of:=[.G100]-[.C100]" office:value-type="float" office:value="-8.21940250800276" calcext:value-type="float">
            <text:p>-8.219402508</text:p>
          </table:table-cell>
          <table:table-cell table:formula="of:=([.G100]/[.C100]-1)*100" office:value-type="float" office:value="-0.440800164369048" calcext:value-type="float">
            <text:p>-0.4408001644</text:p>
          </table:table-cell>
        </table:table-row>
        <table:table-row table:style-name="ro1">
          <table:table-cell table:formula="of:=1/[.C101]/[.$B$3]" office:value-type="float" office:value="94.9110850291554" calcext:value-type="float">
            <text:p>94.9110850292</text:p>
          </table:table-cell>
          <table:table-cell office:value-type="float" office:value="95" calcext:value-type="float">
            <text:p>95</text:p>
          </table:table-cell>
          <table:table-cell table:formula="of:=440*2^([.B101]/12)/2^(69/12)" office:value-type="float" office:value="1975.5332050245" calcext:value-type="float">
            <text:p>1975.5332050245</text:p>
          </table:table-cell>
          <table:table-cell/>
          <table:table-cell table:formula="of:=ROUND([.A101])" office:value-type="float" office:value="95" calcext:value-type="float">
            <text:p>95</text:p>
          </table:table-cell>
          <table:table-cell table:formula="of:=[.B101]" office:value-type="float" office:value="95" calcext:value-type="float">
            <text:p>95</text:p>
          </table:table-cell>
          <table:table-cell table:formula="of:=1/[.$B$3]/[.E101]" office:value-type="float" office:value="1973.68421052632" calcext:value-type="float">
            <text:p>1973.6842105263</text:p>
          </table:table-cell>
          <table:table-cell/>
          <table:table-cell table:formula="of:=[.G101]-[.C101]" office:value-type="float" office:value="-1.8489944981809" calcext:value-type="float">
            <text:p>-1.8489944982</text:p>
          </table:table-cell>
          <table:table-cell table:formula="of:=([.G101]/[.C101]-1)*100" office:value-type="float" office:value="-0.0935947061521558" calcext:value-type="float">
            <text:p>-0.0935947062</text:p>
          </table:table-cell>
        </table:table-row>
        <table:table-row table:style-name="ro1">
          <table:table-cell table:formula="of:=1/[.C102]/[.$B$3]" office:value-type="float" office:value="89.5841351477679" calcext:value-type="float">
            <text:p>89.5841351478</text:p>
          </table:table-cell>
          <table:table-cell office:value-type="float" office:value="96" calcext:value-type="float">
            <text:p>96</text:p>
          </table:table-cell>
          <table:table-cell table:formula="of:=440*2^([.B102]/12)/2^(69/12)" office:value-type="float" office:value="2093.00452240479" calcext:value-type="float">
            <text:p>2093.0045224048</text:p>
          </table:table-cell>
          <table:table-cell/>
          <table:table-cell table:formula="of:=ROUND([.A102])" office:value-type="float" office:value="90" calcext:value-type="float">
            <text:p>90</text:p>
          </table:table-cell>
          <table:table-cell table:formula="of:=[.B102]" office:value-type="float" office:value="96" calcext:value-type="float">
            <text:p>96</text:p>
          </table:table-cell>
          <table:table-cell table:formula="of:=1/[.$B$3]/[.E102]" office:value-type="float" office:value="2083.33333333333" calcext:value-type="float">
            <text:p>2083.3333333333</text:p>
          </table:table-cell>
          <table:table-cell/>
          <table:table-cell table:formula="of:=[.G102]-[.C102]" office:value-type="float" office:value="-9.6711890714555" calcext:value-type="float">
            <text:p>-9.6711890715</text:p>
          </table:table-cell>
          <table:table-cell table:formula="of:=([.G102]/[.C102]-1)*100" office:value-type="float" office:value="-0.462072058035667" calcext:value-type="float">
            <text:p>-0.462072058</text:p>
          </table:table-cell>
        </table:table-row>
        <table:table-row table:style-name="ro1">
          <table:table-cell table:formula="of:=1/[.C103]/[.$B$3]" office:value-type="float" office:value="84.5561639897833" calcext:value-type="float">
            <text:p>84.5561639898</text:p>
          </table:table-cell>
          <table:table-cell office:value-type="float" office:value="97" calcext:value-type="float">
            <text:p>97</text:p>
          </table:table-cell>
          <table:table-cell table:formula="of:=440*2^([.B103]/12)/2^(69/12)" office:value-type="float" office:value="2217.46104781498" calcext:value-type="float">
            <text:p>2217.461047815</text:p>
          </table:table-cell>
          <table:table-cell/>
          <table:table-cell table:formula="of:=ROUND([.A103])" office:value-type="float" office:value="85" calcext:value-type="float">
            <text:p>85</text:p>
          </table:table-cell>
          <table:table-cell table:formula="of:=[.B103]" office:value-type="float" office:value="97" calcext:value-type="float">
            <text:p>97</text:p>
          </table:table-cell>
          <table:table-cell table:formula="of:=1/[.$B$3]/[.E103]" office:value-type="float" office:value="2205.88235294118" calcext:value-type="float">
            <text:p>2205.8823529412</text:p>
          </table:table-cell>
          <table:table-cell/>
          <table:table-cell table:formula="of:=[.G103]-[.C103]" office:value-type="float" office:value="-11.5786948738014" calcext:value-type="float">
            <text:p>-11.5786948738</text:p>
          </table:table-cell>
          <table:table-cell table:formula="of:=([.G103]/[.C103]-1)*100" office:value-type="float" office:value="-0.522160012019635" calcext:value-type="float">
            <text:p>-0.522160012</text:p>
          </table:table-cell>
        </table:table-row>
        <table:table-row table:style-name="ro1">
          <table:table-cell table:formula="of:=1/[.C104]/[.$B$3]" office:value-type="float" office:value="79.8103911688574" calcext:value-type="float">
            <text:p>79.8103911689</text:p>
          </table:table-cell>
          <table:table-cell office:value-type="float" office:value="98" calcext:value-type="float">
            <text:p>98</text:p>
          </table:table-cell>
          <table:table-cell table:formula="of:=440*2^([.B104]/12)/2^(69/12)" office:value-type="float" office:value="2349.31814333926" calcext:value-type="float">
            <text:p>2349.3181433393</text:p>
          </table:table-cell>
          <table:table-cell/>
          <table:table-cell table:formula="of:=ROUND([.A104])" office:value-type="float" office:value="80" calcext:value-type="float">
            <text:p>80</text:p>
          </table:table-cell>
          <table:table-cell table:formula="of:=[.B104]" office:value-type="float" office:value="98" calcext:value-type="float">
            <text:p>98</text:p>
          </table:table-cell>
          <table:table-cell table:formula="of:=1/[.$B$3]/[.E104]" office:value-type="float" office:value="2343.75" calcext:value-type="float">
            <text:p>2343.75</text:p>
          </table:table-cell>
          <table:table-cell/>
          <table:table-cell table:formula="of:=[.G104]-[.C104]" office:value-type="float" office:value="-5.56814333925968" calcext:value-type="float">
            <text:p>-5.5681433393</text:p>
          </table:table-cell>
          <table:table-cell table:formula="of:=([.G104]/[.C104]-1)*100" office:value-type="float" office:value="-0.237011038928314" calcext:value-type="float">
            <text:p>-0.2370110389</text:p>
          </table:table-cell>
        </table:table-row>
        <table:table-row table:style-name="ro1">
          <table:table-cell table:formula="of:=1/[.C105]/[.$B$3]" office:value-type="float" office:value="75.3309781093623" calcext:value-type="float">
            <text:p>75.3309781094</text:p>
          </table:table-cell>
          <table:table-cell office:value-type="float" office:value="99" calcext:value-type="float">
            <text:p>99</text:p>
          </table:table-cell>
          <table:table-cell table:formula="of:=440*2^([.B105]/12)/2^(69/12)" office:value-type="float" office:value="2489.01586977665" calcext:value-type="float">
            <text:p>2489.0158697767</text:p>
          </table:table-cell>
          <table:table-cell/>
          <table:table-cell table:formula="of:=ROUND([.A105])" office:value-type="float" office:value="75" calcext:value-type="float">
            <text:p>75</text:p>
          </table:table-cell>
          <table:table-cell table:formula="of:=[.B105]" office:value-type="float" office:value="99" calcext:value-type="float">
            <text:p>99</text:p>
          </table:table-cell>
          <table:table-cell table:formula="of:=1/[.$B$3]/[.E105]" office:value-type="float" office:value="2500" calcext:value-type="float">
            <text:p>2500</text:p>
          </table:table-cell>
          <table:table-cell/>
          <table:table-cell table:formula="of:=[.G105]-[.C105]" office:value-type="float" office:value="10.9841302233526" calcext:value-type="float">
            <text:p>10.9841302234</text:p>
          </table:table-cell>
          <table:table-cell table:formula="of:=([.G105]/[.C105]-1)*100" office:value-type="float" office:value="0.441304145816401" calcext:value-type="float">
            <text:p>0.4413041458</text:p>
          </table:table-cell>
        </table:table-row>
        <table:table-row table:style-name="ro1">
          <table:table-cell table:formula="of:=1/[.C106]/[.$B$3]" office:value-type="float" office:value="71.102975186614" calcext:value-type="float">
            <text:p>71.1029751866</text:p>
          </table:table-cell>
          <table:table-cell office:value-type="float" office:value="100" calcext:value-type="float">
            <text:p>100</text:p>
          </table:table-cell>
          <table:table-cell table:formula="of:=440*2^([.B106]/12)/2^(69/12)" office:value-type="float" office:value="2637.02045530296" calcext:value-type="float">
            <text:p>2637.020455303</text:p>
          </table:table-cell>
          <table:table-cell/>
          <table:table-cell table:formula="of:=ROUND([.A106])" office:value-type="float" office:value="71" calcext:value-type="float">
            <text:p>71</text:p>
          </table:table-cell>
          <table:table-cell table:formula="of:=[.B106]" office:value-type="float" office:value="100" calcext:value-type="float">
            <text:p>100</text:p>
          </table:table-cell>
          <table:table-cell table:formula="of:=1/[.$B$3]/[.E106]" office:value-type="float" office:value="2640.84507042253" calcext:value-type="float">
            <text:p>2640.8450704225</text:p>
          </table:table-cell>
          <table:table-cell/>
          <table:table-cell table:formula="of:=[.G106]-[.C106]" office:value-type="float" office:value="3.8246151195749" calcext:value-type="float">
            <text:p>3.8246151196</text:p>
          </table:table-cell>
          <table:table-cell table:formula="of:=([.G106]/[.C106]-1)*100" office:value-type="float" office:value="0.145035474104249" calcext:value-type="float">
            <text:p>0.1450354741</text:p>
          </table:table-cell>
        </table:table-row>
        <table:table-row table:style-name="ro1">
          <table:table-cell table:formula="of:=1/[.C107]/[.$B$3]" office:value-type="float" office:value="67.1122718338889" calcext:value-type="float">
            <text:p>67.1122718339</text:p>
          </table:table-cell>
          <table:table-cell office:value-type="float" office:value="101" calcext:value-type="float">
            <text:p>101</text:p>
          </table:table-cell>
          <table:table-cell table:formula="of:=440*2^([.B107]/12)/2^(69/12)" office:value-type="float" office:value="2793.82585146403" calcext:value-type="float">
            <text:p>2793.825851464</text:p>
          </table:table-cell>
          <table:table-cell/>
          <table:table-cell table:formula="of:=ROUND([.A107])" office:value-type="float" office:value="67" calcext:value-type="float">
            <text:p>67</text:p>
          </table:table-cell>
          <table:table-cell table:formula="of:=[.B107]" office:value-type="float" office:value="101" calcext:value-type="float">
            <text:p>101</text:p>
          </table:table-cell>
          <table:table-cell table:formula="of:=1/[.$B$3]/[.E107]" office:value-type="float" office:value="2798.50746268657" calcext:value-type="float">
            <text:p>2798.5074626866</text:p>
          </table:table-cell>
          <table:table-cell/>
          <table:table-cell table:formula="of:=[.G107]-[.C107]" office:value-type="float" office:value="4.68161122253696" calcext:value-type="float">
            <text:p>4.6816112225</text:p>
          </table:table-cell>
          <table:table-cell table:formula="of:=([.G107]/[.C107]-1)*100" office:value-type="float" office:value="0.16756990132667" calcext:value-type="float">
            <text:p>0.1675699013</text:p>
          </table:table-cell>
        </table:table-row>
        <table:table-row table:style-name="ro1">
          <table:table-cell table:formula="of:=1/[.C108]/[.$B$3]" office:value-type="float" office:value="63.3455494497188" calcext:value-type="float">
            <text:p>63.3455494497</text:p>
          </table:table-cell>
          <table:table-cell office:value-type="float" office:value="102" calcext:value-type="float">
            <text:p>102</text:p>
          </table:table-cell>
          <table:table-cell table:formula="of:=440*2^([.B108]/12)/2^(69/12)" office:value-type="float" office:value="2959.95538169308" calcext:value-type="float">
            <text:p>2959.9553816931</text:p>
          </table:table-cell>
          <table:table-cell/>
          <table:table-cell table:formula="of:=ROUND([.A108])" office:value-type="float" office:value="63" calcext:value-type="float">
            <text:p>63</text:p>
          </table:table-cell>
          <table:table-cell table:formula="of:=[.B108]" office:value-type="float" office:value="102" calcext:value-type="float">
            <text:p>102</text:p>
          </table:table-cell>
          <table:table-cell table:formula="of:=1/[.$B$3]/[.E108]" office:value-type="float" office:value="2976.19047619048" calcext:value-type="float">
            <text:p>2976.1904761905</text:p>
          </table:table-cell>
          <table:table-cell/>
          <table:table-cell table:formula="of:=[.G108]-[.C108]" office:value-type="float" office:value="16.2350944974005" calcext:value-type="float">
            <text:p>16.2350944974</text:p>
          </table:table-cell>
          <table:table-cell table:formula="of:=([.G108]/[.C108]-1)*100" office:value-type="float" office:value="0.548491190029843" calcext:value-type="float">
            <text:p>0.54849119</text:p>
          </table:table-cell>
        </table:table-row>
        <table:table-row table:style-name="ro1">
          <table:table-cell table:formula="of:=1/[.C109]/[.$B$3]" office:value-type="float" office:value="59.7902369482975" calcext:value-type="float">
            <text:p>59.7902369483</text:p>
          </table:table-cell>
          <table:table-cell office:value-type="float" office:value="103" calcext:value-type="float">
            <text:p>103</text:p>
          </table:table-cell>
          <table:table-cell table:formula="of:=440*2^([.B109]/12)/2^(69/12)" office:value-type="float" office:value="3135.963487854" calcext:value-type="float">
            <text:p>3135.963487854</text:p>
          </table:table-cell>
          <table:table-cell/>
          <table:table-cell table:formula="of:=ROUND([.A109])" office:value-type="float" office:value="60" calcext:value-type="float">
            <text:p>60</text:p>
          </table:table-cell>
          <table:table-cell table:formula="of:=[.B109]" office:value-type="float" office:value="103" calcext:value-type="float">
            <text:p>103</text:p>
          </table:table-cell>
          <table:table-cell table:formula="of:=1/[.$B$3]/[.E109]" office:value-type="float" office:value="3125" calcext:value-type="float">
            <text:p>3125</text:p>
          </table:table-cell>
          <table:table-cell/>
          <table:table-cell table:formula="of:=[.G109]-[.C109]" office:value-type="float" office:value="-10.963487853996" calcext:value-type="float">
            <text:p>-10.963487854</text:p>
          </table:table-cell>
          <table:table-cell table:formula="of:=([.G109]/[.C109]-1)*100" office:value-type="float" office:value="-0.349605086170779" calcext:value-type="float">
            <text:p>-0.3496050862</text:p>
          </table:table-cell>
        </table:table-row>
        <table:table-row table:style-name="ro1">
          <table:table-cell table:formula="of:=1/[.C110]/[.$B$3]" office:value-type="float" office:value="56.43446880465" calcext:value-type="float">
            <text:p>56.4344688047</text:p>
          </table:table-cell>
          <table:table-cell office:value-type="float" office:value="104" calcext:value-type="float">
            <text:p>104</text:p>
          </table:table-cell>
          <table:table-cell table:formula="of:=440*2^([.B110]/12)/2^(69/12)" office:value-type="float" office:value="3322.43758063956" calcext:value-type="float">
            <text:p>3322.4375806396</text:p>
          </table:table-cell>
          <table:table-cell/>
          <table:table-cell table:formula="of:=ROUND([.A110])" office:value-type="float" office:value="56" calcext:value-type="float">
            <text:p>56</text:p>
          </table:table-cell>
          <table:table-cell table:formula="of:=[.B110]" office:value-type="float" office:value="104" calcext:value-type="float">
            <text:p>104</text:p>
          </table:table-cell>
          <table:table-cell table:formula="of:=1/[.$B$3]/[.E110]" office:value-type="float" office:value="3348.21428571429" calcext:value-type="float">
            <text:p>3348.2142857143</text:p>
          </table:table-cell>
          <table:table-cell/>
          <table:table-cell table:formula="of:=[.G110]-[.C110]" office:value-type="float" office:value="25.7767050747257" calcext:value-type="float">
            <text:p>25.7767050747</text:p>
          </table:table-cell>
          <table:table-cell table:formula="of:=([.G110]/[.C110]-1)*100" office:value-type="float" office:value="0.775837151160674" calcext:value-type="float">
            <text:p>0.7758371512</text:p>
          </table:table-cell>
        </table:table-row>
        <table:table-row table:style-name="ro1">
          <table:table-cell table:formula="of:=1/[.C111]/[.$B$3]" office:value-type="float" office:value="53.2670454545455" calcext:value-type="float">
            <text:p>53.2670454545</text:p>
          </table:table-cell>
          <table:table-cell office:value-type="float" office:value="105" calcext:value-type="float">
            <text:p>105</text:p>
          </table:table-cell>
          <table:table-cell table:formula="of:=440*2^([.B111]/12)/2^(69/12)" office:value-type="float" office:value="3520" calcext:value-type="float">
            <text:p>3520</text:p>
          </table:table-cell>
          <table:table-cell/>
          <table:table-cell table:formula="of:=ROUND([.A111])" office:value-type="float" office:value="53" calcext:value-type="float">
            <text:p>53</text:p>
          </table:table-cell>
          <table:table-cell table:formula="of:=[.B111]" office:value-type="float" office:value="105" calcext:value-type="float">
            <text:p>105</text:p>
          </table:table-cell>
          <table:table-cell table:formula="of:=1/[.$B$3]/[.E111]" office:value-type="float" office:value="3537.7358490566" calcext:value-type="float">
            <text:p>3537.7358490566</text:p>
          </table:table-cell>
          <table:table-cell/>
          <table:table-cell table:formula="of:=[.G111]-[.C111]" office:value-type="float" office:value="17.7358490566039" calcext:value-type="float">
            <text:p>17.7358490566</text:p>
          </table:table-cell>
          <table:table-cell table:formula="of:=([.G111]/[.C111]-1)*100" office:value-type="float" office:value="0.503859348198965" calcext:value-type="float">
            <text:p>0.5038593482</text:p>
          </table:table-cell>
        </table:table-row>
        <table:table-row table:style-name="ro1">
          <table:table-cell table:formula="of:=1/[.C112]/[.$B$3]" office:value-type="float" office:value="50.2773959169936" calcext:value-type="float">
            <text:p>50.277395917</text:p>
          </table:table-cell>
          <table:table-cell office:value-type="float" office:value="106" calcext:value-type="float">
            <text:p>106</text:p>
          </table:table-cell>
          <table:table-cell table:formula="of:=440*2^([.B112]/12)/2^(69/12)" office:value-type="float" office:value="3729.31009214472" calcext:value-type="float">
            <text:p>3729.3100921447</text:p>
          </table:table-cell>
          <table:table-cell/>
          <table:table-cell table:formula="of:=ROUND([.A112])" office:value-type="float" office:value="50" calcext:value-type="float">
            <text:p>50</text:p>
          </table:table-cell>
          <table:table-cell table:formula="of:=[.B112]" office:value-type="float" office:value="106" calcext:value-type="float">
            <text:p>106</text:p>
          </table:table-cell>
          <table:table-cell table:formula="of:=1/[.$B$3]/[.E112]" office:value-type="float" office:value="3750" calcext:value-type="float">
            <text:p>3750</text:p>
          </table:table-cell>
          <table:table-cell/>
          <table:table-cell table:formula="of:=[.G112]-[.C112]" office:value-type="float" office:value="20.6899078552788" calcext:value-type="float">
            <text:p>20.6899078553</text:p>
          </table:table-cell>
          <table:table-cell table:formula="of:=([.G112]/[.C112]-1)*100" office:value-type="float" office:value="0.554791833987189" calcext:value-type="float">
            <text:p>0.554791834</text:p>
          </table:table-cell>
        </table:table-row>
        <table:table-row table:style-name="ro1">
          <table:table-cell table:formula="of:=1/[.C113]/[.$B$3]" office:value-type="float" office:value="47.4555425145777" calcext:value-type="float">
            <text:p>47.4555425146</text:p>
          </table:table-cell>
          <table:table-cell office:value-type="float" office:value="107" calcext:value-type="float">
            <text:p>107</text:p>
          </table:table-cell>
          <table:table-cell table:formula="of:=440*2^([.B113]/12)/2^(69/12)" office:value-type="float" office:value="3951.06641004899" calcext:value-type="float">
            <text:p>3951.066410049</text:p>
          </table:table-cell>
          <table:table-cell/>
          <table:table-cell table:formula="of:=ROUND([.A113])" office:value-type="float" office:value="47" calcext:value-type="float">
            <text:p>47</text:p>
          </table:table-cell>
          <table:table-cell table:formula="of:=[.B113]" office:value-type="float" office:value="107" calcext:value-type="float">
            <text:p>107</text:p>
          </table:table-cell>
          <table:table-cell table:formula="of:=1/[.$B$3]/[.E113]" office:value-type="float" office:value="3989.36170212766" calcext:value-type="float">
            <text:p>3989.3617021277</text:p>
          </table:table-cell>
          <table:table-cell/>
          <table:table-cell table:formula="of:=[.G113]-[.C113]" office:value-type="float" office:value="38.2952920786684" calcext:value-type="float">
            <text:p>38.2952920787</text:p>
          </table:table-cell>
          <table:table-cell table:formula="of:=([.G113]/[.C113]-1)*100" office:value-type="float" office:value="0.969239392718624" calcext:value-type="float">
            <text:p>0.9692393927</text:p>
          </table:table-cell>
        </table:table-row>
        <table:table-row table:style-name="ro1">
          <table:table-cell table:formula="of:=1/[.C114]/[.$B$3]" office:value-type="float" office:value="44.7920675738839" calcext:value-type="float">
            <text:p>44.7920675739</text:p>
          </table:table-cell>
          <table:table-cell office:value-type="float" office:value="108" calcext:value-type="float">
            <text:p>108</text:p>
          </table:table-cell>
          <table:table-cell table:formula="of:=440*2^([.B114]/12)/2^(69/12)" office:value-type="float" office:value="4186.00904480958" calcext:value-type="float">
            <text:p>4186.0090448096</text:p>
          </table:table-cell>
          <table:table-cell/>
          <table:table-cell table:formula="of:=ROUND([.A114])" office:value-type="float" office:value="45" calcext:value-type="float">
            <text:p>45</text:p>
          </table:table-cell>
          <table:table-cell table:formula="of:=[.B114]" office:value-type="float" office:value="108" calcext:value-type="float">
            <text:p>108</text:p>
          </table:table-cell>
          <table:table-cell table:formula="of:=1/[.$B$3]/[.E114]" office:value-type="float" office:value="4166.66666666667" calcext:value-type="float">
            <text:p>4166.6666666667</text:p>
          </table:table-cell>
          <table:table-cell/>
          <table:table-cell table:formula="of:=[.G114]-[.C114]" office:value-type="float" office:value="-19.342378142911" calcext:value-type="float">
            <text:p>-19.3423781429</text:p>
          </table:table-cell>
          <table:table-cell table:formula="of:=([.G114]/[.C114]-1)*100" office:value-type="float" office:value="-0.462072058035667" calcext:value-type="float">
            <text:p>-0.462072058</text:p>
          </table:table-cell>
        </table:table-row>
        <table:table-row table:style-name="ro1">
          <table:table-cell table:formula="of:=1/[.C115]/[.$B$3]" office:value-type="float" office:value="42.2780819948917" calcext:value-type="float">
            <text:p>42.2780819949</text:p>
          </table:table-cell>
          <table:table-cell office:value-type="float" office:value="109" calcext:value-type="float">
            <text:p>109</text:p>
          </table:table-cell>
          <table:table-cell table:formula="of:=440*2^([.B115]/12)/2^(69/12)" office:value-type="float" office:value="4434.92209562996" calcext:value-type="float">
            <text:p>4434.92209563</text:p>
          </table:table-cell>
          <table:table-cell/>
          <table:table-cell table:formula="of:=ROUND([.A115])" office:value-type="float" office:value="42" calcext:value-type="float">
            <text:p>42</text:p>
          </table:table-cell>
          <table:table-cell table:formula="of:=[.B115]" office:value-type="float" office:value="109" calcext:value-type="float">
            <text:p>109</text:p>
          </table:table-cell>
          <table:table-cell table:formula="of:=1/[.$B$3]/[.E115]" office:value-type="float" office:value="4464.28571428571" calcext:value-type="float">
            <text:p>4464.2857142857</text:p>
          </table:table-cell>
          <table:table-cell/>
          <table:table-cell table:formula="of:=[.G115]-[.C115]" office:value-type="float" office:value="29.3636186557587" calcext:value-type="float">
            <text:p>29.3636186558</text:p>
          </table:table-cell>
          <table:table-cell table:formula="of:=([.G115]/[.C115]-1)*100" office:value-type="float" office:value="0.662099987837284" calcext:value-type="float">
            <text:p>0.6620999878</text:p>
          </table:table-cell>
        </table:table-row>
        <table:table-row table:style-name="ro1">
          <table:table-cell table:formula="of:=1/[.C116]/[.$B$3]" office:value-type="float" office:value="39.9051955844287" calcext:value-type="float">
            <text:p>39.9051955844</text:p>
          </table:table-cell>
          <table:table-cell office:value-type="float" office:value="110" calcext:value-type="float">
            <text:p>110</text:p>
          </table:table-cell>
          <table:table-cell table:formula="of:=440*2^([.B116]/12)/2^(69/12)" office:value-type="float" office:value="4698.63628667852" calcext:value-type="float">
            <text:p>4698.6362866785</text:p>
          </table:table-cell>
          <table:table-cell/>
          <table:table-cell table:formula="of:=ROUND([.A116])" office:value-type="float" office:value="40" calcext:value-type="float">
            <text:p>40</text:p>
          </table:table-cell>
          <table:table-cell table:formula="of:=[.B116]" office:value-type="float" office:value="110" calcext:value-type="float">
            <text:p>110</text:p>
          </table:table-cell>
          <table:table-cell table:formula="of:=1/[.$B$3]/[.E116]" office:value-type="float" office:value="4687.5" calcext:value-type="float">
            <text:p>4687.5</text:p>
          </table:table-cell>
          <table:table-cell/>
          <table:table-cell table:formula="of:=[.G116]-[.C116]" office:value-type="float" office:value="-11.1362866785194" calcext:value-type="float">
            <text:p>-11.1362866785</text:p>
          </table:table-cell>
          <table:table-cell table:formula="of:=([.G116]/[.C116]-1)*100" office:value-type="float" office:value="-0.237011038928314" calcext:value-type="float">
            <text:p>-0.2370110389</text:p>
          </table:table-cell>
        </table:table-row>
        <table:table-row table:style-name="ro1">
          <table:table-cell table:formula="of:=1/[.C117]/[.$B$3]" office:value-type="float" office:value="37.6654890546812" calcext:value-type="float">
            <text:p>37.6654890547</text:p>
          </table:table-cell>
          <table:table-cell office:value-type="float" office:value="111" calcext:value-type="float">
            <text:p>111</text:p>
          </table:table-cell>
          <table:table-cell table:formula="of:=440*2^([.B117]/12)/2^(69/12)" office:value-type="float" office:value="4978.0317395533" calcext:value-type="float">
            <text:p>4978.0317395533</text:p>
          </table:table-cell>
          <table:table-cell/>
          <table:table-cell table:formula="of:=ROUND([.A117])" office:value-type="float" office:value="38" calcext:value-type="float">
            <text:p>38</text:p>
          </table:table-cell>
          <table:table-cell table:formula="of:=[.B117]" office:value-type="float" office:value="111" calcext:value-type="float">
            <text:p>111</text:p>
          </table:table-cell>
          <table:table-cell table:formula="of:=1/[.$B$3]/[.E117]" office:value-type="float" office:value="4934.21052631579" calcext:value-type="float">
            <text:p>4934.2105263158</text:p>
          </table:table-cell>
          <table:table-cell/>
          <table:table-cell table:formula="of:=[.G117]-[.C117]" office:value-type="float" office:value="-43.8212132375056" calcext:value-type="float">
            <text:p>-43.8212132375</text:p>
          </table:table-cell>
          <table:table-cell table:formula="of:=([.G117]/[.C117]-1)*100" office:value-type="float" office:value="-0.880291961365398" calcext:value-type="float">
            <text:p>-0.8802919614</text:p>
          </table:table-cell>
        </table:table-row>
        <table:table-row table:style-name="ro1">
          <table:table-cell table:formula="of:=1/[.C118]/[.$B$3]" office:value-type="float" office:value="35.551487593307" calcext:value-type="float">
            <text:p>35.5514875933</text:p>
          </table:table-cell>
          <table:table-cell office:value-type="float" office:value="112" calcext:value-type="float">
            <text:p>112</text:p>
          </table:table-cell>
          <table:table-cell table:formula="of:=440*2^([.B118]/12)/2^(69/12)" office:value-type="float" office:value="5274.04091060592" calcext:value-type="float">
            <text:p>5274.0409106059</text:p>
          </table:table-cell>
          <table:table-cell/>
          <table:table-cell table:formula="of:=ROUND([.A118])" office:value-type="float" office:value="36" calcext:value-type="float">
            <text:p>36</text:p>
          </table:table-cell>
          <table:table-cell table:formula="of:=[.B118]" office:value-type="float" office:value="112" calcext:value-type="float">
            <text:p>112</text:p>
          </table:table-cell>
          <table:table-cell table:formula="of:=1/[.$B$3]/[.E118]" office:value-type="float" office:value="5208.33333333333" calcext:value-type="float">
            <text:p>5208.3333333333</text:p>
          </table:table-cell>
          <table:table-cell/>
          <table:table-cell table:formula="of:=[.G118]-[.C118]" office:value-type="float" office:value="-65.7075772725875" calcext:value-type="float">
            <text:p>-65.7075772726</text:p>
          </table:table-cell>
          <table:table-cell table:formula="of:=([.G118]/[.C118]-1)*100" office:value-type="float" office:value="-1.24586779636942" calcext:value-type="float">
            <text:p>-1.2458677964</text:p>
          </table:table-cell>
        </table:table-row>
        <table:table-row table:style-name="ro1">
          <table:table-cell table:formula="of:=1/[.C119]/[.$B$3]" office:value-type="float" office:value="33.5561359169444" calcext:value-type="float">
            <text:p>33.5561359169</text:p>
          </table:table-cell>
          <table:table-cell office:value-type="float" office:value="113" calcext:value-type="float">
            <text:p>113</text:p>
          </table:table-cell>
          <table:table-cell table:formula="of:=440*2^([.B119]/12)/2^(69/12)" office:value-type="float" office:value="5587.65170292806" calcext:value-type="float">
            <text:p>5587.6517029281</text:p>
          </table:table-cell>
          <table:table-cell/>
          <table:table-cell table:formula="of:=ROUND([.A119])" office:value-type="float" office:value="34" calcext:value-type="float">
            <text:p>34</text:p>
          </table:table-cell>
          <table:table-cell table:formula="of:=[.B119]" office:value-type="float" office:value="113" calcext:value-type="float">
            <text:p>113</text:p>
          </table:table-cell>
          <table:table-cell table:formula="of:=1/[.$B$3]/[.E119]" office:value-type="float" office:value="5514.70588235294" calcext:value-type="float">
            <text:p>5514.7058823529</text:p>
          </table:table-cell>
          <table:table-cell/>
          <table:table-cell table:formula="of:=[.G119]-[.C119]" office:value-type="float" office:value="-72.9458205751189" calcext:value-type="float">
            <text:p>-72.9458205751</text:p>
          </table:table-cell>
          <table:table-cell table:formula="of:=([.G119]/[.C119]-1)*100" office:value-type="float" office:value="-1.30548259722225" calcext:value-type="float">
            <text:p>-1.3054825972</text:p>
          </table:table-cell>
        </table:table-row>
        <table:table-row table:style-name="ro1">
          <table:table-cell table:formula="of:=1/[.C120]/[.$B$3]" office:value-type="float" office:value="31.6727747248594" calcext:value-type="float">
            <text:p>31.6727747249</text:p>
          </table:table-cell>
          <table:table-cell office:value-type="float" office:value="114" calcext:value-type="float">
            <text:p>114</text:p>
          </table:table-cell>
          <table:table-cell table:formula="of:=440*2^([.B120]/12)/2^(69/12)" office:value-type="float" office:value="5919.91076338615" calcext:value-type="float">
            <text:p>5919.9107633862</text:p>
          </table:table-cell>
          <table:table-cell/>
          <table:table-cell table:formula="of:=ROUND([.A120])" office:value-type="float" office:value="32" calcext:value-type="float">
            <text:p>32</text:p>
          </table:table-cell>
          <table:table-cell table:formula="of:=[.B120]" office:value-type="float" office:value="114" calcext:value-type="float">
            <text:p>114</text:p>
          </table:table-cell>
          <table:table-cell table:formula="of:=1/[.$B$3]/[.E120]" office:value-type="float" office:value="5859.375" calcext:value-type="float">
            <text:p>5859.375</text:p>
          </table:table-cell>
          <table:table-cell/>
          <table:table-cell table:formula="of:=[.G120]-[.C120]" office:value-type="float" office:value="-60.5357633861513" calcext:value-type="float">
            <text:p>-60.5357633862</text:p>
          </table:table-cell>
          <table:table-cell table:formula="of:=([.G120]/[.C120]-1)*100" office:value-type="float" office:value="-1.02257898481438" calcext:value-type="float">
            <text:p>-1.0225789848</text:p>
          </table:table-cell>
        </table:table-row>
        <table:table-row table:style-name="ro1">
          <table:table-cell table:formula="of:=1/[.C121]/[.$B$3]" office:value-type="float" office:value="29.8951184741488" calcext:value-type="float">
            <text:p>29.8951184741</text:p>
          </table:table-cell>
          <table:table-cell office:value-type="float" office:value="115" calcext:value-type="float">
            <text:p>115</text:p>
          </table:table-cell>
          <table:table-cell table:formula="of:=440*2^([.B121]/12)/2^(69/12)" office:value-type="float" office:value="6271.92697570799" calcext:value-type="float">
            <text:p>6271.926975708</text:p>
          </table:table-cell>
          <table:table-cell/>
          <table:table-cell table:formula="of:=ROUND([.A121])" office:value-type="float" office:value="30" calcext:value-type="float">
            <text:p>30</text:p>
          </table:table-cell>
          <table:table-cell table:formula="of:=[.B121]" office:value-type="float" office:value="115" calcext:value-type="float">
            <text:p>115</text:p>
          </table:table-cell>
          <table:table-cell table:formula="of:=1/[.$B$3]/[.E121]" office:value-type="float" office:value="6250" calcext:value-type="float">
            <text:p>6250</text:p>
          </table:table-cell>
          <table:table-cell/>
          <table:table-cell table:formula="of:=[.G121]-[.C121]" office:value-type="float" office:value="-21.9269757079919" calcext:value-type="float">
            <text:p>-21.926975708</text:p>
          </table:table-cell>
          <table:table-cell table:formula="of:=([.G121]/[.C121]-1)*100" office:value-type="float" office:value="-0.349605086170779" calcext:value-type="float">
            <text:p>-0.3496050862</text:p>
          </table:table-cell>
        </table:table-row>
        <table:table-row table:style-name="ro1">
          <table:table-cell table:formula="of:=1/[.C122]/[.$B$3]" office:value-type="float" office:value="28.217234402325" calcext:value-type="float">
            <text:p>28.2172344023</text:p>
          </table:table-cell>
          <table:table-cell office:value-type="float" office:value="116" calcext:value-type="float">
            <text:p>116</text:p>
          </table:table-cell>
          <table:table-cell table:formula="of:=440*2^([.B122]/12)/2^(69/12)" office:value-type="float" office:value="6644.87516127912" calcext:value-type="float">
            <text:p>6644.8751612791</text:p>
          </table:table-cell>
          <table:table-cell/>
          <table:table-cell table:formula="of:=ROUND([.A122])" office:value-type="float" office:value="28" calcext:value-type="float">
            <text:p>28</text:p>
          </table:table-cell>
          <table:table-cell table:formula="of:=[.B122]" office:value-type="float" office:value="116" calcext:value-type="float">
            <text:p>116</text:p>
          </table:table-cell>
          <table:table-cell table:formula="of:=1/[.$B$3]/[.E122]" office:value-type="float" office:value="6696.42857142857" calcext:value-type="float">
            <text:p>6696.4285714286</text:p>
          </table:table-cell>
          <table:table-cell/>
          <table:table-cell table:formula="of:=[.G122]-[.C122]" office:value-type="float" office:value="51.5534101494513" calcext:value-type="float">
            <text:p>51.5534101495</text:p>
          </table:table-cell>
          <table:table-cell table:formula="of:=([.G122]/[.C122]-1)*100" office:value-type="float" office:value="0.775837151160674" calcext:value-type="float">
            <text:p>0.7758371512</text:p>
          </table:table-cell>
        </table:table-row>
        <table:table-row table:style-name="ro1">
          <table:table-cell table:formula="of:=1/[.C123]/[.$B$3]" office:value-type="float" office:value="26.6335227272727" calcext:value-type="float">
            <text:p>26.6335227273</text:p>
          </table:table-cell>
          <table:table-cell office:value-type="float" office:value="117" calcext:value-type="float">
            <text:p>117</text:p>
          </table:table-cell>
          <table:table-cell table:formula="of:=440*2^([.B123]/12)/2^(69/12)" office:value-type="float" office:value="7040" calcext:value-type="float">
            <text:p>7040</text:p>
          </table:table-cell>
          <table:table-cell/>
          <table:table-cell table:formula="of:=ROUND([.A123])" office:value-type="float" office:value="27" calcext:value-type="float">
            <text:p>27</text:p>
          </table:table-cell>
          <table:table-cell table:formula="of:=[.B123]" office:value-type="float" office:value="117" calcext:value-type="float">
            <text:p>117</text:p>
          </table:table-cell>
          <table:table-cell table:formula="of:=1/[.$B$3]/[.E123]" office:value-type="float" office:value="6944.44444444444" calcext:value-type="float">
            <text:p>6944.4444444445</text:p>
          </table:table-cell>
          <table:table-cell/>
          <table:table-cell table:formula="of:=[.G123]-[.C123]" office:value-type="float" office:value="-95.5555555555557" calcext:value-type="float">
            <text:p>-95.5555555556</text:p>
          </table:table-cell>
          <table:table-cell table:formula="of:=([.G123]/[.C123]-1)*100" office:value-type="float" office:value="-1.35732323232324" calcext:value-type="float">
            <text:p>-1.3573232323</text:p>
          </table:table-cell>
        </table:table-row>
        <table:table-row table:style-name="ro1">
          <table:table-cell table:formula="of:=1/[.C124]/[.$B$3]" office:value-type="float" office:value="25.1386979584968" calcext:value-type="float">
            <text:p>25.1386979585</text:p>
          </table:table-cell>
          <table:table-cell office:value-type="float" office:value="118" calcext:value-type="float">
            <text:p>118</text:p>
          </table:table-cell>
          <table:table-cell table:formula="of:=440*2^([.B124]/12)/2^(69/12)" office:value-type="float" office:value="7458.62018428944" calcext:value-type="float">
            <text:p>7458.6201842895</text:p>
          </table:table-cell>
          <table:table-cell/>
          <table:table-cell table:formula="of:=ROUND([.A124])" office:value-type="float" office:value="25" calcext:value-type="float">
            <text:p>25</text:p>
          </table:table-cell>
          <table:table-cell table:formula="of:=[.B124]" office:value-type="float" office:value="118" calcext:value-type="float">
            <text:p>118</text:p>
          </table:table-cell>
          <table:table-cell table:formula="of:=1/[.$B$3]/[.E124]" office:value-type="float" office:value="7500" calcext:value-type="float">
            <text:p>7500</text:p>
          </table:table-cell>
          <table:table-cell/>
          <table:table-cell table:formula="of:=[.G124]-[.C124]" office:value-type="float" office:value="41.3798157105575" calcext:value-type="float">
            <text:p>41.3798157106</text:p>
          </table:table-cell>
          <table:table-cell table:formula="of:=([.G124]/[.C124]-1)*100" office:value-type="float" office:value="0.554791833987189" calcext:value-type="float">
            <text:p>0.554791834</text:p>
          </table:table-cell>
        </table:table-row>
        <table:table-row table:style-name="ro1">
          <table:table-cell table:formula="of:=1/[.C125]/[.$B$3]" office:value-type="float" office:value="23.7277712572889" calcext:value-type="float">
            <text:p>23.7277712573</text:p>
          </table:table-cell>
          <table:table-cell office:value-type="float" office:value="119" calcext:value-type="float">
            <text:p>119</text:p>
          </table:table-cell>
          <table:table-cell table:formula="of:=440*2^([.B125]/12)/2^(69/12)" office:value-type="float" office:value="7902.13282009798" calcext:value-type="float">
            <text:p>7902.132820098</text:p>
          </table:table-cell>
          <table:table-cell/>
          <table:table-cell table:formula="of:=ROUND([.A125])" office:value-type="float" office:value="24" calcext:value-type="float">
            <text:p>24</text:p>
          </table:table-cell>
          <table:table-cell table:formula="of:=[.B125]" office:value-type="float" office:value="119" calcext:value-type="float">
            <text:p>119</text:p>
          </table:table-cell>
          <table:table-cell table:formula="of:=1/[.$B$3]/[.E125]" office:value-type="float" office:value="7812.5" calcext:value-type="float">
            <text:p>7812.5</text:p>
          </table:table-cell>
          <table:table-cell/>
          <table:table-cell table:formula="of:=[.G125]-[.C125]" office:value-type="float" office:value="-89.6328200979824" calcext:value-type="float">
            <text:p>-89.632820098</text:p>
          </table:table-cell>
          <table:table-cell table:formula="of:=([.G125]/[.C125]-1)*100" office:value-type="float" office:value="-1.13428642796302" calcext:value-type="float">
            <text:p>-1.134286428</text:p>
          </table:table-cell>
        </table:table-row>
        <table:table-row table:style-name="ro1">
          <table:table-cell table:formula="of:=1/[.C126]/[.$B$3]" office:value-type="float" office:value="22.396033786942" calcext:value-type="float">
            <text:p>22.3960337869</text:p>
          </table:table-cell>
          <table:table-cell office:value-type="float" office:value="120" calcext:value-type="float">
            <text:p>120</text:p>
          </table:table-cell>
          <table:table-cell table:formula="of:=440*2^([.B126]/12)/2^(69/12)" office:value-type="float" office:value="8372.01808961916" calcext:value-type="float">
            <text:p>8372.0180896192</text:p>
          </table:table-cell>
          <table:table-cell/>
          <table:table-cell table:formula="of:=ROUND([.A126])" office:value-type="float" office:value="22" calcext:value-type="float">
            <text:p>22</text:p>
          </table:table-cell>
          <table:table-cell table:formula="of:=[.B126]" office:value-type="float" office:value="120" calcext:value-type="float">
            <text:p>120</text:p>
          </table:table-cell>
          <table:table-cell table:formula="of:=1/[.$B$3]/[.E126]" office:value-type="float" office:value="8522.72727272727" calcext:value-type="float">
            <text:p>8522.7272727273</text:p>
          </table:table-cell>
          <table:table-cell/>
          <table:table-cell table:formula="of:=[.G126]-[.C126]" office:value-type="float" office:value="150.709183108116" calcext:value-type="float">
            <text:p>150.7091831081</text:p>
          </table:table-cell>
          <table:table-cell table:formula="of:=([.G126]/[.C126]-1)*100" office:value-type="float" office:value="1.80015357700896" calcext:value-type="float">
            <text:p>1.800153577</text:p>
          </table:table-cell>
        </table:table-row>
        <table:table-row table:style-name="ro1">
          <table:table-cell table:formula="of:=1/[.C127]/[.$B$3]" office:value-type="float" office:value="21.1390409974458" calcext:value-type="float">
            <text:p>21.1390409974</text:p>
          </table:table-cell>
          <table:table-cell office:value-type="float" office:value="121" calcext:value-type="float">
            <text:p>121</text:p>
          </table:table-cell>
          <table:table-cell table:formula="of:=440*2^([.B127]/12)/2^(69/12)" office:value-type="float" office:value="8869.84419125991" calcext:value-type="float">
            <text:p>8869.8441912599</text:p>
          </table:table-cell>
          <table:table-cell/>
          <table:table-cell table:formula="of:=ROUND([.A127])" office:value-type="float" office:value="21" calcext:value-type="float">
            <text:p>21</text:p>
          </table:table-cell>
          <table:table-cell table:formula="of:=[.B127]" office:value-type="float" office:value="121" calcext:value-type="float">
            <text:p>121</text:p>
          </table:table-cell>
          <table:table-cell table:formula="of:=1/[.$B$3]/[.E127]" office:value-type="float" office:value="8928.57142857143" calcext:value-type="float">
            <text:p>8928.5714285714</text:p>
          </table:table-cell>
          <table:table-cell/>
          <table:table-cell table:formula="of:=[.G127]-[.C127]" office:value-type="float" office:value="58.7272373115175" calcext:value-type="float">
            <text:p>58.7272373115</text:p>
          </table:table-cell>
          <table:table-cell table:formula="of:=([.G127]/[.C127]-1)*100" office:value-type="float" office:value="0.662099987837284" calcext:value-type="float">
            <text:p>0.6620999878</text:p>
          </table:table-cell>
        </table:table-row>
        <table:table-row table:style-name="ro1">
          <table:table-cell table:formula="of:=1/[.C128]/[.$B$3]" office:value-type="float" office:value="19.9525977922143" calcext:value-type="float">
            <text:p>19.9525977922</text:p>
          </table:table-cell>
          <table:table-cell office:value-type="float" office:value="122" calcext:value-type="float">
            <text:p>122</text:p>
          </table:table-cell>
          <table:table-cell table:formula="of:=440*2^([.B128]/12)/2^(69/12)" office:value-type="float" office:value="9397.27257335704" calcext:value-type="float">
            <text:p>9397.272573357</text:p>
          </table:table-cell>
          <table:table-cell/>
          <table:table-cell table:formula="of:=ROUND([.A128])" office:value-type="float" office:value="20" calcext:value-type="float">
            <text:p>20</text:p>
          </table:table-cell>
          <table:table-cell table:formula="of:=[.B128]" office:value-type="float" office:value="122" calcext:value-type="float">
            <text:p>122</text:p>
          </table:table-cell>
          <table:table-cell table:formula="of:=1/[.$B$3]/[.E128]" office:value-type="float" office:value="9375" calcext:value-type="float">
            <text:p>9375</text:p>
          </table:table-cell>
          <table:table-cell/>
          <table:table-cell table:formula="of:=[.G128]-[.C128]" office:value-type="float" office:value="-22.2725733570387" calcext:value-type="float">
            <text:p>-22.272573357</text:p>
          </table:table-cell>
          <table:table-cell table:formula="of:=([.G128]/[.C128]-1)*100" office:value-type="float" office:value="-0.237011038928314" calcext:value-type="float">
            <text:p>-0.2370110389</text:p>
          </table:table-cell>
        </table:table-row>
        <table:table-row table:style-name="ro1">
          <table:table-cell table:formula="of:=1/[.C129]/[.$B$3]" office:value-type="float" office:value="18.8327445273406" calcext:value-type="float">
            <text:p>18.8327445273</text:p>
          </table:table-cell>
          <table:table-cell office:value-type="float" office:value="123" calcext:value-type="float">
            <text:p>123</text:p>
          </table:table-cell>
          <table:table-cell table:formula="of:=440*2^([.B129]/12)/2^(69/12)" office:value-type="float" office:value="9956.06347910659" calcext:value-type="float">
            <text:p>9956.0634791066</text:p>
          </table:table-cell>
          <table:table-cell/>
          <table:table-cell table:formula="of:=ROUND([.A129])" office:value-type="float" office:value="19" calcext:value-type="float">
            <text:p>19</text:p>
          </table:table-cell>
          <table:table-cell table:formula="of:=[.B129]" office:value-type="float" office:value="123" calcext:value-type="float">
            <text:p>123</text:p>
          </table:table-cell>
          <table:table-cell table:formula="of:=1/[.$B$3]/[.E129]" office:value-type="float" office:value="9868.42105263158" calcext:value-type="float">
            <text:p>9868.4210526316</text:p>
          </table:table-cell>
          <table:table-cell/>
          <table:table-cell table:formula="of:=[.G129]-[.C129]" office:value-type="float" office:value="-87.6424264750112" calcext:value-type="float">
            <text:p>-87.642426475</text:p>
          </table:table-cell>
          <table:table-cell table:formula="of:=([.G129]/[.C129]-1)*100" office:value-type="float" office:value="-0.880291961365398" calcext:value-type="float">
            <text:p>-0.8802919614</text:p>
          </table:table-cell>
        </table:table-row>
        <table:table-row table:style-name="ro1">
          <table:table-cell table:formula="of:=1/[.C130]/[.$B$3]" office:value-type="float" office:value="17.7757437966535" calcext:value-type="float">
            <text:p>17.7757437967</text:p>
          </table:table-cell>
          <table:table-cell office:value-type="float" office:value="124" calcext:value-type="float">
            <text:p>124</text:p>
          </table:table-cell>
          <table:table-cell table:formula="of:=440*2^([.B130]/12)/2^(69/12)" office:value-type="float" office:value="10548.0818212118" calcext:value-type="float">
            <text:p>10548.0818212118</text:p>
          </table:table-cell>
          <table:table-cell/>
          <table:table-cell table:formula="of:=ROUND([.A130])" office:value-type="float" office:value="18" calcext:value-type="float">
            <text:p>18</text:p>
          </table:table-cell>
          <table:table-cell table:formula="of:=[.B130]" office:value-type="float" office:value="124" calcext:value-type="float">
            <text:p>124</text:p>
          </table:table-cell>
          <table:table-cell table:formula="of:=1/[.$B$3]/[.E130]" office:value-type="float" office:value="10416.6666666667" calcext:value-type="float">
            <text:p>10416.6666666667</text:p>
          </table:table-cell>
          <table:table-cell/>
          <table:table-cell table:formula="of:=[.G130]-[.C130]" office:value-type="float" office:value="-131.415154545175" calcext:value-type="float">
            <text:p>-131.4151545452</text:p>
          </table:table-cell>
          <table:table-cell table:formula="of:=([.G130]/[.C130]-1)*100" office:value-type="float" office:value="-1.24586779636942" calcext:value-type="float">
            <text:p>-1.2458677964</text:p>
          </table:table-cell>
        </table:table-row>
        <table:table-row table:style-name="ro1">
          <table:table-cell table:formula="of:=1/[.C131]/[.$B$3]" office:value-type="float" office:value="16.7780679584722" calcext:value-type="float">
            <text:p>16.7780679585</text:p>
          </table:table-cell>
          <table:table-cell office:value-type="float" office:value="125" calcext:value-type="float">
            <text:p>125</text:p>
          </table:table-cell>
          <table:table-cell table:formula="of:=440*2^([.B131]/12)/2^(69/12)" office:value-type="float" office:value="11175.3034058561" calcext:value-type="float">
            <text:p>11175.3034058561</text:p>
          </table:table-cell>
          <table:table-cell/>
          <table:table-cell table:formula="of:=ROUND([.A131])" office:value-type="float" office:value="17" calcext:value-type="float">
            <text:p>17</text:p>
          </table:table-cell>
          <table:table-cell table:formula="of:=[.B131]" office:value-type="float" office:value="125" calcext:value-type="float">
            <text:p>125</text:p>
          </table:table-cell>
          <table:table-cell table:formula="of:=1/[.$B$3]/[.E131]" office:value-type="float" office:value="11029.4117647059" calcext:value-type="float">
            <text:p>11029.4117647059</text:p>
          </table:table-cell>
          <table:table-cell/>
          <table:table-cell table:formula="of:=[.G131]-[.C131]" office:value-type="float" office:value="-145.891641150238" calcext:value-type="float">
            <text:p>-145.8916411502</text:p>
          </table:table-cell>
          <table:table-cell table:formula="of:=([.G131]/[.C131]-1)*100" office:value-type="float" office:value="-1.30548259722225" calcext:value-type="float">
            <text:p>-1.3054825972</text:p>
          </table:table-cell>
        </table:table-row>
        <table:table-row table:style-name="ro1">
          <table:table-cell table:formula="of:=1/[.C132]/[.$B$3]" office:value-type="float" office:value="15.8363873624297" calcext:value-type="float">
            <text:p>15.8363873624</text:p>
          </table:table-cell>
          <table:table-cell office:value-type="float" office:value="126" calcext:value-type="float">
            <text:p>126</text:p>
          </table:table-cell>
          <table:table-cell table:formula="of:=440*2^([.B132]/12)/2^(69/12)" office:value-type="float" office:value="11839.8215267723" calcext:value-type="float">
            <text:p>11839.8215267723</text:p>
          </table:table-cell>
          <table:table-cell/>
          <table:table-cell table:formula="of:=ROUND([.A132])" office:value-type="float" office:value="16" calcext:value-type="float">
            <text:p>16</text:p>
          </table:table-cell>
          <table:table-cell table:formula="of:=[.B132]" office:value-type="float" office:value="126" calcext:value-type="float">
            <text:p>126</text:p>
          </table:table-cell>
          <table:table-cell table:formula="of:=1/[.$B$3]/[.E132]" office:value-type="float" office:value="11718.75" calcext:value-type="float">
            <text:p>11718.75</text:p>
          </table:table-cell>
          <table:table-cell/>
          <table:table-cell table:formula="of:=[.G132]-[.C132]" office:value-type="float" office:value="-121.071526772303" calcext:value-type="float">
            <text:p>-121.0715267723</text:p>
          </table:table-cell>
          <table:table-cell table:formula="of:=([.G132]/[.C132]-1)*100" office:value-type="float" office:value="-1.02257898481438" calcext:value-type="float">
            <text:p>-1.0225789848</text:p>
          </table:table-cell>
        </table:table-row>
        <table:table-row table:style-name="ro1">
          <table:table-cell table:formula="of:=1/[.C133]/[.$B$3]" office:value-type="float" office:value="14.9475592370744" calcext:value-type="float">
            <text:p>14.9475592371</text:p>
          </table:table-cell>
          <table:table-cell office:value-type="float" office:value="127" calcext:value-type="float">
            <text:p>127</text:p>
          </table:table-cell>
          <table:table-cell table:formula="of:=440*2^([.B133]/12)/2^(69/12)" office:value-type="float" office:value="12543.853951416" calcext:value-type="float">
            <text:p>12543.853951416</text:p>
          </table:table-cell>
          <table:table-cell/>
          <table:table-cell table:formula="of:=ROUND([.A133])" office:value-type="float" office:value="15" calcext:value-type="float">
            <text:p>15</text:p>
          </table:table-cell>
          <table:table-cell table:formula="of:=[.B133]" office:value-type="float" office:value="127" calcext:value-type="float">
            <text:p>127</text:p>
          </table:table-cell>
          <table:table-cell table:formula="of:=1/[.$B$3]/[.E133]" office:value-type="float" office:value="12500" calcext:value-type="float">
            <text:p>12500</text:p>
          </table:table-cell>
          <table:table-cell/>
          <table:table-cell table:formula="of:=[.G133]-[.C133]" office:value-type="float" office:value="-43.8539514159838" calcext:value-type="float">
            <text:p>-43.853951416</text:p>
          </table:table-cell>
          <table:table-cell table:formula="of:=([.G133]/[.C133]-1)*100" office:value-type="float" office:value="-0.349605086170779" calcext:value-type="float">
            <text:p>-0.3496050862</text:p>
          </table:table-cell>
        </table:table-row>
        <table:table-row table:style-name="ro1">
          <table:table-cell table:formula="of:=1/[.C134]/[.$B$3]" office:value-type="float" office:value="14.1086172011625" calcext:value-type="float">
            <text:p>14.1086172012</text:p>
          </table:table-cell>
          <table:table-cell office:value-type="float" office:value="128" calcext:value-type="float">
            <text:p>128</text:p>
          </table:table-cell>
          <table:table-cell table:formula="of:=440*2^([.B134]/12)/2^(69/12)" office:value-type="float" office:value="13289.7503225582" calcext:value-type="float">
            <text:p>13289.7503225582</text:p>
          </table:table-cell>
          <table:table-cell/>
          <table:table-cell table:formula="of:=ROUND([.A134])" office:value-type="float" office:value="14" calcext:value-type="float">
            <text:p>14</text:p>
          </table:table-cell>
          <table:table-cell table:formula="of:=[.B134]" office:value-type="float" office:value="128" calcext:value-type="float">
            <text:p>128</text:p>
          </table:table-cell>
          <table:table-cell table:formula="of:=1/[.$B$3]/[.E134]" office:value-type="float" office:value="13392.8571428571" calcext:value-type="float">
            <text:p>13392.8571428571</text:p>
          </table:table-cell>
          <table:table-cell/>
          <table:table-cell table:formula="of:=[.G134]-[.C134]" office:value-type="float" office:value="103.106820298903" calcext:value-type="float">
            <text:p>103.1068202989</text:p>
          </table:table-cell>
          <table:table-cell table:formula="of:=([.G134]/[.C134]-1)*100" office:value-type="float" office:value="0.775837151160674" calcext:value-type="float">
            <text:p>0.7758371512</text:p>
          </table:table-cell>
        </table:table-row>
        <table:table-row table:style-name="ro1">
          <table:table-cell table:formula="of:=1/[.C135]/[.$B$3]" office:value-type="float" office:value="13.3167613636364" calcext:value-type="float">
            <text:p>13.3167613636</text:p>
          </table:table-cell>
          <table:table-cell office:value-type="float" office:value="129" calcext:value-type="float">
            <text:p>129</text:p>
          </table:table-cell>
          <table:table-cell table:formula="of:=440*2^([.B135]/12)/2^(69/12)" office:value-type="float" office:value="14080" calcext:value-type="float">
            <text:p>14080</text:p>
          </table:table-cell>
          <table:table-cell/>
          <table:table-cell table:formula="of:=ROUND([.A135])" office:value-type="float" office:value="13" calcext:value-type="float">
            <text:p>13</text:p>
          </table:table-cell>
          <table:table-cell table:formula="of:=[.B135]" office:value-type="float" office:value="129" calcext:value-type="float">
            <text:p>129</text:p>
          </table:table-cell>
          <table:table-cell table:formula="of:=1/[.$B$3]/[.E135]" office:value-type="float" office:value="14423.0769230769" calcext:value-type="float">
            <text:p>14423.0769230769</text:p>
          </table:table-cell>
          <table:table-cell/>
          <table:table-cell table:formula="of:=[.G135]-[.C135]" office:value-type="float" office:value="343.076923076924" calcext:value-type="float">
            <text:p>343.0769230769</text:p>
          </table:table-cell>
          <table:table-cell table:formula="of:=([.G135]/[.C135]-1)*100" office:value-type="float" office:value="2.43662587412587" calcext:value-type="float">
            <text:p>2.4366258741</text:p>
          </table:table-cell>
        </table:table-row>
        <table:table-row table:style-name="ro1">
          <table:table-cell table:formula="of:=1/[.C136]/[.$B$3]" office:value-type="float" office:value="12.5693489792484" calcext:value-type="float">
            <text:p>12.5693489792</text:p>
          </table:table-cell>
          <table:table-cell office:value-type="float" office:value="130" calcext:value-type="float">
            <text:p>130</text:p>
          </table:table-cell>
          <table:table-cell table:formula="of:=440*2^([.B136]/12)/2^(69/12)" office:value-type="float" office:value="14917.2403685789" calcext:value-type="float">
            <text:p>14917.2403685789</text:p>
          </table:table-cell>
          <table:table-cell/>
          <table:table-cell table:formula="of:=ROUND([.A136])" office:value-type="float" office:value="13" calcext:value-type="float">
            <text:p>13</text:p>
          </table:table-cell>
          <table:table-cell table:formula="of:=[.B136]" office:value-type="float" office:value="130" calcext:value-type="float">
            <text:p>130</text:p>
          </table:table-cell>
          <table:table-cell table:formula="of:=1/[.$B$3]/[.E136]" office:value-type="float" office:value="14423.0769230769" calcext:value-type="float">
            <text:p>14423.0769230769</text:p>
          </table:table-cell>
          <table:table-cell/>
          <table:table-cell table:formula="of:=[.G136]-[.C136]" office:value-type="float" office:value="-494.163445501961" calcext:value-type="float">
            <text:p>-494.163445502</text:p>
          </table:table-cell>
          <table:table-cell table:formula="of:=([.G136]/[.C136]-1)*100" office:value-type="float" office:value="-3.3127001596277" calcext:value-type="float">
            <text:p>-3.3127001596</text:p>
          </table:table-cell>
        </table:table-row>
        <table:table-row table:style-name="ro1">
          <table:table-cell table:formula="of:=1/[.C137]/[.$B$3]" office:value-type="float" office:value="11.8638856286444" calcext:value-type="float">
            <text:p>11.8638856286</text:p>
          </table:table-cell>
          <table:table-cell office:value-type="float" office:value="131" calcext:value-type="float">
            <text:p>131</text:p>
          </table:table-cell>
          <table:table-cell table:formula="of:=440*2^([.B137]/12)/2^(69/12)" office:value-type="float" office:value="15804.265640196" calcext:value-type="float">
            <text:p>15804.265640196</text:p>
          </table:table-cell>
          <table:table-cell/>
          <table:table-cell table:formula="of:=ROUND([.A137])" office:value-type="float" office:value="12" calcext:value-type="float">
            <text:p>12</text:p>
          </table:table-cell>
          <table:table-cell table:formula="of:=[.B137]" office:value-type="float" office:value="131" calcext:value-type="float">
            <text:p>131</text:p>
          </table:table-cell>
          <table:table-cell table:formula="of:=1/[.$B$3]/[.E137]" office:value-type="float" office:value="15625" calcext:value-type="float">
            <text:p>15625</text:p>
          </table:table-cell>
          <table:table-cell/>
          <table:table-cell table:formula="of:=[.G137]-[.C137]" office:value-type="float" office:value="-179.265640195965" calcext:value-type="float">
            <text:p>-179.265640196</text:p>
          </table:table-cell>
          <table:table-cell table:formula="of:=([.G137]/[.C137]-1)*100" office:value-type="float" office:value="-1.13428642796302" calcext:value-type="float">
            <text:p>-1.134286428</text:p>
          </table:table-cell>
        </table:table-row>
        <table:table-row table:style-name="ro1">
          <table:table-cell table:formula="of:=1/[.C138]/[.$B$3]" office:value-type="float" office:value="11.198016893471" calcext:value-type="float">
            <text:p>11.1980168935</text:p>
          </table:table-cell>
          <table:table-cell office:value-type="float" office:value="132" calcext:value-type="float">
            <text:p>132</text:p>
          </table:table-cell>
          <table:table-cell table:formula="of:=440*2^([.B138]/12)/2^(69/12)" office:value-type="float" office:value="16744.0361792383" calcext:value-type="float">
            <text:p>16744.0361792383</text:p>
          </table:table-cell>
          <table:table-cell/>
          <table:table-cell table:formula="of:=ROUND([.A138])" office:value-type="float" office:value="11" calcext:value-type="float">
            <text:p>11</text:p>
          </table:table-cell>
          <table:table-cell table:formula="of:=[.B138]" office:value-type="float" office:value="132" calcext:value-type="float">
            <text:p>132</text:p>
          </table:table-cell>
          <table:table-cell table:formula="of:=1/[.$B$3]/[.E138]" office:value-type="float" office:value="17045.4545454545" calcext:value-type="float">
            <text:p>17045.4545454545</text:p>
          </table:table-cell>
          <table:table-cell/>
          <table:table-cell table:formula="of:=[.G138]-[.C138]" office:value-type="float" office:value="301.418366216232" calcext:value-type="float">
            <text:p>301.4183662162</text:p>
          </table:table-cell>
          <table:table-cell table:formula="of:=([.G138]/[.C138]-1)*100" office:value-type="float" office:value="1.80015357700896" calcext:value-type="float">
            <text:p>1.800153577</text:p>
          </table:table-cell>
        </table:table-row>
        <table:table-row table:style-name="ro1">
          <table:table-cell table:formula="of:=1/[.C139]/[.$B$3]" office:value-type="float" office:value="10.5695204987229" calcext:value-type="float">
            <text:p>10.5695204987</text:p>
          </table:table-cell>
          <table:table-cell office:value-type="float" office:value="133" calcext:value-type="float">
            <text:p>133</text:p>
          </table:table-cell>
          <table:table-cell table:formula="of:=440*2^([.B139]/12)/2^(69/12)" office:value-type="float" office:value="17739.6883825198" calcext:value-type="float">
            <text:p>17739.6883825198</text:p>
          </table:table-cell>
          <table:table-cell/>
          <table:table-cell table:formula="of:=ROUND([.A139])" office:value-type="float" office:value="11" calcext:value-type="float">
            <text:p>11</text:p>
          </table:table-cell>
          <table:table-cell table:formula="of:=[.B139]" office:value-type="float" office:value="133" calcext:value-type="float">
            <text:p>133</text:p>
          </table:table-cell>
          <table:table-cell table:formula="of:=1/[.$B$3]/[.E139]" office:value-type="float" office:value="17045.4545454545" calcext:value-type="float">
            <text:p>17045.4545454545</text:p>
          </table:table-cell>
          <table:table-cell/>
          <table:table-cell table:formula="of:=[.G139]-[.C139]" office:value-type="float" office:value="-694.23383706528" calcext:value-type="float">
            <text:p>-694.2338370653</text:p>
          </table:table-cell>
          <table:table-cell table:formula="of:=([.G139]/[.C139]-1)*100" office:value-type="float" office:value="-3.91345001160989" calcext:value-type="float">
            <text:p>-3.9134500116</text:p>
          </table:table-cell>
        </table:table-row>
        <table:table-row table:style-name="ro1">
          <table:table-cell table:formula="of:=1/[.C140]/[.$B$3]" office:value-type="float" office:value="9.97629889610717" calcext:value-type="float">
            <text:p>9.9762988961</text:p>
          </table:table-cell>
          <table:table-cell office:value-type="float" office:value="134" calcext:value-type="float">
            <text:p>134</text:p>
          </table:table-cell>
          <table:table-cell table:formula="of:=440*2^([.B140]/12)/2^(69/12)" office:value-type="float" office:value="18794.5451467141" calcext:value-type="float">
            <text:p>18794.5451467141</text:p>
          </table:table-cell>
          <table:table-cell/>
          <table:table-cell table:formula="of:=ROUND([.A140])" office:value-type="float" office:value="10" calcext:value-type="float">
            <text:p>10</text:p>
          </table:table-cell>
          <table:table-cell table:formula="of:=[.B140]" office:value-type="float" office:value="134" calcext:value-type="float">
            <text:p>134</text:p>
          </table:table-cell>
          <table:table-cell table:formula="of:=1/[.$B$3]/[.E140]" office:value-type="float" office:value="18750" calcext:value-type="float">
            <text:p>18750</text:p>
          </table:table-cell>
          <table:table-cell/>
          <table:table-cell table:formula="of:=[.G140]-[.C140]" office:value-type="float" office:value="-44.5451467140774" calcext:value-type="float">
            <text:p>-44.5451467141</text:p>
          </table:table-cell>
          <table:table-cell table:formula="of:=([.G140]/[.C140]-1)*100" office:value-type="float" office:value="-0.237011038928314" calcext:value-type="float">
            <text:p>-0.2370110389</text:p>
          </table:table-cell>
        </table:table-row>
        <table:table-row table:style-name="ro1">
          <table:table-cell table:formula="of:=1/[.C141]/[.$B$3]" office:value-type="float" office:value="9.41637226367029" calcext:value-type="float">
            <text:p>9.4163722637</text:p>
          </table:table-cell>
          <table:table-cell office:value-type="float" office:value="135" calcext:value-type="float">
            <text:p>135</text:p>
          </table:table-cell>
          <table:table-cell table:formula="of:=440*2^([.B141]/12)/2^(69/12)" office:value-type="float" office:value="19912.1269582132" calcext:value-type="float">
            <text:p>19912.1269582132</text:p>
          </table:table-cell>
          <table:table-cell/>
          <table:table-cell table:formula="of:=ROUND([.A141])" office:value-type="float" office:value="9" calcext:value-type="float">
            <text:p>9</text:p>
          </table:table-cell>
          <table:table-cell table:formula="of:=[.B141]" office:value-type="float" office:value="135" calcext:value-type="float">
            <text:p>135</text:p>
          </table:table-cell>
          <table:table-cell table:formula="of:=1/[.$B$3]/[.E141]" office:value-type="float" office:value="20833.3333333333" calcext:value-type="float">
            <text:p>20833.3333333333</text:p>
          </table:table-cell>
          <table:table-cell/>
          <table:table-cell table:formula="of:=[.G141]-[.C141]" office:value-type="float" office:value="921.206375120153" calcext:value-type="float">
            <text:p>921.2063751202</text:p>
          </table:table-cell>
          <table:table-cell table:formula="of:=([.G141]/[.C141]-1)*100" office:value-type="float" office:value="4.62635848522541" calcext:value-type="float">
            <text:p>4.6263584852</text:p>
          </table:table-cell>
        </table:table-row>
        <table:table-row table:style-name="ro1">
          <table:table-cell table:formula="of:=1/[.C142]/[.$B$3]" office:value-type="float" office:value="8.88787189832675" calcext:value-type="float">
            <text:p>8.8878718983</text:p>
          </table:table-cell>
          <table:table-cell office:value-type="float" office:value="136" calcext:value-type="float">
            <text:p>136</text:p>
          </table:table-cell>
          <table:table-cell table:formula="of:=440*2^([.B142]/12)/2^(69/12)" office:value-type="float" office:value="21096.1636424237" calcext:value-type="float">
            <text:p>21096.1636424237</text:p>
          </table:table-cell>
          <table:table-cell/>
          <table:table-cell table:formula="of:=ROUND([.A142])" office:value-type="float" office:value="9" calcext:value-type="float">
            <text:p>9</text:p>
          </table:table-cell>
          <table:table-cell table:formula="of:=[.B142]" office:value-type="float" office:value="136" calcext:value-type="float">
            <text:p>136</text:p>
          </table:table-cell>
          <table:table-cell table:formula="of:=1/[.$B$3]/[.E142]" office:value-type="float" office:value="20833.3333333333" calcext:value-type="float">
            <text:p>20833.3333333333</text:p>
          </table:table-cell>
          <table:table-cell/>
          <table:table-cell table:formula="of:=[.G142]-[.C142]" office:value-type="float" office:value="-262.83030909035" calcext:value-type="float">
            <text:p>-262.8303090904</text:p>
          </table:table-cell>
          <table:table-cell table:formula="of:=([.G142]/[.C142]-1)*100" office:value-type="float" office:value="-1.24586779636942" calcext:value-type="float">
            <text:p>-1.2458677964</text:p>
          </table:table-cell>
        </table:table-row>
        <table:table-row table:style-name="ro1">
          <table:table-cell table:formula="of:=1/[.C143]/[.$B$3]" office:value-type="float" office:value="8.38903397923611" calcext:value-type="float">
            <text:p>8.3890339792</text:p>
          </table:table-cell>
          <table:table-cell office:value-type="float" office:value="137" calcext:value-type="float">
            <text:p>137</text:p>
          </table:table-cell>
          <table:table-cell table:formula="of:=440*2^([.B143]/12)/2^(69/12)" office:value-type="float" office:value="22350.6068117122" calcext:value-type="float">
            <text:p>22350.6068117122</text:p>
          </table:table-cell>
          <table:table-cell/>
          <table:table-cell table:formula="of:=ROUND([.A143])" office:value-type="float" office:value="8" calcext:value-type="float">
            <text:p>8</text:p>
          </table:table-cell>
          <table:table-cell table:formula="of:=[.B143]" office:value-type="float" office:value="137" calcext:value-type="float">
            <text:p>137</text:p>
          </table:table-cell>
          <table:table-cell table:formula="of:=1/[.$B$3]/[.E143]" office:value-type="float" office:value="23437.5" calcext:value-type="float">
            <text:p>23437.5</text:p>
          </table:table-cell>
          <table:table-cell/>
          <table:table-cell table:formula="of:=[.G143]-[.C143]" office:value-type="float" office:value="1086.89318828776" calcext:value-type="float">
            <text:p>1086.8931882878</text:p>
          </table:table-cell>
          <table:table-cell table:formula="of:=([.G143]/[.C143]-1)*100" office:value-type="float" office:value="4.86292474045136" calcext:value-type="float">
            <text:p>4.8629247405</text:p>
          </table:table-cell>
        </table:table-row>
        <table:table-row table:style-name="ro1">
          <table:table-cell table:formula="of:=1/[.C144]/[.$B$3]" office:value-type="float" office:value="7.91819368121485" calcext:value-type="float">
            <text:p>7.9181936812</text:p>
          </table:table-cell>
          <table:table-cell office:value-type="float" office:value="138" calcext:value-type="float">
            <text:p>138</text:p>
          </table:table-cell>
          <table:table-cell table:formula="of:=440*2^([.B144]/12)/2^(69/12)" office:value-type="float" office:value="23679.6430535446" calcext:value-type="float">
            <text:p>23679.6430535446</text:p>
          </table:table-cell>
          <table:table-cell/>
          <table:table-cell table:formula="of:=ROUND([.A144])" office:value-type="float" office:value="8" calcext:value-type="float">
            <text:p>8</text:p>
          </table:table-cell>
          <table:table-cell table:formula="of:=[.B144]" office:value-type="float" office:value="138" calcext:value-type="float">
            <text:p>138</text:p>
          </table:table-cell>
          <table:table-cell table:formula="of:=1/[.$B$3]/[.E144]" office:value-type="float" office:value="23437.5" calcext:value-type="float">
            <text:p>23437.5</text:p>
          </table:table-cell>
          <table:table-cell/>
          <table:table-cell table:formula="of:=[.G144]-[.C144]" office:value-type="float" office:value="-242.143053544605" calcext:value-type="float">
            <text:p>-242.1430535446</text:p>
          </table:table-cell>
          <table:table-cell table:formula="of:=([.G144]/[.C144]-1)*100" office:value-type="float" office:value="-1.02257898481438" calcext:value-type="float">
            <text:p>-1.0225789848</text:p>
          </table:table-cell>
        </table:table-row>
        <table:table-row table:style-name="ro1">
          <table:table-cell table:formula="of:=1/[.C145]/[.$B$3]" office:value-type="float" office:value="7.47377961853719" calcext:value-type="float">
            <text:p>7.4737796185</text:p>
          </table:table-cell>
          <table:table-cell office:value-type="float" office:value="139" calcext:value-type="float">
            <text:p>139</text:p>
          </table:table-cell>
          <table:table-cell table:formula="of:=440*2^([.B145]/12)/2^(69/12)" office:value-type="float" office:value="25087.707902832" calcext:value-type="float">
            <text:p>25087.707902832</text:p>
          </table:table-cell>
          <table:table-cell/>
          <table:table-cell table:formula="of:=ROUND([.A145])" office:value-type="float" office:value="7" calcext:value-type="float">
            <text:p>7</text:p>
          </table:table-cell>
          <table:table-cell table:formula="of:=[.B145]" office:value-type="float" office:value="139" calcext:value-type="float">
            <text:p>139</text:p>
          </table:table-cell>
          <table:table-cell table:formula="of:=1/[.$B$3]/[.E145]" office:value-type="float" office:value="26785.7142857143" calcext:value-type="float">
            <text:p>26785.7142857143</text:p>
          </table:table-cell>
          <table:table-cell/>
          <table:table-cell table:formula="of:=[.G145]-[.C145]" office:value-type="float" office:value="1698.00638288232" calcext:value-type="float">
            <text:p>1698.0063828823</text:p>
          </table:table-cell>
          <table:table-cell table:formula="of:=([.G145]/[.C145]-1)*100" office:value-type="float" office:value="6.76828026481704" calcext:value-type="float">
            <text:p>6.7682802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01:34:24.334173863</meta:creation-date>
    <dc:date>2015-05-29T01:59:09.324026071</dc:date>
    <meta:editing-duration>PT11M11S</meta:editing-duration>
    <meta:editing-cycles>4</meta:editing-cycles>
    <meta:generator>LibreOffice/4.2.7.2$Linux_X86_64 LibreOffice_project/420m0$Build-2</meta:generator>
    <meta:document-statistic meta:table-count="1" meta:cell-count="1136" meta:object-count="0"/>
  </office:meta>
</office:document-meta>
</file>